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able:cell-range-source table:name="CSV_all" xlink:type="simple" xlink:href="../../ontoflow-benchmark/logs/02-with-failcode.csv" table:filter-name="Text - txt - csv (StarCalc)" table:filter-options="59,34,76,1,,1033,false,false,true,false,false" table:last-column-spanned="4" table:last-row-spanned="800"/>
            <text:p>ontology</text:p>
          </table:table-cell>
          <table:table-cell office:value-type="string" calcext:value-type="string">
            <text:p><text:s/>count_triple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exit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5-11-18/2015-11-18.n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1-09-23/2011-09-23.n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2-03-02/2012-03-02.n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2-12-07/2012-12-07.n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3-01-24/2013-01-24.n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09-06-02/2009-06-02.n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3-04-12/2013-04-12.n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3-03-12/2013-03-12.n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1-12-12/2011-12-12.n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1-02-28/2011-02-28.n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tologies/2011-05-11/2011-05-11.n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6-09-19/2016-09-19.n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09-06-28/2009-06-28.n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tologies/2012-07-04/2012-07-04.n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2" table:number-matrix-rows-spanned="5" table:formula="of:=LINEST([.$C$2:.$C$800] ; [.$B$2:.$B$800] ; 1 ; 1)" office:value-type="float" office:value="0.00279127167532877" calcext:value-type="float">
            <text:p>0.002791271675329</text:p>
          </table:table-cell>
          <table:table-cell office:value-type="float" office:value="19.3558315183747" calcext:value-type="float">
            <text:p>19.3558315183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5-08-13/2015-08-13.n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307375489625296" calcext:value-type="float">
            <text:p>3.07375489625296E-05</text:p>
          </table:table-cell>
          <table:table-cell office:value-type="float" office:value="0.183792971805271" calcext:value-type="float">
            <text:p>0.183792971805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6-06-28/2016-06-28.n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11869680033404" calcext:value-type="float">
            <text:p>0.911869680033404</text:p>
          </table:table-cell>
          <table:table-cell office:value-type="float" office:value="5.03095224180655" calcext:value-type="float">
            <text:p>5.0309522418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1-10-17/2011-10-17.n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46.42569392788" calcext:value-type="float">
            <text:p>8246.42569392788</text:p>
          </table:table-cell>
          <table:table-cell office:value-type="float" office:value="797" calcext:value-type="float">
            <text:p>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09-06-11/2009-06-11.n3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8720.996385547" calcext:value-type="float">
            <text:p>208720.996385547</text:p>
          </table:table-cell>
          <table:table-cell office:value-type="float" office:value="20172.4529260926" calcext:value-type="float">
            <text:p>20172.4529260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3-05-17/2013-05-17.n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5-09-13/2015-09-13.n3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tologies/2016-10-30/2016-10-30.n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formula="of:=[.$G$17]" office:value-type="float" office:value="0.911869680033404" calcext:value-type="float">
            <text:p>0.911869680033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2-10-08/2012-10-08.n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[.$H$17]" office:value-type="float" office:value="5.03095224180655" calcext:value-type="float">
            <text:p>5.0309522418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2-09-25/2012-09-25.n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3-05-30/2013-05-30.n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799" office:value-type="float" office:value="799" calcext:value-type="float">
            <text:p>7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3-06-19/2013-06-19.n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justed R^2</text:p>
          </table:table-cell>
          <table:table-cell table:formula="of:=1 - (1 - [.$G$17])*([.$H$25] - 1)/([.$H$25] - [.$H$24] - 1)" office:value-type="float" office:value="0.911759102467574" calcext:value-type="float">
            <text:p>0.911759102467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11-10-03/2011-10-03.n3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03-03-14/2003-03-14.n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tologies/2016-07-24/2016-07-24.n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ontologies/2015-04-02/2015-04-02.n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table:formula="of:=[.$H$24]" office:value-type="float" office:value="1" calcext:value-type="float">
            <text:p>1</text:p>
          </table:table-cell>
          <table:table-cell table:formula="of:=[.$G$19]" office:value-type="float" office:value="208720.996385547" calcext:value-type="float">
            <text:p>208720.996385547</text:p>
          </table:table-cell>
          <table:table-cell table:formula="of:=[.$G$19] / [.$H$30]" office:value-type="float" office:value="208720.996385547" calcext:value-type="float">
            <text:p>208720.996385547</text:p>
          </table:table-cell>
          <table:table-cell table:formula="of:=[.$G$18]" office:value-type="float" office:value="8246.42569392788" calcext:value-type="float">
            <text:p>8246.42569392788</text:p>
          </table:table-cell>
          <table:table-cell table:formula="of:=LEGACY.FDIST([.$G$18] ; [.$H$30] ; [.$H$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tologies/2009-07-07/2009-07-07.n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dual</text:p>
          </table:table-cell>
          <table:table-cell table:formula="of:=[.$H$18]" office:value-type="float" office:value="797" calcext:value-type="float">
            <text:p>797</text:p>
          </table:table-cell>
          <table:table-cell table:formula="of:=[.$H$19]" office:value-type="float" office:value="20172.4529260926" calcext:value-type="float">
            <text:p>20172.4529260926</text:p>
          </table:table-cell>
          <table:table-cell table:formula="of:=[.$H$19] / [.$H$18]" office:value-type="float" office:value="25.3104804593383" calcext:value-type="float">
            <text:p>25.3104804593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22/2012-05-22.n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[.$H$30] + [.$H$18]" office:value-type="float" office:value="798" calcext:value-type="float">
            <text:p>798</text:p>
          </table:table-cell>
          <table:table-cell table:formula="of:=[.$G$19] + [.$H$19]" office:value-type="float" office:value="228893.44931164" calcext:value-type="float">
            <text:p>228893.44931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tologies/2011-03-27/2011-03-27.n3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5-09-10/2015-09-10.n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ologies/2009-05-31/2009-05-31.n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2-12-26/2012-12-26.n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H$3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H$3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string" calcext:value-type="string">
            <text:p>ontologies/2015-05-22/2015-05-22.n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G$15:.$H$15]; 1 ; 39 - ROW())" office:value-type="float" office:value="19.3558315183747" calcext:value-type="float">
            <text:p>19.3558315183747</text:p>
          </table:table-cell>
          <table:table-cell table:number-matrix-columns-spanned="1" table:number-matrix-rows-spanned="2" table:formula="of:=INDEX([.$G$16:.$H$16]; 1 ; 39 - ROW())" office:value-type="float" office:value="0.183792971805271" calcext:value-type="float">
            <text:p>0.183792971805271</text:p>
          </table:table-cell>
          <table:table-cell table:number-matrix-columns-spanned="1" table:number-matrix-rows-spanned="2" table:formula="of:=[.$H$37:.$H$38] / [.$I$37:.$I$38]" office:value-type="float" office:value="105.313230034075" calcext:value-type="float">
            <text:p>105.313230034075</text:p>
          </table:table-cell>
          <table:table-cell table:number-matrix-columns-spanned="1" table:number-matrix-rows-spanned="2" table:formula="of:=LEGACY.TDIST(ABS([.$J$37:.$J$38]) ; [.$H$18] ; 2 )" office:value-type="float" office:value="0" calcext:value-type="float">
            <text:p>0</text:p>
          </table:table-cell>
          <table:table-cell table:number-matrix-columns-spanned="1" table:number-matrix-rows-spanned="2" table:formula="of:=[.$H$37:.$H$38] - [.$I$37:.$I$38] * TINV(1 - [.$H$34] ; [.$H$18])" office:value-type="float" office:value="18.9950560354783" calcext:value-type="float">
            <text:p>18.9950560354783</text:p>
          </table:table-cell>
          <table:table-cell table:number-matrix-columns-spanned="1" table:number-matrix-rows-spanned="2" table:formula="of:=[.$H$37:.$H$38] + [.$I$37:.$I$38] * TINV(1 - [.$H$34] ; [.$H$18])" office:value-type="float" office:value="19.716607001271" calcext:value-type="float">
            <text:p>19.716607001271</text:p>
          </table:table-cell>
        </table:table-row>
        <table:table-row table:style-name="ro1">
          <table:table-cell office:value-type="string" calcext:value-type="string">
            <text:p>ontologies/2014-04-01/2014-04-01.n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279127167532877" calcext:value-type="float">
            <text:p>0.002791271675329</text:p>
          </table:table-cell>
          <table:table-cell office:value-type="float" office:value="0.0000307375489625296" calcext:value-type="float">
            <text:p>3.07375489625296E-05</text:p>
          </table:table-cell>
          <table:table-cell office:value-type="float" office:value="90.8098325839657" calcext:value-type="float">
            <text:p>90.8098325839657</text:p>
          </table:table-cell>
          <table:table-cell office:value-type="float" office:value="0" calcext:value-type="float">
            <text:p>0</text:p>
          </table:table-cell>
          <table:table-cell office:value-type="float" office:value="0.00273093555931147" calcext:value-type="float">
            <text:p>0.002730935559311</text:p>
          </table:table-cell>
          <table:table-cell office:value-type="float" office:value="0.00285160779134607" calcext:value-type="float">
            <text:p>0.002851607791346</text:p>
          </table:table-cell>
        </table:table-row>
        <table:table-row table:style-name="ro1">
          <table:table-cell office:value-type="string" calcext:value-type="string">
            <text:p>ontologies/2007-12-13/2007-12-13.n3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tologies/2013-04-15/2013-04-15.n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4-15/2016-04-15.n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799" table:formula="of:=[.$B$2:.$B$800]" office:value-type="float" office:value="15" calcext:value-type="float">
            <text:p>15</text:p>
          </table:table-cell>
          <table:table-cell table:number-matrix-columns-spanned="1" table:number-matrix-rows-spanned="799" table:formula="of:=MMULT([.$G$41:.$G$839] ; [.$H$38]) + [.$H$37]" office:value-type="float" office:value="19.3977005935046" calcext:value-type="float">
            <text:p>19.3977005935046</text:p>
          </table:table-cell>
          <table:table-cell table:number-matrix-columns-spanned="1" table:number-matrix-rows-spanned="799" table:formula="of:=[.$C$2:.$C$800]" office:value-type="float" office:value="17" calcext:value-type="float">
            <text:p>17</text:p>
          </table:table-cell>
          <table:table-cell table:number-matrix-columns-spanned="1" table:number-matrix-rows-spanned="799" table:formula="of:=[.$I$41:.$I$839] - [.$H$41:.$H$839]" office:value-type="float" office:value="-2.39770059350458" calcext:value-type="float">
            <text:p>-2.39770059350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21/2012-03-21.n3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.4088656802059" calcext:value-type="float">
            <text:p>19.4088656802059</text:p>
          </table:table-cell>
          <table:table-cell office:value-type="float" office:value="18" calcext:value-type="float">
            <text:p>18</text:p>
          </table:table-cell>
          <table:table-cell office:value-type="float" office:value="-1.4088656802059" calcext:value-type="float">
            <text:p>-1.4088656802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6-08/2009-06-08.n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.4144482235566" calcext:value-type="float">
            <text:p>19.4144482235566</text:p>
          </table:table-cell>
          <table:table-cell office:value-type="float" office:value="19" calcext:value-type="float">
            <text:p>19</text:p>
          </table:table-cell>
          <table:table-cell office:value-type="float" office:value="-0.414448223556555" calcext:value-type="float">
            <text:p>-0.414448223556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0-31/2018-10-31.n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.4172394952319" calcext:value-type="float">
            <text:p>19.4172394952319</text:p>
          </table:table-cell>
          <table:table-cell office:value-type="float" office:value="19" calcext:value-type="float">
            <text:p>19</text:p>
          </table:table-cell>
          <table:table-cell office:value-type="float" office:value="-0.417239495231883" calcext:value-type="float">
            <text:p>-0.417239495231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7-15/2008-07-15.n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.4200307669072" calcext:value-type="float">
            <text:p>19.4200307669072</text:p>
          </table:table-cell>
          <table:table-cell office:value-type="float" office:value="19" calcext:value-type="float">
            <text:p>19</text:p>
          </table:table-cell>
          <table:table-cell office:value-type="float" office:value="-0.42003076690721" calcext:value-type="float">
            <text:p>-0.42003076690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07-28/2003-07-28.n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.4200307669072" calcext:value-type="float">
            <text:p>19.4200307669072</text:p>
          </table:table-cell>
          <table:table-cell office:value-type="float" office:value="16" calcext:value-type="float">
            <text:p>16</text:p>
          </table:table-cell>
          <table:table-cell office:value-type="float" office:value="-3.42003076690721" calcext:value-type="float">
            <text:p>-3.42003076690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20/2012-04-20.n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.4228220385825" calcext:value-type="float">
            <text:p>19.4228220385825</text:p>
          </table:table-cell>
          <table:table-cell office:value-type="float" office:value="18" calcext:value-type="float">
            <text:p>18</text:p>
          </table:table-cell>
          <table:table-cell office:value-type="float" office:value="-1.42282203858254" calcext:value-type="float">
            <text:p>-1.42282203858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26/2010-09-26.n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.4228220385825" calcext:value-type="float">
            <text:p>19.4228220385825</text:p>
          </table:table-cell>
          <table:table-cell office:value-type="float" office:value="17" calcext:value-type="float">
            <text:p>17</text:p>
          </table:table-cell>
          <table:table-cell office:value-type="float" office:value="-2.42282203858254" calcext:value-type="float">
            <text:p>-2.42282203858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1-23/2020-01-23.n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.4311958536085" calcext:value-type="float">
            <text:p>19.4311958536085</text:p>
          </table:table-cell>
          <table:table-cell office:value-type="float" office:value="17" calcext:value-type="float">
            <text:p>17</text:p>
          </table:table-cell>
          <table:table-cell office:value-type="float" office:value="-2.43119585360853" calcext:value-type="float">
            <text:p>-2.4311958536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25/2013-09-25.n3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.4395696686345" calcext:value-type="float">
            <text:p>19.4395696686345</text:p>
          </table:table-cell>
          <table:table-cell office:value-type="float" office:value="18" calcext:value-type="float">
            <text:p>18</text:p>
          </table:table-cell>
          <table:table-cell office:value-type="float" office:value="-1.43956966863451" calcext:value-type="float">
            <text:p>-1.43956966863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0/2012-07-20.n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.4479434836605" calcext:value-type="float">
            <text:p>19.4479434836605</text:p>
          </table:table-cell>
          <table:table-cell office:value-type="float" office:value="16" calcext:value-type="float">
            <text:p>16</text:p>
          </table:table-cell>
          <table:table-cell office:value-type="float" office:value="-3.4479434836605" calcext:value-type="float">
            <text:p>-3.4479434836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01/2014-08-01.n3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.4479434836605" calcext:value-type="float">
            <text:p>19.4479434836605</text:p>
          </table:table-cell>
          <table:table-cell office:value-type="float" office:value="19" calcext:value-type="float">
            <text:p>19</text:p>
          </table:table-cell>
          <table:table-cell office:value-type="float" office:value="-0.447943483660499" calcext:value-type="float">
            <text:p>-0.447943483660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8-18/2009-08-18.n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.4507347553358" calcext:value-type="float">
            <text:p>19.4507347553358</text:p>
          </table:table-cell>
          <table:table-cell office:value-type="float" office:value="18" calcext:value-type="float">
            <text:p>18</text:p>
          </table:table-cell>
          <table:table-cell office:value-type="float" office:value="-1.45073475533583" calcext:value-type="float">
            <text:p>-1.45073475533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1-30/2011-01-30.n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.4507347553358" calcext:value-type="float">
            <text:p>19.4507347553358</text:p>
          </table:table-cell>
          <table:table-cell office:value-type="float" office:value="18" calcext:value-type="float">
            <text:p>18</text:p>
          </table:table-cell>
          <table:table-cell office:value-type="float" office:value="-1.45073475533583" calcext:value-type="float">
            <text:p>-1.45073475533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08/2015-06-08.n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.4535260270112" calcext:value-type="float">
            <text:p>19.4535260270112</text:p>
          </table:table-cell>
          <table:table-cell office:value-type="float" office:value="19" calcext:value-type="float">
            <text:p>19</text:p>
          </table:table-cell>
          <table:table-cell office:value-type="float" office:value="-0.453526027011158" calcext:value-type="float">
            <text:p>-0.453526027011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05/2013-12-05.n3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.4591085703618" calcext:value-type="float">
            <text:p>19.4591085703618</text:p>
          </table:table-cell>
          <table:table-cell office:value-type="float" office:value="17" calcext:value-type="float">
            <text:p>17</text:p>
          </table:table-cell>
          <table:table-cell office:value-type="float" office:value="-2.45910857036181" calcext:value-type="float">
            <text:p>-2.45910857036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01/2009-11-01.n3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.4591085703618" calcext:value-type="float">
            <text:p>19.4591085703618</text:p>
          </table:table-cell>
          <table:table-cell office:value-type="float" office:value="19" calcext:value-type="float">
            <text:p>19</text:p>
          </table:table-cell>
          <table:table-cell office:value-type="float" office:value="-0.459108570361813" calcext:value-type="float">
            <text:p>-0.459108570361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12/2014-09-12.n3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.4618998420371" calcext:value-type="float">
            <text:p>19.4618998420371</text:p>
          </table:table-cell>
          <table:table-cell office:value-type="float" office:value="19" calcext:value-type="float">
            <text:p>19</text:p>
          </table:table-cell>
          <table:table-cell office:value-type="float" office:value="-0.461899842037145" calcext:value-type="float">
            <text:p>-0.46189984203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05/2014-05-05.n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9.4702736570631" calcext:value-type="float">
            <text:p>19.4702736570631</text:p>
          </table:table-cell>
          <table:table-cell office:value-type="float" office:value="18" calcext:value-type="float">
            <text:p>18</text:p>
          </table:table-cell>
          <table:table-cell office:value-type="float" office:value="-1.47027365706313" calcext:value-type="float">
            <text:p>-1.4702736570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19/2011-02-19.n3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9.4702736570631" calcext:value-type="float">
            <text:p>19.4702736570631</text:p>
          </table:table-cell>
          <table:table-cell office:value-type="float" office:value="17" calcext:value-type="float">
            <text:p>17</text:p>
          </table:table-cell>
          <table:table-cell office:value-type="float" office:value="-2.47027365706313" calcext:value-type="float">
            <text:p>-2.4702736570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16/2013-10-16.n3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9.4702736570631" calcext:value-type="float">
            <text:p>19.4702736570631</text:p>
          </table:table-cell>
          <table:table-cell office:value-type="float" office:value="19" calcext:value-type="float">
            <text:p>19</text:p>
          </table:table-cell>
          <table:table-cell office:value-type="float" office:value="-0.470273657063128" calcext:value-type="float">
            <text:p>-0.4702736570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07/2013-11-07.n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9.4730649287385" calcext:value-type="float">
            <text:p>19.4730649287385</text:p>
          </table:table-cell>
          <table:table-cell office:value-type="float" office:value="19" calcext:value-type="float">
            <text:p>19</text:p>
          </table:table-cell>
          <table:table-cell office:value-type="float" office:value="-0.473064928738459" calcext:value-type="float">
            <text:p>-0.473064928738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9-28/2009-09-28.n3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9.4730649287385" calcext:value-type="float">
            <text:p>19.4730649287385</text:p>
          </table:table-cell>
          <table:table-cell office:value-type="float" office:value="19" calcext:value-type="float">
            <text:p>19</text:p>
          </table:table-cell>
          <table:table-cell office:value-type="float" office:value="-0.473064928738459" calcext:value-type="float">
            <text:p>-0.473064928738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23/2015-03-23.n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9.4758562004138" calcext:value-type="float">
            <text:p>19.4758562004138</text:p>
          </table:table-cell>
          <table:table-cell office:value-type="float" office:value="17" calcext:value-type="float">
            <text:p>17</text:p>
          </table:table-cell>
          <table:table-cell office:value-type="float" office:value="-2.47585620041379" calcext:value-type="float">
            <text:p>-2.475856200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04/2015-04-04.n3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9.4786474720891" calcext:value-type="float">
            <text:p>19.4786474720891</text:p>
          </table:table-cell>
          <table:table-cell office:value-type="float" office:value="17" calcext:value-type="float">
            <text:p>17</text:p>
          </table:table-cell>
          <table:table-cell office:value-type="float" office:value="-2.47864747208911" calcext:value-type="float">
            <text:p>-2.4786474720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4-03-28/2004-03-28.n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9.4926038304658" calcext:value-type="float">
            <text:p>19.4926038304658</text:p>
          </table:table-cell>
          <table:table-cell office:value-type="float" office:value="19" calcext:value-type="float">
            <text:p>19</text:p>
          </table:table-cell>
          <table:table-cell office:value-type="float" office:value="-0.492603830465761" calcext:value-type="float">
            <text:p>-0.492603830465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6-07/2010-06-07.n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9.4926038304658" calcext:value-type="float">
            <text:p>19.4926038304658</text:p>
          </table:table-cell>
          <table:table-cell office:value-type="float" office:value="18" calcext:value-type="float">
            <text:p>18</text:p>
          </table:table-cell>
          <table:table-cell office:value-type="float" office:value="-1.49260383046576" calcext:value-type="float">
            <text:p>-1.4926038304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11/2013-03-11.n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9.4953951021411" calcext:value-type="float">
            <text:p>19.4953951021411</text:p>
          </table:table-cell>
          <table:table-cell office:value-type="float" office:value="18" calcext:value-type="float">
            <text:p>18</text:p>
          </table:table-cell>
          <table:table-cell office:value-type="float" office:value="-1.49539510214109" calcext:value-type="float">
            <text:p>-1.49539510214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20/2010-10-20.n3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9.4981863738164" calcext:value-type="float">
            <text:p>19.4981863738164</text:p>
          </table:table-cell>
          <table:table-cell office:value-type="float" office:value="16" calcext:value-type="float">
            <text:p>16</text:p>
          </table:table-cell>
          <table:table-cell office:value-type="float" office:value="-3.49818637381642" calcext:value-type="float">
            <text:p>-3.49818637381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9-30/2015-09-30.n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9.4981863738164" calcext:value-type="float">
            <text:p>19.4981863738164</text:p>
          </table:table-cell>
          <table:table-cell office:value-type="float" office:value="18" calcext:value-type="float">
            <text:p>18</text:p>
          </table:table-cell>
          <table:table-cell office:value-type="float" office:value="-1.49818637381642" calcext:value-type="float">
            <text:p>-1.49818637381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07/2013-02-07.n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9.5009776454917" calcext:value-type="float">
            <text:p>19.5009776454917</text:p>
          </table:table-cell>
          <table:table-cell office:value-type="float" office:value="19" calcext:value-type="float">
            <text:p>19</text:p>
          </table:table-cell>
          <table:table-cell office:value-type="float" office:value="-0.500977645491744" calcext:value-type="float">
            <text:p>-0.500977645491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7-01/2016-07-01.n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.5037689171671" calcext:value-type="float">
            <text:p>19.5037689171671</text:p>
          </table:table-cell>
          <table:table-cell office:value-type="float" office:value="18" calcext:value-type="float">
            <text:p>18</text:p>
          </table:table-cell>
          <table:table-cell office:value-type="float" office:value="-1.50376891716708" calcext:value-type="float">
            <text:p>-1.50376891716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08/2013-05-08.n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.5037689171671" calcext:value-type="float">
            <text:p>19.5037689171671</text:p>
          </table:table-cell>
          <table:table-cell office:value-type="float" office:value="20" calcext:value-type="float">
            <text:p>20</text:p>
          </table:table-cell>
          <table:table-cell office:value-type="float" office:value="0.496231082832924" calcext:value-type="float">
            <text:p>0.496231082832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14/2014-02-14.n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.5037689171671" calcext:value-type="float">
            <text:p>19.5037689171671</text:p>
          </table:table-cell>
          <table:table-cell office:value-type="float" office:value="19" calcext:value-type="float">
            <text:p>19</text:p>
          </table:table-cell>
          <table:table-cell office:value-type="float" office:value="-0.503768917167076" calcext:value-type="float">
            <text:p>-0.503768917167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5-31/2020-05-31.n3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.5037689171671" calcext:value-type="float">
            <text:p>19.5037689171671</text:p>
          </table:table-cell>
          <table:table-cell office:value-type="float" office:value="19" calcext:value-type="float">
            <text:p>19</text:p>
          </table:table-cell>
          <table:table-cell office:value-type="float" office:value="-0.503768917167076" calcext:value-type="float">
            <text:p>-0.503768917167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16/2016-01-16.n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9.5037689171671" calcext:value-type="float">
            <text:p>19.5037689171671</text:p>
          </table:table-cell>
          <table:table-cell office:value-type="float" office:value="19" calcext:value-type="float">
            <text:p>19</text:p>
          </table:table-cell>
          <table:table-cell office:value-type="float" office:value="-0.503768917167076" calcext:value-type="float">
            <text:p>-0.503768917167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17/2013-06-17.n3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.5065601888424" calcext:value-type="float">
            <text:p>19.5065601888424</text:p>
          </table:table-cell>
          <table:table-cell office:value-type="float" office:value="18" calcext:value-type="float">
            <text:p>18</text:p>
          </table:table-cell>
          <table:table-cell office:value-type="float" office:value="-1.5065601888424" calcext:value-type="float">
            <text:p>-1.5065601888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24/2011-02-24.n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.5065601888424" calcext:value-type="float">
            <text:p>19.5065601888424</text:p>
          </table:table-cell>
          <table:table-cell office:value-type="float" office:value="19" calcext:value-type="float">
            <text:p>19</text:p>
          </table:table-cell>
          <table:table-cell office:value-type="float" office:value="-0.506560188842403" calcext:value-type="float">
            <text:p>-0.506560188842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23/2013-10-23.n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9.5093514605177" calcext:value-type="float">
            <text:p>19.5093514605177</text:p>
          </table:table-cell>
          <table:table-cell office:value-type="float" office:value="19" calcext:value-type="float">
            <text:p>19</text:p>
          </table:table-cell>
          <table:table-cell office:value-type="float" office:value="-0.509351460517731" calcext:value-type="float">
            <text:p>-0.50935146051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02/2012-10-02.n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9.5093514605177" calcext:value-type="float">
            <text:p>19.5093514605177</text:p>
          </table:table-cell>
          <table:table-cell office:value-type="float" office:value="19" calcext:value-type="float">
            <text:p>19</text:p>
          </table:table-cell>
          <table:table-cell office:value-type="float" office:value="-0.509351460517731" calcext:value-type="float">
            <text:p>-0.50935146051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04/2010-02-04.n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9.5093514605177" calcext:value-type="float">
            <text:p>19.5093514605177</text:p>
          </table:table-cell>
          <table:table-cell office:value-type="float" office:value="19" calcext:value-type="float">
            <text:p>19</text:p>
          </table:table-cell>
          <table:table-cell office:value-type="float" office:value="-0.509351460517731" calcext:value-type="float">
            <text:p>-0.509351460517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17/2012-07-17.n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9.5093514605177" calcext:value-type="float">
            <text:p>19.5093514605177</text:p>
          </table:table-cell>
          <table:table-cell office:value-type="float" office:value="18" calcext:value-type="float">
            <text:p>18</text:p>
          </table:table-cell>
          <table:table-cell office:value-type="float" office:value="-1.50935146051773" calcext:value-type="float">
            <text:p>-1.50935146051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9-15/2011-09-15.n3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7" calcext:value-type="float">
            <text:p>17</text:p>
          </table:table-cell>
          <table:table-cell office:value-type="float" office:value="-2.51214273219306" calcext:value-type="float">
            <text:p>-2.51214273219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7-09/2008-07-09.n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8" calcext:value-type="float">
            <text:p>18</text:p>
          </table:table-cell>
          <table:table-cell office:value-type="float" office:value="-1.51214273219306" calcext:value-type="float">
            <text:p>-1.51214273219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02/2014-07-02.n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7" calcext:value-type="float">
            <text:p>17</text:p>
          </table:table-cell>
          <table:table-cell office:value-type="float" office:value="-2.51214273219306" calcext:value-type="float">
            <text:p>-2.51214273219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16/2013-05-16.n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9" calcext:value-type="float">
            <text:p>19</text:p>
          </table:table-cell>
          <table:table-cell office:value-type="float" office:value="-0.512142732193063" calcext:value-type="float">
            <text:p>-0.512142732193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5-19/2009-05-19.n3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8" calcext:value-type="float">
            <text:p>18</text:p>
          </table:table-cell>
          <table:table-cell office:value-type="float" office:value="-1.51214273219306" calcext:value-type="float">
            <text:p>-1.51214273219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07/2014-01-07.n3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.5121427321931" calcext:value-type="float">
            <text:p>19.5121427321931</text:p>
          </table:table-cell>
          <table:table-cell office:value-type="float" office:value="19" calcext:value-type="float">
            <text:p>19</text:p>
          </table:table-cell>
          <table:table-cell office:value-type="float" office:value="-0.512142732193063" calcext:value-type="float">
            <text:p>-0.512142732193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9-02/2011-09-02.n3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9.5149340038684" calcext:value-type="float">
            <text:p>19.5149340038684</text:p>
          </table:table-cell>
          <table:table-cell office:value-type="float" office:value="17" calcext:value-type="float">
            <text:p>17</text:p>
          </table:table-cell>
          <table:table-cell office:value-type="float" office:value="-2.51493400386839" calcext:value-type="float">
            <text:p>-2.51493400386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5-25/2016-05-25.n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9.5177252755437" calcext:value-type="float">
            <text:p>19.5177252755437</text:p>
          </table:table-cell>
          <table:table-cell office:value-type="float" office:value="19" calcext:value-type="float">
            <text:p>19</text:p>
          </table:table-cell>
          <table:table-cell office:value-type="float" office:value="-0.517725275543718" calcext:value-type="float">
            <text:p>-0.517725275543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3-01/2010-03-01.n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9.520516547219" calcext:value-type="float">
            <text:p>19.520516547219</text:p>
          </table:table-cell>
          <table:table-cell office:value-type="float" office:value="19" calcext:value-type="float">
            <text:p>19</text:p>
          </table:table-cell>
          <table:table-cell office:value-type="float" office:value="-0.520516547219046" calcext:value-type="float">
            <text:p>-0.520516547219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9-17/2015-09-17.n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.5233078188944" calcext:value-type="float">
            <text:p>19.5233078188944</text:p>
          </table:table-cell>
          <table:table-cell office:value-type="float" office:value="18" calcext:value-type="float">
            <text:p>18</text:p>
          </table:table-cell>
          <table:table-cell office:value-type="float" office:value="-1.52330781889438" calcext:value-type="float">
            <text:p>-1.5233078188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22/2014-02-22.n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.5233078188944" calcext:value-type="float">
            <text:p>19.5233078188944</text:p>
          </table:table-cell>
          <table:table-cell office:value-type="float" office:value="19" calcext:value-type="float">
            <text:p>19</text:p>
          </table:table-cell>
          <table:table-cell office:value-type="float" office:value="-0.523307818894377" calcext:value-type="float">
            <text:p>-0.52330781889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9-21/2016-09-21.n3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.5233078188944" calcext:value-type="float">
            <text:p>19.5233078188944</text:p>
          </table:table-cell>
          <table:table-cell office:value-type="float" office:value="19" calcext:value-type="float">
            <text:p>19</text:p>
          </table:table-cell>
          <table:table-cell office:value-type="float" office:value="-0.523307818894377" calcext:value-type="float">
            <text:p>-0.52330781889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01/2014-05-01.n3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9.5260990905697" calcext:value-type="float">
            <text:p>19.5260990905697</text:p>
          </table:table-cell>
          <table:table-cell office:value-type="float" office:value="19" calcext:value-type="float">
            <text:p>19</text:p>
          </table:table-cell>
          <table:table-cell office:value-type="float" office:value="-0.526099090569705" calcext:value-type="float">
            <text:p>-0.526099090569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28/2014-02-28.n3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9.5260990905697" calcext:value-type="float">
            <text:p>19.5260990905697</text:p>
          </table:table-cell>
          <table:table-cell office:value-type="float" office:value="18" calcext:value-type="float">
            <text:p>18</text:p>
          </table:table-cell>
          <table:table-cell office:value-type="float" office:value="-1.52609909056971" calcext:value-type="float">
            <text:p>-1.52609909056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09/2012-08-09.n3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.528890362245" calcext:value-type="float">
            <text:p>19.528890362245</text:p>
          </table:table-cell>
          <table:table-cell office:value-type="float" office:value="19" calcext:value-type="float">
            <text:p>19</text:p>
          </table:table-cell>
          <table:table-cell office:value-type="float" office:value="-0.528890362245033" calcext:value-type="float">
            <text:p>-0.528890362245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8-05/2011-08-05.n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9.5344729055957" calcext:value-type="float">
            <text:p>19.5344729055957</text:p>
          </table:table-cell>
          <table:table-cell office:value-type="float" office:value="19" calcext:value-type="float">
            <text:p>19</text:p>
          </table:table-cell>
          <table:table-cell office:value-type="float" office:value="-0.534472905595692" calcext:value-type="float">
            <text:p>-0.534472905595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01/2013-09-01.n3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9.5344729055957" calcext:value-type="float">
            <text:p>19.5344729055957</text:p>
          </table:table-cell>
          <table:table-cell office:value-type="float" office:value="17" calcext:value-type="float">
            <text:p>17</text:p>
          </table:table-cell>
          <table:table-cell office:value-type="float" office:value="-2.53447290559569" calcext:value-type="float">
            <text:p>-2.5344729055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3/2014-01-23.n3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9.5344729055957" calcext:value-type="float">
            <text:p>19.5344729055957</text:p>
          </table:table-cell>
          <table:table-cell office:value-type="float" office:value="18" calcext:value-type="float">
            <text:p>18</text:p>
          </table:table-cell>
          <table:table-cell office:value-type="float" office:value="-1.53447290559569" calcext:value-type="float">
            <text:p>-1.5344729055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11/2014-03-11.n3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9.5344729055957" calcext:value-type="float">
            <text:p>19.5344729055957</text:p>
          </table:table-cell>
          <table:table-cell office:value-type="float" office:value="16" calcext:value-type="float">
            <text:p>16</text:p>
          </table:table-cell>
          <table:table-cell office:value-type="float" office:value="-3.53447290559569" calcext:value-type="float">
            <text:p>-3.5344729055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9-24/2015-09-24.n3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9.537264177271" calcext:value-type="float">
            <text:p>19.537264177271</text:p>
          </table:table-cell>
          <table:table-cell office:value-type="float" office:value="17" calcext:value-type="float">
            <text:p>17</text:p>
          </table:table-cell>
          <table:table-cell office:value-type="float" office:value="-2.53726417727102" calcext:value-type="float">
            <text:p>-2.53726417727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8-20/2009-08-20.n3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9.537264177271" calcext:value-type="float">
            <text:p>19.537264177271</text:p>
          </table:table-cell>
          <table:table-cell office:value-type="float" office:value="20" calcext:value-type="float">
            <text:p>20</text:p>
          </table:table-cell>
          <table:table-cell office:value-type="float" office:value="0.46273582272898" calcext:value-type="float">
            <text:p>0.46273582272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3-16/2016-03-16.n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9.5428467206217" calcext:value-type="float">
            <text:p>19.5428467206217</text:p>
          </table:table-cell>
          <table:table-cell office:value-type="float" office:value="19" calcext:value-type="float">
            <text:p>19</text:p>
          </table:table-cell>
          <table:table-cell office:value-type="float" office:value="-0.542846720621679" calcext:value-type="float">
            <text:p>-0.542846720621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1-27/2011-01-27.n3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9.5428467206217" calcext:value-type="float">
            <text:p>19.5428467206217</text:p>
          </table:table-cell>
          <table:table-cell office:value-type="float" office:value="16" calcext:value-type="float">
            <text:p>16</text:p>
          </table:table-cell>
          <table:table-cell office:value-type="float" office:value="-3.54284672062168" calcext:value-type="float">
            <text:p>-3.54284672062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24/2013-11-24.n3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9.545637992297" calcext:value-type="float">
            <text:p>19.545637992297</text:p>
          </table:table-cell>
          <table:table-cell office:value-type="float" office:value="16" calcext:value-type="float">
            <text:p>16</text:p>
          </table:table-cell>
          <table:table-cell office:value-type="float" office:value="-3.54563799229701" calcext:value-type="float">
            <text:p>-3.5456379922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1-13/2009-01-13.n3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9.545637992297" calcext:value-type="float">
            <text:p>19.545637992297</text:p>
          </table:table-cell>
          <table:table-cell office:value-type="float" office:value="20" calcext:value-type="float">
            <text:p>20</text:p>
          </table:table-cell>
          <table:table-cell office:value-type="float" office:value="0.454362007702994" calcext:value-type="float">
            <text:p>0.45436200770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21/2011-11-21.n3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.5484292639723" calcext:value-type="float">
            <text:p>19.5484292639723</text:p>
          </table:table-cell>
          <table:table-cell office:value-type="float" office:value="20" calcext:value-type="float">
            <text:p>20</text:p>
          </table:table-cell>
          <table:table-cell office:value-type="float" office:value="0.451570736027666" calcext:value-type="float">
            <text:p>0.451570736027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25/2014-02-25.n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.5484292639723" calcext:value-type="float">
            <text:p>19.5484292639723</text:p>
          </table:table-cell>
          <table:table-cell office:value-type="float" office:value="19" calcext:value-type="float">
            <text:p>19</text:p>
          </table:table-cell>
          <table:table-cell office:value-type="float" office:value="-0.548429263972334" calcext:value-type="float">
            <text:p>-0.54842926397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12/2010-10-12.n3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.5484292639723" calcext:value-type="float">
            <text:p>19.5484292639723</text:p>
          </table:table-cell>
          <table:table-cell office:value-type="float" office:value="18" calcext:value-type="float">
            <text:p>18</text:p>
          </table:table-cell>
          <table:table-cell office:value-type="float" office:value="-1.54842926397233" calcext:value-type="float">
            <text:p>-1.54842926397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2-15/2009-02-15.n3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.5512205356477" calcext:value-type="float">
            <text:p>19.5512205356477</text:p>
          </table:table-cell>
          <table:table-cell office:value-type="float" office:value="19" calcext:value-type="float">
            <text:p>19</text:p>
          </table:table-cell>
          <table:table-cell office:value-type="float" office:value="-0.551220535647662" calcext:value-type="float">
            <text:p>-0.551220535647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24/2010-07-24.n3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.5512205356477" calcext:value-type="float">
            <text:p>19.5512205356477</text:p>
          </table:table-cell>
          <table:table-cell office:value-type="float" office:value="25" calcext:value-type="float">
            <text:p>25</text:p>
          </table:table-cell>
          <table:table-cell office:value-type="float" office:value="5.44877946435234" calcext:value-type="float">
            <text:p>5.44877946435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1-15/2008-01-15.n3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9.5512205356477" calcext:value-type="float">
            <text:p>19.5512205356477</text:p>
          </table:table-cell>
          <table:table-cell office:value-type="float" office:value="20" calcext:value-type="float">
            <text:p>20</text:p>
          </table:table-cell>
          <table:table-cell office:value-type="float" office:value="0.448779464352338" calcext:value-type="float">
            <text:p>0.448779464352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4-01/2017-04-01.n3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9.554011807323" calcext:value-type="float">
            <text:p>19.554011807323</text:p>
          </table:table-cell>
          <table:table-cell office:value-type="float" office:value="17" calcext:value-type="float">
            <text:p>17</text:p>
          </table:table-cell>
          <table:table-cell office:value-type="float" office:value="-2.55401180732299" calcext:value-type="float">
            <text:p>-2.55401180732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7-21/2016-07-21.n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9.554011807323" calcext:value-type="float">
            <text:p>19.554011807323</text:p>
          </table:table-cell>
          <table:table-cell office:value-type="float" office:value="19" calcext:value-type="float">
            <text:p>19</text:p>
          </table:table-cell>
          <table:table-cell office:value-type="float" office:value="-0.554011807322993" calcext:value-type="float">
            <text:p>-0.554011807322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14/2010-09-14.n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9.554011807323" calcext:value-type="float">
            <text:p>19.554011807323</text:p>
          </table:table-cell>
          <table:table-cell office:value-type="float" office:value="19" calcext:value-type="float">
            <text:p>19</text:p>
          </table:table-cell>
          <table:table-cell office:value-type="float" office:value="-0.554011807322993" calcext:value-type="float">
            <text:p>-0.554011807322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2-10/2017-12-10.n3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.5568030789983" calcext:value-type="float">
            <text:p>19.5568030789983</text:p>
          </table:table-cell>
          <table:table-cell office:value-type="float" office:value="19" calcext:value-type="float">
            <text:p>19</text:p>
          </table:table-cell>
          <table:table-cell office:value-type="float" office:value="-0.556803078998321" calcext:value-type="float">
            <text:p>-0.556803078998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04/2012-06-04.n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.5568030789983" calcext:value-type="float">
            <text:p>19.5568030789983</text:p>
          </table:table-cell>
          <table:table-cell office:value-type="float" office:value="22" calcext:value-type="float">
            <text:p>22</text:p>
          </table:table-cell>
          <table:table-cell office:value-type="float" office:value="2.44319692100168" calcext:value-type="float">
            <text:p>2.44319692100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12-21/2005-12-21.n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9.5595943506736" calcext:value-type="float">
            <text:p>19.5595943506736</text:p>
          </table:table-cell>
          <table:table-cell office:value-type="float" office:value="19" calcext:value-type="float">
            <text:p>19</text:p>
          </table:table-cell>
          <table:table-cell office:value-type="float" office:value="-0.559594350673649" calcext:value-type="float">
            <text:p>-0.559594350673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6-06/2009-06-06.n3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9.5595943506736" calcext:value-type="float">
            <text:p>19.5595943506736</text:p>
          </table:table-cell>
          <table:table-cell office:value-type="float" office:value="19" calcext:value-type="float">
            <text:p>19</text:p>
          </table:table-cell>
          <table:table-cell office:value-type="float" office:value="-0.559594350673649" calcext:value-type="float">
            <text:p>-0.559594350673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1-27/2010-01-27.n3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9.562385622349" calcext:value-type="float">
            <text:p>19.562385622349</text:p>
          </table:table-cell>
          <table:table-cell office:value-type="float" office:value="19" calcext:value-type="float">
            <text:p>19</text:p>
          </table:table-cell>
          <table:table-cell office:value-type="float" office:value="-0.56238562234898" calcext:value-type="float">
            <text:p>-0.56238562234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7/2013-05-27.n3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9.570759437375" calcext:value-type="float">
            <text:p>19.570759437375</text:p>
          </table:table-cell>
          <table:table-cell office:value-type="float" office:value="19" calcext:value-type="float">
            <text:p>19</text:p>
          </table:table-cell>
          <table:table-cell office:value-type="float" office:value="-0.570759437374964" calcext:value-type="float">
            <text:p>-0.570759437374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1-25/2017-01-25.n3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.5735507090503" calcext:value-type="float">
            <text:p>19.5735507090503</text:p>
          </table:table-cell>
          <table:table-cell office:value-type="float" office:value="19" calcext:value-type="float">
            <text:p>19</text:p>
          </table:table-cell>
          <table:table-cell office:value-type="float" office:value="-0.573550709050295" calcext:value-type="float">
            <text:p>-0.573550709050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26/2014-08-26.n3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.5735507090503" calcext:value-type="float">
            <text:p>19.5735507090503</text:p>
          </table:table-cell>
          <table:table-cell office:value-type="float" office:value="19" calcext:value-type="float">
            <text:p>19</text:p>
          </table:table-cell>
          <table:table-cell office:value-type="float" office:value="-0.573550709050295" calcext:value-type="float">
            <text:p>-0.573550709050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1-12/2018-01-12.n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.5735507090503" calcext:value-type="float">
            <text:p>19.5735507090503</text:p>
          </table:table-cell>
          <table:table-cell office:value-type="float" office:value="20" calcext:value-type="float">
            <text:p>20</text:p>
          </table:table-cell>
          <table:table-cell office:value-type="float" office:value="0.426449290949705" calcext:value-type="float">
            <text:p>0.426449290949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4-01/2005-04-01.n3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9.579133252401" calcext:value-type="float">
            <text:p>19.579133252401</text:p>
          </table:table-cell>
          <table:table-cell office:value-type="float" office:value="18" calcext:value-type="float">
            <text:p>18</text:p>
          </table:table-cell>
          <table:table-cell office:value-type="float" office:value="-1.57913325240095" calcext:value-type="float">
            <text:p>-1.57913325240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23/2010-07-23.n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9.579133252401" calcext:value-type="float">
            <text:p>19.579133252401</text:p>
          </table:table-cell>
          <table:table-cell office:value-type="float" office:value="21" calcext:value-type="float">
            <text:p>21</text:p>
          </table:table-cell>
          <table:table-cell office:value-type="float" office:value="1.42086674759905" calcext:value-type="float">
            <text:p>1.42086674759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1-08/2013-01-08.n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9.5819245240763" calcext:value-type="float">
            <text:p>19.5819245240763</text:p>
          </table:table-cell>
          <table:table-cell office:value-type="float" office:value="19" calcext:value-type="float">
            <text:p>19</text:p>
          </table:table-cell>
          <table:table-cell office:value-type="float" office:value="-0.581924524076282" calcext:value-type="float">
            <text:p>-0.581924524076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12/2014-03-12.n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.5847157957516" calcext:value-type="float">
            <text:p>19.5847157957516</text:p>
          </table:table-cell>
          <table:table-cell office:value-type="float" office:value="24" calcext:value-type="float">
            <text:p>24</text:p>
          </table:table-cell>
          <table:table-cell office:value-type="float" office:value="4.41528420424839" calcext:value-type="float">
            <text:p>4.41528420424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5-11/2005-05-11.n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.5847157957516" calcext:value-type="float">
            <text:p>19.5847157957516</text:p>
          </table:table-cell>
          <table:table-cell office:value-type="float" office:value="17" calcext:value-type="float">
            <text:p>17</text:p>
          </table:table-cell>
          <table:table-cell office:value-type="float" office:value="-2.58471579575161" calcext:value-type="float">
            <text:p>-2.5847157957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4-03-05/2004-03-05.n3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.5847157957516" calcext:value-type="float">
            <text:p>19.5847157957516</text:p>
          </table:table-cell>
          <table:table-cell office:value-type="float" office:value="19" calcext:value-type="float">
            <text:p>19</text:p>
          </table:table-cell>
          <table:table-cell office:value-type="float" office:value="-0.58471579575161" calcext:value-type="float">
            <text:p>-0.5847157957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2-24/2008-02-24.n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.5847157957516" calcext:value-type="float">
            <text:p>19.5847157957516</text:p>
          </table:table-cell>
          <table:table-cell office:value-type="float" office:value="19" calcext:value-type="float">
            <text:p>19</text:p>
          </table:table-cell>
          <table:table-cell office:value-type="float" office:value="-0.58471579575161" calcext:value-type="float">
            <text:p>-0.5847157957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24/2012-08-24.n3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.5875070674269" calcext:value-type="float">
            <text:p>19.5875070674269</text:p>
          </table:table-cell>
          <table:table-cell office:value-type="float" office:value="19" calcext:value-type="float">
            <text:p>19</text:p>
          </table:table-cell>
          <table:table-cell office:value-type="float" office:value="-0.587507067426937" calcext:value-type="float">
            <text:p>-0.587507067426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10/2015-03-10.n3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.5875070674269" calcext:value-type="float">
            <text:p>19.5875070674269</text:p>
          </table:table-cell>
          <table:table-cell office:value-type="float" office:value="20" calcext:value-type="float">
            <text:p>20</text:p>
          </table:table-cell>
          <table:table-cell office:value-type="float" office:value="0.412492932573063" calcext:value-type="float">
            <text:p>0.412492932573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1-14/2009-01-14.n3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.5875070674269" calcext:value-type="float">
            <text:p>19.5875070674269</text:p>
          </table:table-cell>
          <table:table-cell office:value-type="float" office:value="20" calcext:value-type="float">
            <text:p>20</text:p>
          </table:table-cell>
          <table:table-cell office:value-type="float" office:value="0.412492932573063" calcext:value-type="float">
            <text:p>0.412492932573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21/2013-12-21.n3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.5902983391023" calcext:value-type="float">
            <text:p>19.5902983391023</text:p>
          </table:table-cell>
          <table:table-cell office:value-type="float" office:value="19" calcext:value-type="float">
            <text:p>19</text:p>
          </table:table-cell>
          <table:table-cell office:value-type="float" office:value="-0.590298339102265" calcext:value-type="float">
            <text:p>-0.59029833910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8-02/2010-08-02.n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.5902983391023" calcext:value-type="float">
            <text:p>19.5902983391023</text:p>
          </table:table-cell>
          <table:table-cell office:value-type="float" office:value="18" calcext:value-type="float">
            <text:p>18</text:p>
          </table:table-cell>
          <table:table-cell office:value-type="float" office:value="-1.59029833910227" calcext:value-type="float">
            <text:p>-1.5902983391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2-01/2012-12-01.n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.5902983391023" calcext:value-type="float">
            <text:p>19.5902983391023</text:p>
          </table:table-cell>
          <table:table-cell office:value-type="float" office:value="19" calcext:value-type="float">
            <text:p>19</text:p>
          </table:table-cell>
          <table:table-cell office:value-type="float" office:value="-0.590298339102265" calcext:value-type="float">
            <text:p>-0.59029833910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5-23/2018-05-23.n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.5930896107776" calcext:value-type="float">
            <text:p>19.5930896107776</text:p>
          </table:table-cell>
          <table:table-cell office:value-type="float" office:value="19" calcext:value-type="float">
            <text:p>19</text:p>
          </table:table-cell>
          <table:table-cell office:value-type="float" office:value="-0.593089610777597" calcext:value-type="float">
            <text:p>-0.593089610777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11/2012-09-11.n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.5930896107776" calcext:value-type="float">
            <text:p>19.5930896107776</text:p>
          </table:table-cell>
          <table:table-cell office:value-type="float" office:value="19" calcext:value-type="float">
            <text:p>19</text:p>
          </table:table-cell>
          <table:table-cell office:value-type="float" office:value="-0.593089610777597" calcext:value-type="float">
            <text:p>-0.593089610777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03/2014-09-03.n3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.5930896107776" calcext:value-type="float">
            <text:p>19.5930896107776</text:p>
          </table:table-cell>
          <table:table-cell office:value-type="float" office:value="20" calcext:value-type="float">
            <text:p>20</text:p>
          </table:table-cell>
          <table:table-cell office:value-type="float" office:value="0.406910389222404" calcext:value-type="float">
            <text:p>0.406910389222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4-08/2009-04-08.n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.5930896107776" calcext:value-type="float">
            <text:p>19.5930896107776</text:p>
          </table:table-cell>
          <table:table-cell office:value-type="float" office:value="19" calcext:value-type="float">
            <text:p>19</text:p>
          </table:table-cell>
          <table:table-cell office:value-type="float" office:value="-0.593089610777597" calcext:value-type="float">
            <text:p>-0.593089610777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25/2015-03-25.n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.5958808824529" calcext:value-type="float">
            <text:p>19.5958808824529</text:p>
          </table:table-cell>
          <table:table-cell office:value-type="float" office:value="19" calcext:value-type="float">
            <text:p>19</text:p>
          </table:table-cell>
          <table:table-cell office:value-type="float" office:value="-0.595880882452924" calcext:value-type="float">
            <text:p>-0.595880882452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4-02/2020-04-02.n3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.5958808824529" calcext:value-type="float">
            <text:p>19.5958808824529</text:p>
          </table:table-cell>
          <table:table-cell office:value-type="float" office:value="18" calcext:value-type="float">
            <text:p>18</text:p>
          </table:table-cell>
          <table:table-cell office:value-type="float" office:value="-1.59588088245292" calcext:value-type="float">
            <text:p>-1.59588088245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27/2014-03-27.n3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.5958808824529" calcext:value-type="float">
            <text:p>19.5958808824529</text:p>
          </table:table-cell>
          <table:table-cell office:value-type="float" office:value="20" calcext:value-type="float">
            <text:p>20</text:p>
          </table:table-cell>
          <table:table-cell office:value-type="float" office:value="0.404119117547076" calcext:value-type="float">
            <text:p>0.404119117547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8-29/2017-08-29.n3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.5958808824529" calcext:value-type="float">
            <text:p>19.5958808824529</text:p>
          </table:table-cell>
          <table:table-cell office:value-type="float" office:value="18" calcext:value-type="float">
            <text:p>18</text:p>
          </table:table-cell>
          <table:table-cell office:value-type="float" office:value="-1.59588088245292" calcext:value-type="float">
            <text:p>-1.59588088245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20/2012-03-20.n3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.5986721541283" calcext:value-type="float">
            <text:p>19.5986721541283</text:p>
          </table:table-cell>
          <table:table-cell office:value-type="float" office:value="19" calcext:value-type="float">
            <text:p>19</text:p>
          </table:table-cell>
          <table:table-cell office:value-type="float" office:value="-0.598672154128252" calcext:value-type="float">
            <text:p>-0.59867215412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4-06/2010-04-06.n3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.5986721541283" calcext:value-type="float">
            <text:p>19.5986721541283</text:p>
          </table:table-cell>
          <table:table-cell office:value-type="float" office:value="18" calcext:value-type="float">
            <text:p>18</text:p>
          </table:table-cell>
          <table:table-cell office:value-type="float" office:value="-1.59867215412825" calcext:value-type="float">
            <text:p>-1.5986721541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4/2014-01-24.n3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.5986721541283" calcext:value-type="float">
            <text:p>19.5986721541283</text:p>
          </table:table-cell>
          <table:table-cell office:value-type="float" office:value="18" calcext:value-type="float">
            <text:p>18</text:p>
          </table:table-cell>
          <table:table-cell office:value-type="float" office:value="-1.59867215412825" calcext:value-type="float">
            <text:p>-1.5986721541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7-16/2020-07-16.n3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.5986721541283" calcext:value-type="float">
            <text:p>19.5986721541283</text:p>
          </table:table-cell>
          <table:table-cell office:value-type="float" office:value="20" calcext:value-type="float">
            <text:p>20</text:p>
          </table:table-cell>
          <table:table-cell office:value-type="float" office:value="0.401327845871748" calcext:value-type="float">
            <text:p>0.401327845871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22/2015-06-22.n3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9.6014634258036" calcext:value-type="float">
            <text:p>19.6014634258036</text:p>
          </table:table-cell>
          <table:table-cell office:value-type="float" office:value="19" calcext:value-type="float">
            <text:p>19</text:p>
          </table:table-cell>
          <table:table-cell office:value-type="float" office:value="-0.60146342580358" calcext:value-type="float">
            <text:p>-0.60146342580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15/2012-05-15.n3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.6070459691542" calcext:value-type="float">
            <text:p>19.6070459691542</text:p>
          </table:table-cell>
          <table:table-cell office:value-type="float" office:value="19" calcext:value-type="float">
            <text:p>19</text:p>
          </table:table-cell>
          <table:table-cell office:value-type="float" office:value="-0.607045969154239" calcext:value-type="float">
            <text:p>-0.60704596915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09/2012-11-09.n3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.6070459691542" calcext:value-type="float">
            <text:p>19.6070459691542</text:p>
          </table:table-cell>
          <table:table-cell office:value-type="float" office:value="19" calcext:value-type="float">
            <text:p>19</text:p>
          </table:table-cell>
          <table:table-cell office:value-type="float" office:value="-0.607045969154239" calcext:value-type="float">
            <text:p>-0.60704596915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29/2013-07-29.n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.6098372408296" calcext:value-type="float">
            <text:p>19.6098372408296</text:p>
          </table:table-cell>
          <table:table-cell office:value-type="float" office:value="19" calcext:value-type="float">
            <text:p>19</text:p>
          </table:table-cell>
          <table:table-cell office:value-type="float" office:value="-0.609837240829567" calcext:value-type="float">
            <text:p>-0.609837240829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9-17/2007-09-17.n3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.6098372408296" calcext:value-type="float">
            <text:p>19.6098372408296</text:p>
          </table:table-cell>
          <table:table-cell office:value-type="float" office:value="19" calcext:value-type="float">
            <text:p>19</text:p>
          </table:table-cell>
          <table:table-cell office:value-type="float" office:value="-0.609837240829567" calcext:value-type="float">
            <text:p>-0.609837240829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26/2013-11-26.n3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9.6154197841802" calcext:value-type="float">
            <text:p>19.6154197841802</text:p>
          </table:table-cell>
          <table:table-cell office:value-type="float" office:value="19" calcext:value-type="float">
            <text:p>19</text:p>
          </table:table-cell>
          <table:table-cell office:value-type="float" office:value="-0.615419784180226" calcext:value-type="float">
            <text:p>-0.615419784180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13/2014-03-13.n3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.6210023275309" calcext:value-type="float">
            <text:p>19.6210023275309</text:p>
          </table:table-cell>
          <table:table-cell office:value-type="float" office:value="20" calcext:value-type="float">
            <text:p>20</text:p>
          </table:table-cell>
          <table:table-cell office:value-type="float" office:value="0.378997672469119" calcext:value-type="float">
            <text:p>0.378997672469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1-28/2013-01-28.n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.6210023275309" calcext:value-type="float">
            <text:p>19.6210023275309</text:p>
          </table:table-cell>
          <table:table-cell office:value-type="float" office:value="20" calcext:value-type="float">
            <text:p>20</text:p>
          </table:table-cell>
          <table:table-cell office:value-type="float" office:value="0.378997672469119" calcext:value-type="float">
            <text:p>0.378997672469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17/2013-09-17.n3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.6210023275309" calcext:value-type="float">
            <text:p>19.6210023275309</text:p>
          </table:table-cell>
          <table:table-cell office:value-type="float" office:value="20" calcext:value-type="float">
            <text:p>20</text:p>
          </table:table-cell>
          <table:table-cell office:value-type="float" office:value="0.378997672469119" calcext:value-type="float">
            <text:p>0.378997672469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22/2013-02-22.n3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.6237935992062" calcext:value-type="float">
            <text:p>19.6237935992062</text:p>
          </table:table-cell>
          <table:table-cell office:value-type="float" office:value="19" calcext:value-type="float">
            <text:p>19</text:p>
          </table:table-cell>
          <table:table-cell office:value-type="float" office:value="-0.623793599206213" calcext:value-type="float">
            <text:p>-0.62379359920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11-13/2008-11-13.n3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9.6265848708815" calcext:value-type="float">
            <text:p>19.6265848708815</text:p>
          </table:table-cell>
          <table:table-cell office:value-type="float" office:value="18" calcext:value-type="float">
            <text:p>18</text:p>
          </table:table-cell>
          <table:table-cell office:value-type="float" office:value="-1.62658487088154" calcext:value-type="float">
            <text:p>-1.62658487088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9-13/2016-09-13.n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9.6265848708815" calcext:value-type="float">
            <text:p>19.6265848708815</text:p>
          </table:table-cell>
          <table:table-cell office:value-type="float" office:value="19" calcext:value-type="float">
            <text:p>19</text:p>
          </table:table-cell>
          <table:table-cell office:value-type="float" office:value="-0.626584870881541" calcext:value-type="float">
            <text:p>-0.62658487088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05/2012-06-05.n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9.6265848708815" calcext:value-type="float">
            <text:p>19.6265848708815</text:p>
          </table:table-cell>
          <table:table-cell office:value-type="float" office:value="19" calcext:value-type="float">
            <text:p>19</text:p>
          </table:table-cell>
          <table:table-cell office:value-type="float" office:value="-0.626584870881541" calcext:value-type="float">
            <text:p>-0.62658487088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17/2013-04-17.n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9.6293761425569" calcext:value-type="float">
            <text:p>19.6293761425569</text:p>
          </table:table-cell>
          <table:table-cell office:value-type="float" office:value="20" calcext:value-type="float">
            <text:p>20</text:p>
          </table:table-cell>
          <table:table-cell office:value-type="float" office:value="0.370623857443132" calcext:value-type="float">
            <text:p>0.370623857443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3-13/2011-03-13.n3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9.6293761425569" calcext:value-type="float">
            <text:p>19.6293761425569</text:p>
          </table:table-cell>
          <table:table-cell office:value-type="float" office:value="18" calcext:value-type="float">
            <text:p>18</text:p>
          </table:table-cell>
          <table:table-cell office:value-type="float" office:value="-1.62937614255687" calcext:value-type="float">
            <text:p>-1.62937614255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2-31/2006-12-31.n3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9" calcext:value-type="float">
            <text:p>19</text:p>
          </table:table-cell>
          <table:table-cell office:value-type="float" office:value="-0.637749957582855" calcext:value-type="float">
            <text:p>-0.63774995758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3-20/2011-03-20.n3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9" calcext:value-type="float">
            <text:p>19</text:p>
          </table:table-cell>
          <table:table-cell office:value-type="float" office:value="-0.637749957582855" calcext:value-type="float">
            <text:p>-0.63774995758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3-28/2018-03-28.n3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9" calcext:value-type="float">
            <text:p>19</text:p>
          </table:table-cell>
          <table:table-cell office:value-type="float" office:value="-0.637749957582855" calcext:value-type="float">
            <text:p>-0.63774995758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8-31/2016-08-31.n3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9" calcext:value-type="float">
            <text:p>19</text:p>
          </table:table-cell>
          <table:table-cell office:value-type="float" office:value="-0.637749957582855" calcext:value-type="float">
            <text:p>-0.63774995758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14/2012-03-14.n3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6" calcext:value-type="float">
            <text:p>16</text:p>
          </table:table-cell>
          <table:table-cell office:value-type="float" office:value="-3.63774995758286" calcext:value-type="float">
            <text:p>-3.63774995758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22/2012-10-22.n3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.6377499575829" calcext:value-type="float">
            <text:p>19.6377499575829</text:p>
          </table:table-cell>
          <table:table-cell office:value-type="float" office:value="19" calcext:value-type="float">
            <text:p>19</text:p>
          </table:table-cell>
          <table:table-cell office:value-type="float" office:value="-0.637749957582855" calcext:value-type="float">
            <text:p>-0.637749957582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12/2010-07-12.n3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.6405412292582" calcext:value-type="float">
            <text:p>19.6405412292582</text:p>
          </table:table-cell>
          <table:table-cell office:value-type="float" office:value="18" calcext:value-type="float">
            <text:p>18</text:p>
          </table:table-cell>
          <table:table-cell office:value-type="float" office:value="-1.64054122925818" calcext:value-type="float">
            <text:p>-1.64054122925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10/2014-06-10.n3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.6405412292582" calcext:value-type="float">
            <text:p>19.6405412292582</text:p>
          </table:table-cell>
          <table:table-cell office:value-type="float" office:value="20" calcext:value-type="float">
            <text:p>20</text:p>
          </table:table-cell>
          <table:table-cell office:value-type="float" office:value="0.359458770741817" calcext:value-type="float">
            <text:p>0.359458770741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14/2020-06-14.n3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.6405412292582" calcext:value-type="float">
            <text:p>19.6405412292582</text:p>
          </table:table-cell>
          <table:table-cell office:value-type="float" office:value="20" calcext:value-type="float">
            <text:p>20</text:p>
          </table:table-cell>
          <table:table-cell office:value-type="float" office:value="0.359458770741817" calcext:value-type="float">
            <text:p>0.359458770741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08/2010-11-08.n3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9.6433325009335" calcext:value-type="float">
            <text:p>19.6433325009335</text:p>
          </table:table-cell>
          <table:table-cell office:value-type="float" office:value="19" calcext:value-type="float">
            <text:p>19</text:p>
          </table:table-cell>
          <table:table-cell office:value-type="float" office:value="-0.643332500933514" calcext:value-type="float">
            <text:p>-0.643332500933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30/2013-11-30.n3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9.6433325009335" calcext:value-type="float">
            <text:p>19.6433325009335</text:p>
          </table:table-cell>
          <table:table-cell office:value-type="float" office:value="20" calcext:value-type="float">
            <text:p>20</text:p>
          </table:table-cell>
          <table:table-cell office:value-type="float" office:value="0.356667499066486" calcext:value-type="float">
            <text:p>0.35666749906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7/2010-10-07.n3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9.6433325009335" calcext:value-type="float">
            <text:p>19.6433325009335</text:p>
          </table:table-cell>
          <table:table-cell office:value-type="float" office:value="20" calcext:value-type="float">
            <text:p>20</text:p>
          </table:table-cell>
          <table:table-cell office:value-type="float" office:value="0.356667499066486" calcext:value-type="float">
            <text:p>0.35666749906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03/2014-04-03.n3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6461237726088" calcext:value-type="float">
            <text:p>19.6461237726088</text:p>
          </table:table-cell>
          <table:table-cell office:value-type="float" office:value="19" calcext:value-type="float">
            <text:p>19</text:p>
          </table:table-cell>
          <table:table-cell office:value-type="float" office:value="-0.646123772608842" calcext:value-type="float">
            <text:p>-0.64612377260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7-16/2008-07-16.n3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6461237726088" calcext:value-type="float">
            <text:p>19.6461237726088</text:p>
          </table:table-cell>
          <table:table-cell office:value-type="float" office:value="19" calcext:value-type="float">
            <text:p>19</text:p>
          </table:table-cell>
          <table:table-cell office:value-type="float" office:value="-0.646123772608842" calcext:value-type="float">
            <text:p>-0.64612377260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1-30/2017-11-30.n3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6461237726088" calcext:value-type="float">
            <text:p>19.6461237726088</text:p>
          </table:table-cell>
          <table:table-cell office:value-type="float" office:value="18" calcext:value-type="float">
            <text:p>18</text:p>
          </table:table-cell>
          <table:table-cell office:value-type="float" office:value="-1.64612377260884" calcext:value-type="float">
            <text:p>-1.64612377260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7-09/2011-07-09.n3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6461237726088" calcext:value-type="float">
            <text:p>19.6461237726088</text:p>
          </table:table-cell>
          <table:table-cell office:value-type="float" office:value="19" calcext:value-type="float">
            <text:p>19</text:p>
          </table:table-cell>
          <table:table-cell office:value-type="float" office:value="-0.646123772608842" calcext:value-type="float">
            <text:p>-0.64612377260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16/2013-11-16.n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6461237726088" calcext:value-type="float">
            <text:p>19.6461237726088</text:p>
          </table:table-cell>
          <table:table-cell office:value-type="float" office:value="19" calcext:value-type="float">
            <text:p>19</text:p>
          </table:table-cell>
          <table:table-cell office:value-type="float" office:value="-0.646123772608842" calcext:value-type="float">
            <text:p>-0.646123772608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23/2013-02-23.n3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9.6489150442842" calcext:value-type="float">
            <text:p>19.6489150442842</text:p>
          </table:table-cell>
          <table:table-cell office:value-type="float" office:value="18" calcext:value-type="float">
            <text:p>18</text:p>
          </table:table-cell>
          <table:table-cell office:value-type="float" office:value="-1.64891504428417" calcext:value-type="float">
            <text:p>-1.64891504428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22/2012-11-22.n3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9.6517063159595" calcext:value-type="float">
            <text:p>19.6517063159595</text:p>
          </table:table-cell>
          <table:table-cell office:value-type="float" office:value="22" calcext:value-type="float">
            <text:p>22</text:p>
          </table:table-cell>
          <table:table-cell office:value-type="float" office:value="2.3482936840405" calcext:value-type="float">
            <text:p>2.3482936840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6/2010-10-06.n3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9.6517063159595" calcext:value-type="float">
            <text:p>19.6517063159595</text:p>
          </table:table-cell>
          <table:table-cell office:value-type="float" office:value="22" calcext:value-type="float">
            <text:p>22</text:p>
          </table:table-cell>
          <table:table-cell office:value-type="float" office:value="2.3482936840405" calcext:value-type="float">
            <text:p>2.3482936840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27/2013-04-27.n3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9.6517063159595" calcext:value-type="float">
            <text:p>19.6517063159595</text:p>
          </table:table-cell>
          <table:table-cell office:value-type="float" office:value="19" calcext:value-type="float">
            <text:p>19</text:p>
          </table:table-cell>
          <table:table-cell office:value-type="float" office:value="-0.651706315959498" calcext:value-type="float">
            <text:p>-0.651706315959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17/2015-06-17.n3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9.6544975876348" calcext:value-type="float">
            <text:p>19.6544975876348</text:p>
          </table:table-cell>
          <table:table-cell office:value-type="float" office:value="17" calcext:value-type="float">
            <text:p>17</text:p>
          </table:table-cell>
          <table:table-cell office:value-type="float" office:value="-2.65449758763483" calcext:value-type="float">
            <text:p>-2.65449758763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09/2014-01-09.n3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9.6544975876348" calcext:value-type="float">
            <text:p>19.6544975876348</text:p>
          </table:table-cell>
          <table:table-cell office:value-type="float" office:value="19" calcext:value-type="float">
            <text:p>19</text:p>
          </table:table-cell>
          <table:table-cell office:value-type="float" office:value="-0.654497587634829" calcext:value-type="float">
            <text:p>-0.65449758763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2-26/2021-02-26.n3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9.6572888593102" calcext:value-type="float">
            <text:p>19.6572888593102</text:p>
          </table:table-cell>
          <table:table-cell office:value-type="float" office:value="20" calcext:value-type="float">
            <text:p>20</text:p>
          </table:table-cell>
          <table:table-cell office:value-type="float" office:value="0.342711140689843" calcext:value-type="float">
            <text:p>0.342711140689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2-20/2012-02-20.n3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9.6572888593102" calcext:value-type="float">
            <text:p>19.6572888593102</text:p>
          </table:table-cell>
          <table:table-cell office:value-type="float" office:value="19" calcext:value-type="float">
            <text:p>19</text:p>
          </table:table-cell>
          <table:table-cell office:value-type="float" office:value="-0.657288859310157" calcext:value-type="float">
            <text:p>-0.657288859310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7-28/2009-07-28.n3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9.6600801309855" calcext:value-type="float">
            <text:p>19.6600801309855</text:p>
          </table:table-cell>
          <table:table-cell office:value-type="float" office:value="20" calcext:value-type="float">
            <text:p>20</text:p>
          </table:table-cell>
          <table:table-cell office:value-type="float" office:value="0.339919869014516" calcext:value-type="float">
            <text:p>0.33991986901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17/2010-11-17.n3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9.6600801309855" calcext:value-type="float">
            <text:p>19.6600801309855</text:p>
          </table:table-cell>
          <table:table-cell office:value-type="float" office:value="19" calcext:value-type="float">
            <text:p>19</text:p>
          </table:table-cell>
          <table:table-cell office:value-type="float" office:value="-0.660080130985484" calcext:value-type="float">
            <text:p>-0.66008013098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12-16/2019-12-16.n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6684539460115" calcext:value-type="float">
            <text:p>19.6684539460115</text:p>
          </table:table-cell>
          <table:table-cell office:value-type="float" office:value="20" calcext:value-type="float">
            <text:p>20</text:p>
          </table:table-cell>
          <table:table-cell office:value-type="float" office:value="0.331546053988529" calcext:value-type="float">
            <text:p>0.331546053988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1-01/2008-01-01.n3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6684539460115" calcext:value-type="float">
            <text:p>19.6684539460115</text:p>
          </table:table-cell>
          <table:table-cell office:value-type="float" office:value="19" calcext:value-type="float">
            <text:p>19</text:p>
          </table:table-cell>
          <table:table-cell office:value-type="float" office:value="-0.668453946011471" calcext:value-type="float">
            <text:p>-0.66845394601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0-09/2017-10-09.n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6684539460115" calcext:value-type="float">
            <text:p>19.6684539460115</text:p>
          </table:table-cell>
          <table:table-cell office:value-type="float" office:value="19" calcext:value-type="float">
            <text:p>19</text:p>
          </table:table-cell>
          <table:table-cell office:value-type="float" office:value="-0.668453946011471" calcext:value-type="float">
            <text:p>-0.66845394601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0-21/2014-10-21.n3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6684539460115" calcext:value-type="float">
            <text:p>19.6684539460115</text:p>
          </table:table-cell>
          <table:table-cell office:value-type="float" office:value="18" calcext:value-type="float">
            <text:p>18</text:p>
          </table:table-cell>
          <table:table-cell office:value-type="float" office:value="-1.66845394601147" calcext:value-type="float">
            <text:p>-1.66845394601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5/2013-12-15.n3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9.6684539460115" calcext:value-type="float">
            <text:p>19.6684539460115</text:p>
          </table:table-cell>
          <table:table-cell office:value-type="float" office:value="20" calcext:value-type="float">
            <text:p>20</text:p>
          </table:table-cell>
          <table:table-cell office:value-type="float" office:value="0.331546053988529" calcext:value-type="float">
            <text:p>0.331546053988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3-11/2011-03-11.n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9.6712452176868" calcext:value-type="float">
            <text:p>19.6712452176868</text:p>
          </table:table-cell>
          <table:table-cell office:value-type="float" office:value="19" calcext:value-type="float">
            <text:p>19</text:p>
          </table:table-cell>
          <table:table-cell office:value-type="float" office:value="-0.671245217686799" calcext:value-type="float">
            <text:p>-0.67124521768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10/2014-04-10.n3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9.6712452176868" calcext:value-type="float">
            <text:p>19.6712452176868</text:p>
          </table:table-cell>
          <table:table-cell office:value-type="float" office:value="19" calcext:value-type="float">
            <text:p>19</text:p>
          </table:table-cell>
          <table:table-cell office:value-type="float" office:value="-0.671245217686799" calcext:value-type="float">
            <text:p>-0.67124521768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8-11/2015-08-11.n3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20" calcext:value-type="float">
            <text:p>20</text:p>
          </table:table-cell>
          <table:table-cell office:value-type="float" office:value="0.32596351063787" calcext:value-type="float">
            <text:p>0.3259635106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9-25/2008-09-25.n3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19" calcext:value-type="float">
            <text:p>19</text:p>
          </table:table-cell>
          <table:table-cell office:value-type="float" office:value="-0.67403648936213" calcext:value-type="float">
            <text:p>-0.6740364893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1-11/2012-01-11.n3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19" calcext:value-type="float">
            <text:p>19</text:p>
          </table:table-cell>
          <table:table-cell office:value-type="float" office:value="-0.67403648936213" calcext:value-type="float">
            <text:p>-0.6740364893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9-03/2008-09-03.n3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19" calcext:value-type="float">
            <text:p>19</text:p>
          </table:table-cell>
          <table:table-cell office:value-type="float" office:value="-0.67403648936213" calcext:value-type="float">
            <text:p>-0.6740364893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8-21/2009-08-21.n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20" calcext:value-type="float">
            <text:p>20</text:p>
          </table:table-cell>
          <table:table-cell office:value-type="float" office:value="0.32596351063787" calcext:value-type="float">
            <text:p>0.3259635106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01/2014-09-01.n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9.6740364893621" calcext:value-type="float">
            <text:p>19.6740364893621</text:p>
          </table:table-cell>
          <table:table-cell office:value-type="float" office:value="19" calcext:value-type="float">
            <text:p>19</text:p>
          </table:table-cell>
          <table:table-cell office:value-type="float" office:value="-0.67403648936213" calcext:value-type="float">
            <text:p>-0.67403648936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03/2013-10-03.n3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9.6768277610375" calcext:value-type="float">
            <text:p>19.6768277610375</text:p>
          </table:table-cell>
          <table:table-cell office:value-type="float" office:value="19" calcext:value-type="float">
            <text:p>19</text:p>
          </table:table-cell>
          <table:table-cell office:value-type="float" office:value="-0.676827761037458" calcext:value-type="float">
            <text:p>-0.67682776103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22/2010-10-22.n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9.6768277610375" calcext:value-type="float">
            <text:p>19.6768277610375</text:p>
          </table:table-cell>
          <table:table-cell office:value-type="float" office:value="19" calcext:value-type="float">
            <text:p>19</text:p>
          </table:table-cell>
          <table:table-cell office:value-type="float" office:value="-0.676827761037458" calcext:value-type="float">
            <text:p>-0.67682776103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13/2010-09-13.n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9.6768277610375" calcext:value-type="float">
            <text:p>19.6768277610375</text:p>
          </table:table-cell>
          <table:table-cell office:value-type="float" office:value="19" calcext:value-type="float">
            <text:p>19</text:p>
          </table:table-cell>
          <table:table-cell office:value-type="float" office:value="-0.676827761037458" calcext:value-type="float">
            <text:p>-0.67682776103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22/2014-07-22.n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9.6768277610375" calcext:value-type="float">
            <text:p>19.6768277610375</text:p>
          </table:table-cell>
          <table:table-cell office:value-type="float" office:value="19" calcext:value-type="float">
            <text:p>19</text:p>
          </table:table-cell>
          <table:table-cell office:value-type="float" office:value="-0.676827761037458" calcext:value-type="float">
            <text:p>-0.676827761037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8-11/2011-08-11.n3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9.6796190327128" calcext:value-type="float">
            <text:p>19.6796190327128</text:p>
          </table:table-cell>
          <table:table-cell office:value-type="float" office:value="20" calcext:value-type="float">
            <text:p>20</text:p>
          </table:table-cell>
          <table:table-cell office:value-type="float" office:value="0.320380967287214" calcext:value-type="float">
            <text:p>0.320380967287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12/2014-05-12.n3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9.6796190327128" calcext:value-type="float">
            <text:p>19.6796190327128</text:p>
          </table:table-cell>
          <table:table-cell office:value-type="float" office:value="19" calcext:value-type="float">
            <text:p>19</text:p>
          </table:table-cell>
          <table:table-cell office:value-type="float" office:value="-0.679619032712786" calcext:value-type="float">
            <text:p>-0.679619032712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2-05/2012-02-05.n3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9.6796190327128" calcext:value-type="float">
            <text:p>19.6796190327128</text:p>
          </table:table-cell>
          <table:table-cell office:value-type="float" office:value="19" calcext:value-type="float">
            <text:p>19</text:p>
          </table:table-cell>
          <table:table-cell office:value-type="float" office:value="-0.679619032712786" calcext:value-type="float">
            <text:p>-0.679619032712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20/2010-07-20.n3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9.6796190327128" calcext:value-type="float">
            <text:p>19.6796190327128</text:p>
          </table:table-cell>
          <table:table-cell office:value-type="float" office:value="20" calcext:value-type="float">
            <text:p>20</text:p>
          </table:table-cell>
          <table:table-cell office:value-type="float" office:value="0.320380967287214" calcext:value-type="float">
            <text:p>0.320380967287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3-01/2016-03-01.n3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9.6824103043881" calcext:value-type="float">
            <text:p>19.6824103043881</text:p>
          </table:table-cell>
          <table:table-cell office:value-type="float" office:value="18" calcext:value-type="float">
            <text:p>18</text:p>
          </table:table-cell>
          <table:table-cell office:value-type="float" office:value="-1.68241030438812" calcext:value-type="float">
            <text:p>-1.68241030438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0-14/2014-10-14.n3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.6852015760634" calcext:value-type="float">
            <text:p>19.6852015760634</text:p>
          </table:table-cell>
          <table:table-cell office:value-type="float" office:value="20" calcext:value-type="float">
            <text:p>20</text:p>
          </table:table-cell>
          <table:table-cell office:value-type="float" office:value="0.314798423936555" calcext:value-type="float">
            <text:p>0.314798423936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4-01/2010-04-01.n3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.6852015760634" calcext:value-type="float">
            <text:p>19.6852015760634</text:p>
          </table:table-cell>
          <table:table-cell office:value-type="float" office:value="18" calcext:value-type="float">
            <text:p>18</text:p>
          </table:table-cell>
          <table:table-cell office:value-type="float" office:value="-1.68520157606345" calcext:value-type="float">
            <text:p>-1.68520157606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1-28/2018-11-28.n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.6852015760634" calcext:value-type="float">
            <text:p>19.6852015760634</text:p>
          </table:table-cell>
          <table:table-cell office:value-type="float" office:value="21" calcext:value-type="float">
            <text:p>21</text:p>
          </table:table-cell>
          <table:table-cell office:value-type="float" office:value="1.31479842393655" calcext:value-type="float">
            <text:p>1.31479842393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05/2011-11-05.n3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9.6852015760634" calcext:value-type="float">
            <text:p>19.6852015760634</text:p>
          </table:table-cell>
          <table:table-cell office:value-type="float" office:value="20" calcext:value-type="float">
            <text:p>20</text:p>
          </table:table-cell>
          <table:table-cell office:value-type="float" office:value="0.314798423936555" calcext:value-type="float">
            <text:p>0.314798423936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20/2015-01-20.n3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.6879928477388" calcext:value-type="float">
            <text:p>19.6879928477388</text:p>
          </table:table-cell>
          <table:table-cell office:value-type="float" office:value="20" calcext:value-type="float">
            <text:p>20</text:p>
          </table:table-cell>
          <table:table-cell office:value-type="float" office:value="0.312007152261227" calcext:value-type="float">
            <text:p>0.312007152261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4/2013-12-14.n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9.6907841194141" calcext:value-type="float">
            <text:p>19.6907841194141</text:p>
          </table:table-cell>
          <table:table-cell office:value-type="float" office:value="20" calcext:value-type="float">
            <text:p>20</text:p>
          </table:table-cell>
          <table:table-cell office:value-type="float" office:value="0.309215880585899" calcext:value-type="float">
            <text:p>0.309215880585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01/2015-06-01.n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9.6935753910894" calcext:value-type="float">
            <text:p>19.6935753910894</text:p>
          </table:table-cell>
          <table:table-cell office:value-type="float" office:value="18" calcext:value-type="float">
            <text:p>18</text:p>
          </table:table-cell>
          <table:table-cell office:value-type="float" office:value="-1.69357539108943" calcext:value-type="float">
            <text:p>-1.69357539108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22/2011-06-22.n3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9.6963666627648" calcext:value-type="float">
            <text:p>19.6963666627648</text:p>
          </table:table-cell>
          <table:table-cell office:value-type="float" office:value="19" calcext:value-type="float">
            <text:p>19</text:p>
          </table:table-cell>
          <table:table-cell office:value-type="float" office:value="-0.69636666276476" calcext:value-type="float">
            <text:p>-0.69636666276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06-30/2006-06-30.n3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9.6963666627648" calcext:value-type="float">
            <text:p>19.6963666627648</text:p>
          </table:table-cell>
          <table:table-cell office:value-type="float" office:value="20" calcext:value-type="float">
            <text:p>20</text:p>
          </table:table-cell>
          <table:table-cell office:value-type="float" office:value="0.30363333723524" calcext:value-type="float">
            <text:p>0.30363333723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9-07/2015-09-07.n3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9.6963666627648" calcext:value-type="float">
            <text:p>19.6963666627648</text:p>
          </table:table-cell>
          <table:table-cell office:value-type="float" office:value="20" calcext:value-type="float">
            <text:p>20</text:p>
          </table:table-cell>
          <table:table-cell office:value-type="float" office:value="0.30363333723524" calcext:value-type="float">
            <text:p>0.30363333723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16/2013-09-16.n3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9.6963666627648" calcext:value-type="float">
            <text:p>19.6963666627648</text:p>
          </table:table-cell>
          <table:table-cell office:value-type="float" office:value="19" calcext:value-type="float">
            <text:p>19</text:p>
          </table:table-cell>
          <table:table-cell office:value-type="float" office:value="-0.69636666276476" calcext:value-type="float">
            <text:p>-0.69636666276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22/2013-03-22.n3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9.6991579344401" calcext:value-type="float">
            <text:p>19.6991579344401</text:p>
          </table:table-cell>
          <table:table-cell office:value-type="float" office:value="21" calcext:value-type="float">
            <text:p>21</text:p>
          </table:table-cell>
          <table:table-cell office:value-type="float" office:value="1.30084206555991" calcext:value-type="float">
            <text:p>1.30084206555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06/2013-06-06.n3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9.7047404777907" calcext:value-type="float">
            <text:p>19.7047404777907</text:p>
          </table:table-cell>
          <table:table-cell office:value-type="float" office:value="18" calcext:value-type="float">
            <text:p>18</text:p>
          </table:table-cell>
          <table:table-cell office:value-type="float" office:value="-1.70474047779075" calcext:value-type="float">
            <text:p>-1.70474047779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07/2015-04-07.n3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9.7047404777907" calcext:value-type="float">
            <text:p>19.7047404777907</text:p>
          </table:table-cell>
          <table:table-cell office:value-type="float" office:value="20" calcext:value-type="float">
            <text:p>20</text:p>
          </table:table-cell>
          <table:table-cell office:value-type="float" office:value="0.295259522209253" calcext:value-type="float">
            <text:p>0.295259522209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1-24/2018-01-24.n3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9.7047404777907" calcext:value-type="float">
            <text:p>19.7047404777907</text:p>
          </table:table-cell>
          <table:table-cell office:value-type="float" office:value="20" calcext:value-type="float">
            <text:p>20</text:p>
          </table:table-cell>
          <table:table-cell office:value-type="float" office:value="0.295259522209253" calcext:value-type="float">
            <text:p>0.295259522209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30/2014-06-30.n3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9.7075317494661" calcext:value-type="float">
            <text:p>19.7075317494661</text:p>
          </table:table-cell>
          <table:table-cell office:value-type="float" office:value="19" calcext:value-type="float">
            <text:p>19</text:p>
          </table:table-cell>
          <table:table-cell office:value-type="float" office:value="-0.707531749466074" calcext:value-type="float">
            <text:p>-0.707531749466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5-18/2016-05-18.n3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9.7103230211414" calcext:value-type="float">
            <text:p>19.7103230211414</text:p>
          </table:table-cell>
          <table:table-cell office:value-type="float" office:value="20" calcext:value-type="float">
            <text:p>20</text:p>
          </table:table-cell>
          <table:table-cell office:value-type="float" office:value="0.289676978858598" calcext:value-type="float">
            <text:p>0.289676978858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22/2015-07-22.n3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9.7103230211414" calcext:value-type="float">
            <text:p>19.7103230211414</text:p>
          </table:table-cell>
          <table:table-cell office:value-type="float" office:value="19" calcext:value-type="float">
            <text:p>19</text:p>
          </table:table-cell>
          <table:table-cell office:value-type="float" office:value="-0.710323021141402" calcext:value-type="float">
            <text:p>-0.710323021141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11/2010-07-11.n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9.7103230211414" calcext:value-type="float">
            <text:p>19.7103230211414</text:p>
          </table:table-cell>
          <table:table-cell office:value-type="float" office:value="20" calcext:value-type="float">
            <text:p>20</text:p>
          </table:table-cell>
          <table:table-cell office:value-type="float" office:value="0.289676978858598" calcext:value-type="float">
            <text:p>0.289676978858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11/2014-09-11.n3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9.7103230211414" calcext:value-type="float">
            <text:p>19.7103230211414</text:p>
          </table:table-cell>
          <table:table-cell office:value-type="float" office:value="19" calcext:value-type="float">
            <text:p>19</text:p>
          </table:table-cell>
          <table:table-cell office:value-type="float" office:value="-0.710323021141402" calcext:value-type="float">
            <text:p>-0.710323021141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15/2011-02-15.n3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9.7103230211414" calcext:value-type="float">
            <text:p>19.7103230211414</text:p>
          </table:table-cell>
          <table:table-cell office:value-type="float" office:value="22" calcext:value-type="float">
            <text:p>22</text:p>
          </table:table-cell>
          <table:table-cell office:value-type="float" office:value="2.2896769788586" calcext:value-type="float">
            <text:p>2.2896769788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19/2015-03-19.n3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9.7131142928167" calcext:value-type="float">
            <text:p>19.7131142928167</text:p>
          </table:table-cell>
          <table:table-cell office:value-type="float" office:value="19" calcext:value-type="float">
            <text:p>19</text:p>
          </table:table-cell>
          <table:table-cell office:value-type="float" office:value="-0.713114292816734" calcext:value-type="float">
            <text:p>-0.713114292816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0-08/2014-10-08.n3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9.7131142928167" calcext:value-type="float">
            <text:p>19.7131142928167</text:p>
          </table:table-cell>
          <table:table-cell office:value-type="float" office:value="20" calcext:value-type="float">
            <text:p>20</text:p>
          </table:table-cell>
          <table:table-cell office:value-type="float" office:value="0.286885707183266" calcext:value-type="float">
            <text:p>0.286885707183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04/2012-04-04.n3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9.7159055644921" calcext:value-type="float">
            <text:p>19.7159055644921</text:p>
          </table:table-cell>
          <table:table-cell office:value-type="float" office:value="21" calcext:value-type="float">
            <text:p>21</text:p>
          </table:table-cell>
          <table:table-cell office:value-type="float" office:value="1.28409443550794" calcext:value-type="float">
            <text:p>1.28409443550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2-25/2007-02-25.n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9.7159055644921" calcext:value-type="float">
            <text:p>19.7159055644921</text:p>
          </table:table-cell>
          <table:table-cell office:value-type="float" office:value="21" calcext:value-type="float">
            <text:p>21</text:p>
          </table:table-cell>
          <table:table-cell office:value-type="float" office:value="1.28409443550794" calcext:value-type="float">
            <text:p>1.28409443550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8-04/2010-08-04.n3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.7186968361674" calcext:value-type="float">
            <text:p>19.7186968361674</text:p>
          </table:table-cell>
          <table:table-cell office:value-type="float" office:value="18" calcext:value-type="float">
            <text:p>18</text:p>
          </table:table-cell>
          <table:table-cell office:value-type="float" office:value="-1.71869683616739" calcext:value-type="float">
            <text:p>-1.71869683616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16/2014-06-16.n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9.7214881078427" calcext:value-type="float">
            <text:p>19.7214881078427</text:p>
          </table:table-cell>
          <table:table-cell office:value-type="float" office:value="20" calcext:value-type="float">
            <text:p>20</text:p>
          </table:table-cell>
          <table:table-cell office:value-type="float" office:value="0.278511892157283" calcext:value-type="float">
            <text:p>0.278511892157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4-02-23/2004-02-23.n3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9.7270706511934" calcext:value-type="float">
            <text:p>19.7270706511934</text:p>
          </table:table-cell>
          <table:table-cell office:value-type="float" office:value="20" calcext:value-type="float">
            <text:p>20</text:p>
          </table:table-cell>
          <table:table-cell office:value-type="float" office:value="0.272929348806624" calcext:value-type="float">
            <text:p>0.27292934880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18/2012-06-18.n3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9.7270706511934" calcext:value-type="float">
            <text:p>19.7270706511934</text:p>
          </table:table-cell>
          <table:table-cell office:value-type="float" office:value="19" calcext:value-type="float">
            <text:p>19</text:p>
          </table:table-cell>
          <table:table-cell office:value-type="float" office:value="-0.727070651193376" calcext:value-type="float">
            <text:p>-0.727070651193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13/2007-10-13.n3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9.7270706511934" calcext:value-type="float">
            <text:p>19.7270706511934</text:p>
          </table:table-cell>
          <table:table-cell office:value-type="float" office:value="19" calcext:value-type="float">
            <text:p>19</text:p>
          </table:table-cell>
          <table:table-cell office:value-type="float" office:value="-0.727070651193376" calcext:value-type="float">
            <text:p>-0.727070651193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01/2010-09-01.n3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9.7270706511934" calcext:value-type="float">
            <text:p>19.7270706511934</text:p>
          </table:table-cell>
          <table:table-cell office:value-type="float" office:value="20" calcext:value-type="float">
            <text:p>20</text:p>
          </table:table-cell>
          <table:table-cell office:value-type="float" office:value="0.272929348806624" calcext:value-type="float">
            <text:p>0.27292934880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7-05/2016-07-05.n3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9.7298619228687" calcext:value-type="float">
            <text:p>19.7298619228687</text:p>
          </table:table-cell>
          <table:table-cell office:value-type="float" office:value="19" calcext:value-type="float">
            <text:p>19</text:p>
          </table:table-cell>
          <table:table-cell office:value-type="float" office:value="-0.729861922868704" calcext:value-type="float">
            <text:p>-0.729861922868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06/2012-11-06.n3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9.7298619228687" calcext:value-type="float">
            <text:p>19.7298619228687</text:p>
          </table:table-cell>
          <table:table-cell office:value-type="float" office:value="19" calcext:value-type="float">
            <text:p>19</text:p>
          </table:table-cell>
          <table:table-cell office:value-type="float" office:value="-0.729861922868704" calcext:value-type="float">
            <text:p>-0.729861922868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1/2010-10-01.n3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9.732653194544" calcext:value-type="float">
            <text:p>19.732653194544</text:p>
          </table:table-cell>
          <table:table-cell office:value-type="float" office:value="19" calcext:value-type="float">
            <text:p>19</text:p>
          </table:table-cell>
          <table:table-cell office:value-type="float" office:value="-0.732653194544035" calcext:value-type="float">
            <text:p>-0.732653194544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06/2012-06-06.n3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9.732653194544" calcext:value-type="float">
            <text:p>19.732653194544</text:p>
          </table:table-cell>
          <table:table-cell office:value-type="float" office:value="20" calcext:value-type="float">
            <text:p>20</text:p>
          </table:table-cell>
          <table:table-cell office:value-type="float" office:value="0.267346805455965" calcext:value-type="float">
            <text:p>0.267346805455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16/2012-09-16.n3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9.74102700957" calcext:value-type="float">
            <text:p>19.74102700957</text:p>
          </table:table-cell>
          <table:table-cell office:value-type="float" office:value="20" calcext:value-type="float">
            <text:p>20</text:p>
          </table:table-cell>
          <table:table-cell office:value-type="float" office:value="0.258972990429982" calcext:value-type="float">
            <text:p>0.25897299042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01/2019-02-01.n3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9.74102700957" calcext:value-type="float">
            <text:p>19.74102700957</text:p>
          </table:table-cell>
          <table:table-cell office:value-type="float" office:value="18" calcext:value-type="float">
            <text:p>18</text:p>
          </table:table-cell>
          <table:table-cell office:value-type="float" office:value="-1.74102700957002" calcext:value-type="float">
            <text:p>-1.74102700957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28/2016-01-28.n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9.74102700957" calcext:value-type="float">
            <text:p>19.74102700957</text:p>
          </table:table-cell>
          <table:table-cell office:value-type="float" office:value="20" calcext:value-type="float">
            <text:p>20</text:p>
          </table:table-cell>
          <table:table-cell office:value-type="float" office:value="0.258972990429982" calcext:value-type="float">
            <text:p>0.25897299042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1-05/2014-11-05.n3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9.74102700957" calcext:value-type="float">
            <text:p>19.74102700957</text:p>
          </table:table-cell>
          <table:table-cell office:value-type="float" office:value="20" calcext:value-type="float">
            <text:p>20</text:p>
          </table:table-cell>
          <table:table-cell office:value-type="float" office:value="0.258972990429982" calcext:value-type="float">
            <text:p>0.258972990429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16/2011-11-16.n3</text:p>
          </table:table-cell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9.7438182812453" calcext:value-type="float">
            <text:p>19.7438182812453</text:p>
          </table:table-cell>
          <table:table-cell office:value-type="float" office:value="20" calcext:value-type="float">
            <text:p>20</text:p>
          </table:table-cell>
          <table:table-cell office:value-type="float" office:value="0.25618171875465" calcext:value-type="float">
            <text:p>0.25618171875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2-09/2016-12-09.n3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9.7438182812453" calcext:value-type="float">
            <text:p>19.7438182812453</text:p>
          </table:table-cell>
          <table:table-cell office:value-type="float" office:value="19" calcext:value-type="float">
            <text:p>19</text:p>
          </table:table-cell>
          <table:table-cell office:value-type="float" office:value="-0.74381828124535" calcext:value-type="float">
            <text:p>-0.74381828124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04/2013-09-04.n3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9.7466095529207" calcext:value-type="float">
            <text:p>19.7466095529207</text:p>
          </table:table-cell>
          <table:table-cell office:value-type="float" office:value="19" calcext:value-type="float">
            <text:p>19</text:p>
          </table:table-cell>
          <table:table-cell office:value-type="float" office:value="-0.746609552920678" calcext:value-type="float">
            <text:p>-0.746609552920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6-17/2010-06-17.n3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749400824596" calcext:value-type="float">
            <text:p>19.749400824596</text:p>
          </table:table-cell>
          <table:table-cell office:value-type="float" office:value="19" calcext:value-type="float">
            <text:p>19</text:p>
          </table:table-cell>
          <table:table-cell office:value-type="float" office:value="-0.749400824596005" calcext:value-type="float">
            <text:p>-0.749400824596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29/2011-11-29.n3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749400824596" calcext:value-type="float">
            <text:p>19.749400824596</text:p>
          </table:table-cell>
          <table:table-cell office:value-type="float" office:value="20" calcext:value-type="float">
            <text:p>20</text:p>
          </table:table-cell>
          <table:table-cell office:value-type="float" office:value="0.250599175403995" calcext:value-type="float">
            <text:p>0.250599175403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17/2012-11-17.n3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9.7521920962713" calcext:value-type="float">
            <text:p>19.7521920962713</text:p>
          </table:table-cell>
          <table:table-cell office:value-type="float" office:value="20" calcext:value-type="float">
            <text:p>20</text:p>
          </table:table-cell>
          <table:table-cell office:value-type="float" office:value="0.247807903728663" calcext:value-type="float">
            <text:p>0.247807903728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31/2013-07-31.n3</text:p>
          </table:table-cell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9.7521920962713" calcext:value-type="float">
            <text:p>19.7521920962713</text:p>
          </table:table-cell>
          <table:table-cell office:value-type="float" office:value="20" calcext:value-type="float">
            <text:p>20</text:p>
          </table:table-cell>
          <table:table-cell office:value-type="float" office:value="0.247807903728663" calcext:value-type="float">
            <text:p>0.247807903728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30/2007-10-30.n3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9.757774639622" calcext:value-type="float">
            <text:p>19.757774639622</text:p>
          </table:table-cell>
          <table:table-cell office:value-type="float" office:value="19" calcext:value-type="float">
            <text:p>19</text:p>
          </table:table-cell>
          <table:table-cell office:value-type="float" office:value="-0.757774639621992" calcext:value-type="float">
            <text:p>-0.757774639621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4-06/2009-04-06.n3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9.766148454648" calcext:value-type="float">
            <text:p>19.766148454648</text:p>
          </table:table-cell>
          <table:table-cell office:value-type="float" office:value="19" calcext:value-type="float">
            <text:p>19</text:p>
          </table:table-cell>
          <table:table-cell office:value-type="float" office:value="-0.766148454647979" calcext:value-type="float">
            <text:p>-0.766148454647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1-28/2008-01-28.n3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9.766148454648" calcext:value-type="float">
            <text:p>19.766148454648</text:p>
          </table:table-cell>
          <table:table-cell office:value-type="float" office:value="20" calcext:value-type="float">
            <text:p>20</text:p>
          </table:table-cell>
          <table:table-cell office:value-type="float" office:value="0.233851545352021" calcext:value-type="float">
            <text:p>0.23385154535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11/2011-06-11.n3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9.7689397263233" calcext:value-type="float">
            <text:p>19.7689397263233</text:p>
          </table:table-cell>
          <table:table-cell office:value-type="float" office:value="18" calcext:value-type="float">
            <text:p>18</text:p>
          </table:table-cell>
          <table:table-cell office:value-type="float" office:value="-1.76893972632331" calcext:value-type="float">
            <text:p>-1.76893972632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5-14/2008-05-14.n3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9.7717309979986" calcext:value-type="float">
            <text:p>19.7717309979986</text:p>
          </table:table-cell>
          <table:table-cell office:value-type="float" office:value="17" calcext:value-type="float">
            <text:p>17</text:p>
          </table:table-cell>
          <table:table-cell office:value-type="float" office:value="-2.77173099799863" calcext:value-type="float">
            <text:p>-2.7717309979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5-29/2011-05-29.n3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9.7717309979986" calcext:value-type="float">
            <text:p>19.7717309979986</text:p>
          </table:table-cell>
          <table:table-cell office:value-type="float" office:value="20" calcext:value-type="float">
            <text:p>20</text:p>
          </table:table-cell>
          <table:table-cell office:value-type="float" office:value="0.228269002001365" calcext:value-type="float">
            <text:p>0.228269002001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1-08/2007-11-08.n3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9.7717309979986" calcext:value-type="float">
            <text:p>19.7717309979986</text:p>
          </table:table-cell>
          <table:table-cell office:value-type="float" office:value="21" calcext:value-type="float">
            <text:p>21</text:p>
          </table:table-cell>
          <table:table-cell office:value-type="float" office:value="1.22826900200137" calcext:value-type="float">
            <text:p>1.2282690020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15/2013-10-15.n3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9.774522269674" calcext:value-type="float">
            <text:p>19.774522269674</text:p>
          </table:table-cell>
          <table:table-cell office:value-type="float" office:value="17" calcext:value-type="float">
            <text:p>17</text:p>
          </table:table-cell>
          <table:table-cell office:value-type="float" office:value="-2.77452226967397" calcext:value-type="float">
            <text:p>-2.7745222696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09/2013-10-09.n3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9.774522269674" calcext:value-type="float">
            <text:p>19.774522269674</text:p>
          </table:table-cell>
          <table:table-cell office:value-type="float" office:value="19" calcext:value-type="float">
            <text:p>19</text:p>
          </table:table-cell>
          <table:table-cell office:value-type="float" office:value="-0.774522269673966" calcext:value-type="float">
            <text:p>-0.774522269673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09/2010-07-09.n3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.7773135413493" calcext:value-type="float">
            <text:p>19.7773135413493</text:p>
          </table:table-cell>
          <table:table-cell office:value-type="float" office:value="19" calcext:value-type="float">
            <text:p>19</text:p>
          </table:table-cell>
          <table:table-cell office:value-type="float" office:value="-0.777313541349294" calcext:value-type="float">
            <text:p>-0.777313541349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13/2013-11-13.n3</text:p>
          </table:table-cell>
          <table:table-cell office:value-type="float" office:value="179" calcext:value-type="float">
            <text:p>17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.7773135413493" calcext:value-type="float">
            <text:p>19.7773135413493</text:p>
          </table:table-cell>
          <table:table-cell office:value-type="float" office:value="18" calcext:value-type="float">
            <text:p>18</text:p>
          </table:table-cell>
          <table:table-cell office:value-type="float" office:value="-1.77731354134929" calcext:value-type="float">
            <text:p>-1.77731354134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2-28/2016-02-28.n3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9.7801048130246" calcext:value-type="float">
            <text:p>19.7801048130246</text:p>
          </table:table-cell>
          <table:table-cell office:value-type="float" office:value="19" calcext:value-type="float">
            <text:p>19</text:p>
          </table:table-cell>
          <table:table-cell office:value-type="float" office:value="-0.780104813024622" calcext:value-type="float">
            <text:p>-0.780104813024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21/2013-11-21.n3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9.7801048130246" calcext:value-type="float">
            <text:p>19.7801048130246</text:p>
          </table:table-cell>
          <table:table-cell office:value-type="float" office:value="20" calcext:value-type="float">
            <text:p>20</text:p>
          </table:table-cell>
          <table:table-cell office:value-type="float" office:value="0.219895186975378" calcext:value-type="float">
            <text:p>0.219895186975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05-03/2006-05-03.n3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9.7801048130246" calcext:value-type="float">
            <text:p>19.7801048130246</text:p>
          </table:table-cell>
          <table:table-cell office:value-type="float" office:value="20" calcext:value-type="float">
            <text:p>20</text:p>
          </table:table-cell>
          <table:table-cell office:value-type="float" office:value="0.219895186975378" calcext:value-type="float">
            <text:p>0.219895186975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09/2012-10-09.n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9.7828960847" calcext:value-type="float">
            <text:p>19.7828960847</text:p>
          </table:table-cell>
          <table:table-cell office:value-type="float" office:value="20" calcext:value-type="float">
            <text:p>20</text:p>
          </table:table-cell>
          <table:table-cell office:value-type="float" office:value="0.217103915300047" calcext:value-type="float">
            <text:p>0.217103915300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01/2012-03-01.n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9.7828960847" calcext:value-type="float">
            <text:p>19.7828960847</text:p>
          </table:table-cell>
          <table:table-cell office:value-type="float" office:value="20" calcext:value-type="float">
            <text:p>20</text:p>
          </table:table-cell>
          <table:table-cell office:value-type="float" office:value="0.217103915300047" calcext:value-type="float">
            <text:p>0.217103915300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0-06/2011-10-06.n3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9.7828960847" calcext:value-type="float">
            <text:p>19.7828960847</text:p>
          </table:table-cell>
          <table:table-cell office:value-type="float" office:value="19" calcext:value-type="float">
            <text:p>19</text:p>
          </table:table-cell>
          <table:table-cell office:value-type="float" office:value="-0.782896084699953" calcext:value-type="float">
            <text:p>-0.78289608469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01/2020-06-01.n3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9.7856873563753" calcext:value-type="float">
            <text:p>19.7856873563753</text:p>
          </table:table-cell>
          <table:table-cell office:value-type="float" office:value="19" calcext:value-type="float">
            <text:p>19</text:p>
          </table:table-cell>
          <table:table-cell office:value-type="float" office:value="-0.785687356375281" calcext:value-type="float">
            <text:p>-0.785687356375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6-03/2008-06-03.n3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9.7856873563753" calcext:value-type="float">
            <text:p>19.7856873563753</text:p>
          </table:table-cell>
          <table:table-cell office:value-type="float" office:value="20" calcext:value-type="float">
            <text:p>20</text:p>
          </table:table-cell>
          <table:table-cell office:value-type="float" office:value="0.214312643624719" calcext:value-type="float">
            <text:p>0.214312643624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2-26/2015-02-26.n3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9.7884786280506" calcext:value-type="float">
            <text:p>19.7884786280506</text:p>
          </table:table-cell>
          <table:table-cell office:value-type="float" office:value="19" calcext:value-type="float">
            <text:p>19</text:p>
          </table:table-cell>
          <table:table-cell office:value-type="float" office:value="-0.788478628050608" calcext:value-type="float">
            <text:p>-0.788478628050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4/2013-05-24.n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9.7912698997259" calcext:value-type="float">
            <text:p>19.7912698997259</text:p>
          </table:table-cell>
          <table:table-cell office:value-type="float" office:value="19" calcext:value-type="float">
            <text:p>19</text:p>
          </table:table-cell>
          <table:table-cell office:value-type="float" office:value="-0.791269899725936" calcext:value-type="float">
            <text:p>-0.791269899725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27/2012-04-27.n3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9.7912698997259" calcext:value-type="float">
            <text:p>19.7912698997259</text:p>
          </table:table-cell>
          <table:table-cell office:value-type="float" office:value="18" calcext:value-type="float">
            <text:p>18</text:p>
          </table:table-cell>
          <table:table-cell office:value-type="float" office:value="-1.79126989972594" calcext:value-type="float">
            <text:p>-1.79126989972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01/2013-04-01.n3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9.7912698997259" calcext:value-type="float">
            <text:p>19.7912698997259</text:p>
          </table:table-cell>
          <table:table-cell office:value-type="float" office:value="19" calcext:value-type="float">
            <text:p>19</text:p>
          </table:table-cell>
          <table:table-cell office:value-type="float" office:value="-0.791269899725936" calcext:value-type="float">
            <text:p>-0.791269899725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27/2015-03-27.n3</text:p>
          </table:table-cell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9.7968524430766" calcext:value-type="float">
            <text:p>19.7968524430766</text:p>
          </table:table-cell>
          <table:table-cell office:value-type="float" office:value="18" calcext:value-type="float">
            <text:p>18</text:p>
          </table:table-cell>
          <table:table-cell office:value-type="float" office:value="-1.7968524430766" calcext:value-type="float">
            <text:p>-1.7968524430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05/2014-04-05.n3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9.7996437147519" calcext:value-type="float">
            <text:p>19.7996437147519</text:p>
          </table:table-cell>
          <table:table-cell office:value-type="float" office:value="20" calcext:value-type="float">
            <text:p>20</text:p>
          </table:table-cell>
          <table:table-cell office:value-type="float" office:value="0.200356285248077" calcext:value-type="float">
            <text:p>0.200356285248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03/2013-12-03.n3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9.7996437147519" calcext:value-type="float">
            <text:p>19.7996437147519</text:p>
          </table:table-cell>
          <table:table-cell office:value-type="float" office:value="20" calcext:value-type="float">
            <text:p>20</text:p>
          </table:table-cell>
          <table:table-cell office:value-type="float" office:value="0.200356285248077" calcext:value-type="float">
            <text:p>0.200356285248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10/2013-05-10.n3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9.8080175297779" calcext:value-type="float">
            <text:p>19.8080175297779</text:p>
          </table:table-cell>
          <table:table-cell office:value-type="float" office:value="20" calcext:value-type="float">
            <text:p>20</text:p>
          </table:table-cell>
          <table:table-cell office:value-type="float" office:value="0.19198247022209" calcext:value-type="float">
            <text:p>0.19198247022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4-29/2019-04-29.n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9.8080175297779" calcext:value-type="float">
            <text:p>19.8080175297779</text:p>
          </table:table-cell>
          <table:table-cell office:value-type="float" office:value="20" calcext:value-type="float">
            <text:p>20</text:p>
          </table:table-cell>
          <table:table-cell office:value-type="float" office:value="0.19198247022209" calcext:value-type="float">
            <text:p>0.19198247022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2-09/2015-02-09.n3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9.8080175297779" calcext:value-type="float">
            <text:p>19.8080175297779</text:p>
          </table:table-cell>
          <table:table-cell office:value-type="float" office:value="21" calcext:value-type="float">
            <text:p>21</text:p>
          </table:table-cell>
          <table:table-cell office:value-type="float" office:value="1.19198247022209" calcext:value-type="float">
            <text:p>1.19198247022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13/2014-08-13.n3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9.8108088014532" calcext:value-type="float">
            <text:p>19.8108088014532</text:p>
          </table:table-cell>
          <table:table-cell office:value-type="float" office:value="19" calcext:value-type="float">
            <text:p>19</text:p>
          </table:table-cell>
          <table:table-cell office:value-type="float" office:value="-0.810808801453238" calcext:value-type="float">
            <text:p>-0.810808801453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8-16/2011-08-16.n3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9.8108088014532" calcext:value-type="float">
            <text:p>19.8108088014532</text:p>
          </table:table-cell>
          <table:table-cell office:value-type="float" office:value="20" calcext:value-type="float">
            <text:p>20</text:p>
          </table:table-cell>
          <table:table-cell office:value-type="float" office:value="0.189191198546762" calcext:value-type="float">
            <text:p>0.189191198546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30/2012-03-30.n3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9.8108088014532" calcext:value-type="float">
            <text:p>19.8108088014532</text:p>
          </table:table-cell>
          <table:table-cell office:value-type="float" office:value="22" calcext:value-type="float">
            <text:p>22</text:p>
          </table:table-cell>
          <table:table-cell office:value-type="float" office:value="2.18919119854676" calcext:value-type="float">
            <text:p>2.18919119854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03/2013-06-03.n3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9.8108088014532" calcext:value-type="float">
            <text:p>19.8108088014532</text:p>
          </table:table-cell>
          <table:table-cell office:value-type="float" office:value="19" calcext:value-type="float">
            <text:p>19</text:p>
          </table:table-cell>
          <table:table-cell office:value-type="float" office:value="-0.810808801453238" calcext:value-type="float">
            <text:p>-0.810808801453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5-10/2016-05-10.n3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9.8136000731286" calcext:value-type="float">
            <text:p>19.8136000731286</text:p>
          </table:table-cell>
          <table:table-cell office:value-type="float" office:value="20" calcext:value-type="float">
            <text:p>20</text:p>
          </table:table-cell>
          <table:table-cell office:value-type="float" office:value="0.186399926871431" calcext:value-type="float">
            <text:p>0.18639992687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27/2013-03-27.n3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9.8136000731286" calcext:value-type="float">
            <text:p>19.8136000731286</text:p>
          </table:table-cell>
          <table:table-cell office:value-type="float" office:value="20" calcext:value-type="float">
            <text:p>20</text:p>
          </table:table-cell>
          <table:table-cell office:value-type="float" office:value="0.186399926871431" calcext:value-type="float">
            <text:p>0.18639992687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8-16/2013-08-16.n3</text:p>
          </table:table-cell>
          <table:table-cell office:value-type="float" office:value="207" calcext:value-type="float">
            <text:p>2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.8191826164792" calcext:value-type="float">
            <text:p>19.8191826164792</text:p>
          </table:table-cell>
          <table:table-cell office:value-type="float" office:value="18" calcext:value-type="float">
            <text:p>18</text:p>
          </table:table-cell>
          <table:table-cell office:value-type="float" office:value="-1.81918261647922" calcext:value-type="float">
            <text:p>-1.81918261647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5-17/2015-05-17.n3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9.8191826164792" calcext:value-type="float">
            <text:p>19.8191826164792</text:p>
          </table:table-cell>
          <table:table-cell office:value-type="float" office:value="19" calcext:value-type="float">
            <text:p>19</text:p>
          </table:table-cell>
          <table:table-cell office:value-type="float" office:value="-0.819182616479225" calcext:value-type="float">
            <text:p>-0.819182616479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24/2014-03-24.n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9.8219738881546" calcext:value-type="float">
            <text:p>19.8219738881546</text:p>
          </table:table-cell>
          <table:table-cell office:value-type="float" office:value="20" calcext:value-type="float">
            <text:p>20</text:p>
          </table:table-cell>
          <table:table-cell office:value-type="float" office:value="0.178026111845448" calcext:value-type="float">
            <text:p>0.178026111845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20/2019-02-20.n3</text:p>
          </table:table-cell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9.8219738881546" calcext:value-type="float">
            <text:p>19.8219738881546</text:p>
          </table:table-cell>
          <table:table-cell office:value-type="float" office:value="19" calcext:value-type="float">
            <text:p>19</text:p>
          </table:table-cell>
          <table:table-cell office:value-type="float" office:value="-0.821973888154552" calcext:value-type="float">
            <text:p>-0.821973888154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7-23/2020-07-23.n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9.8219738881546" calcext:value-type="float">
            <text:p>19.8219738881546</text:p>
          </table:table-cell>
          <table:table-cell office:value-type="float" office:value="22" calcext:value-type="float">
            <text:p>22</text:p>
          </table:table-cell>
          <table:table-cell office:value-type="float" office:value="2.17802611184545" calcext:value-type="float">
            <text:p>2.1780261118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3-06/2011-03-06.n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.8275564315052" calcext:value-type="float">
            <text:p>19.8275564315052</text:p>
          </table:table-cell>
          <table:table-cell office:value-type="float" office:value="21" calcext:value-type="float">
            <text:p>21</text:p>
          </table:table-cell>
          <table:table-cell office:value-type="float" office:value="1.17244356849479" calcext:value-type="float">
            <text:p>1.17244356849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9-08/2008-09-08.n3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9.8331389748559" calcext:value-type="float">
            <text:p>19.8331389748559</text:p>
          </table:table-cell>
          <table:table-cell office:value-type="float" office:value="21" calcext:value-type="float">
            <text:p>21</text:p>
          </table:table-cell>
          <table:table-cell office:value-type="float" office:value="1.16686102514413" calcext:value-type="float">
            <text:p>1.16686102514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5-18/2009-05-18.n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9.8331389748559" calcext:value-type="float">
            <text:p>19.8331389748559</text:p>
          </table:table-cell>
          <table:table-cell office:value-type="float" office:value="18" calcext:value-type="float">
            <text:p>18</text:p>
          </table:table-cell>
          <table:table-cell office:value-type="float" office:value="-1.83313897485587" calcext:value-type="float">
            <text:p>-1.83313897485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11/2014-07-11.n3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9.8359302465312" calcext:value-type="float">
            <text:p>19.8359302465312</text:p>
          </table:table-cell>
          <table:table-cell office:value-type="float" office:value="18" calcext:value-type="float">
            <text:p>18</text:p>
          </table:table-cell>
          <table:table-cell office:value-type="float" office:value="-1.8359302465312" calcext:value-type="float">
            <text:p>-1.8359302465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11/2015-07-11.n3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9.8387215182065" calcext:value-type="float">
            <text:p>19.8387215182065</text:p>
          </table:table-cell>
          <table:table-cell office:value-type="float" office:value="20" calcext:value-type="float">
            <text:p>20</text:p>
          </table:table-cell>
          <table:table-cell office:value-type="float" office:value="0.161278481793474" calcext:value-type="float">
            <text:p>0.161278481793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07/2013-05-07.n3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9.8498866049078" calcext:value-type="float">
            <text:p>19.8498866049078</text:p>
          </table:table-cell>
          <table:table-cell office:value-type="float" office:value="19" calcext:value-type="float">
            <text:p>19</text:p>
          </table:table-cell>
          <table:table-cell office:value-type="float" office:value="-0.849886604907841" calcext:value-type="float">
            <text:p>-0.849886604907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8-23/2017-08-23.n3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9.8526778765832" calcext:value-type="float">
            <text:p>19.8526778765832</text:p>
          </table:table-cell>
          <table:table-cell office:value-type="float" office:value="20" calcext:value-type="float">
            <text:p>20</text:p>
          </table:table-cell>
          <table:table-cell office:value-type="float" office:value="0.147322123416828" calcext:value-type="float">
            <text:p>0.147322123416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1-01/2007-01-01.n3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9.8526778765832" calcext:value-type="float">
            <text:p>19.8526778765832</text:p>
          </table:table-cell>
          <table:table-cell office:value-type="float" office:value="19" calcext:value-type="float">
            <text:p>19</text:p>
          </table:table-cell>
          <table:table-cell office:value-type="float" office:value="-0.852677876583172" calcext:value-type="float">
            <text:p>-0.852677876583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10-14/2003-10-14.n3</text:p>
          </table:table-cell>
          <table:table-cell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9.8554691482585" calcext:value-type="float">
            <text:p>19.8554691482585</text:p>
          </table:table-cell>
          <table:table-cell office:value-type="float" office:value="20" calcext:value-type="float">
            <text:p>20</text:p>
          </table:table-cell>
          <table:table-cell office:value-type="float" office:value="0.1445308517415" calcext:value-type="float">
            <text:p>0.1445308517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2-17/2018-12-17.n3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9.8554691482585" calcext:value-type="float">
            <text:p>19.8554691482585</text:p>
          </table:table-cell>
          <table:table-cell office:value-type="float" office:value="19" calcext:value-type="float">
            <text:p>19</text:p>
          </table:table-cell>
          <table:table-cell office:value-type="float" office:value="-0.8554691482585" calcext:value-type="float">
            <text:p>-0.8554691482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9-06/2019-09-06.n3</text:p>
          </table:table-cell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9.8666342349598" calcext:value-type="float">
            <text:p>19.8666342349598</text:p>
          </table:table-cell>
          <table:table-cell office:value-type="float" office:value="19" calcext:value-type="float">
            <text:p>19</text:p>
          </table:table-cell>
          <table:table-cell office:value-type="float" office:value="-0.866634234959815" calcext:value-type="float">
            <text:p>-0.86663423495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9/2014-01-29.n3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9.8694255066351" calcext:value-type="float">
            <text:p>19.8694255066351</text:p>
          </table:table-cell>
          <table:table-cell office:value-type="float" office:value="20" calcext:value-type="float">
            <text:p>20</text:p>
          </table:table-cell>
          <table:table-cell office:value-type="float" office:value="0.130574493364858" calcext:value-type="float">
            <text:p>0.130574493364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2-22/2018-02-22.n3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9.8750080499858" calcext:value-type="float">
            <text:p>19.8750080499858</text:p>
          </table:table-cell>
          <table:table-cell office:value-type="float" office:value="20" calcext:value-type="float">
            <text:p>20</text:p>
          </table:table-cell>
          <table:table-cell office:value-type="float" office:value="0.124991950014199" calcext:value-type="float">
            <text:p>0.124991950014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02/2012-05-02.n3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.8777993216611" calcext:value-type="float">
            <text:p>19.8777993216611</text:p>
          </table:table-cell>
          <table:table-cell office:value-type="float" office:value="19" calcext:value-type="float">
            <text:p>19</text:p>
          </table:table-cell>
          <table:table-cell office:value-type="float" office:value="-0.877799321661129" calcext:value-type="float">
            <text:p>-0.877799321661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0-12/2018-10-12.n3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9.8777993216611" calcext:value-type="float">
            <text:p>19.8777993216611</text:p>
          </table:table-cell>
          <table:table-cell office:value-type="float" office:value="19" calcext:value-type="float">
            <text:p>19</text:p>
          </table:table-cell>
          <table:table-cell office:value-type="float" office:value="-0.877799321661129" calcext:value-type="float">
            <text:p>-0.877799321661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8-05/2015-08-05.n3</text:p>
          </table:table-cell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9.8805905933365" calcext:value-type="float">
            <text:p>19.8805905933365</text:p>
          </table:table-cell>
          <table:table-cell office:value-type="float" office:value="20" calcext:value-type="float">
            <text:p>20</text:p>
          </table:table-cell>
          <table:table-cell office:value-type="float" office:value="0.119409406663543" calcext:value-type="float">
            <text:p>0.119409406663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10-21/2019-10-21.n3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9.8833818650118" calcext:value-type="float">
            <text:p>19.8833818650118</text:p>
          </table:table-cell>
          <table:table-cell office:value-type="float" office:value="19" calcext:value-type="float">
            <text:p>19</text:p>
          </table:table-cell>
          <table:table-cell office:value-type="float" office:value="-0.883381865011788" calcext:value-type="float">
            <text:p>-0.883381865011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2-19/2015-02-19.n3</text:p>
          </table:table-cell>
          <table:table-cell office:value-type="float" office:value="228" calcext:value-type="float">
            <text:p>2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.8861731366871" calcext:value-type="float">
            <text:p>19.8861731366871</text:p>
          </table:table-cell>
          <table:table-cell office:value-type="float" office:value="20" calcext:value-type="float">
            <text:p>20</text:p>
          </table:table-cell>
          <table:table-cell office:value-type="float" office:value="0.113826863312884" calcext:value-type="float">
            <text:p>0.113826863312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4-29/2011-04-29.n3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9.8917556800378" calcext:value-type="float">
            <text:p>19.8917556800378</text:p>
          </table:table-cell>
          <table:table-cell office:value-type="float" office:value="18" calcext:value-type="float">
            <text:p>18</text:p>
          </table:table-cell>
          <table:table-cell office:value-type="float" office:value="-1.89175568003777" calcext:value-type="float">
            <text:p>-1.89175568003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11/2012-10-11.n3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9.8917556800378" calcext:value-type="float">
            <text:p>19.8917556800378</text:p>
          </table:table-cell>
          <table:table-cell office:value-type="float" office:value="20" calcext:value-type="float">
            <text:p>20</text:p>
          </table:table-cell>
          <table:table-cell office:value-type="float" office:value="0.108244319962228" calcext:value-type="float">
            <text:p>0.108244319962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07/2012-09-07.n3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9.8945469517131" calcext:value-type="float">
            <text:p>19.8945469517131</text:p>
          </table:table-cell>
          <table:table-cell office:value-type="float" office:value="19" calcext:value-type="float">
            <text:p>19</text:p>
          </table:table-cell>
          <table:table-cell office:value-type="float" office:value="-0.894546951713103" calcext:value-type="float">
            <text:p>-0.89454695171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2-30/2012-12-30.n3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9.8945469517131" calcext:value-type="float">
            <text:p>19.8945469517131</text:p>
          </table:table-cell>
          <table:table-cell office:value-type="float" office:value="20" calcext:value-type="float">
            <text:p>20</text:p>
          </table:table-cell>
          <table:table-cell office:value-type="float" office:value="0.105453048286897" calcext:value-type="float">
            <text:p>0.105453048286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2-22/2014-12-22.n3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9.8973382233884" calcext:value-type="float">
            <text:p>19.8973382233884</text:p>
          </table:table-cell>
          <table:table-cell office:value-type="float" office:value="21" calcext:value-type="float">
            <text:p>21</text:p>
          </table:table-cell>
          <table:table-cell office:value-type="float" office:value="1.10266177661157" calcext:value-type="float">
            <text:p>1.1026617766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1-17/2013-01-17.n3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9.9001294950638" calcext:value-type="float">
            <text:p>19.9001294950638</text:p>
          </table:table-cell>
          <table:table-cell office:value-type="float" office:value="21" calcext:value-type="float">
            <text:p>21</text:p>
          </table:table-cell>
          <table:table-cell office:value-type="float" office:value="1.09987050493624" calcext:value-type="float">
            <text:p>1.09987050493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3-14/2016-03-14.n3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9.9057120384144" calcext:value-type="float">
            <text:p>19.9057120384144</text:p>
          </table:table-cell>
          <table:table-cell office:value-type="float" office:value="19" calcext:value-type="float">
            <text:p>19</text:p>
          </table:table-cell>
          <table:table-cell office:value-type="float" office:value="-0.905712038414418" calcext:value-type="float">
            <text:p>-0.905712038414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04/2016-01-04.n3</text:p>
          </table:table-cell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9.9057120384144" calcext:value-type="float">
            <text:p>19.9057120384144</text:p>
          </table:table-cell>
          <table:table-cell office:value-type="float" office:value="19" calcext:value-type="float">
            <text:p>19</text:p>
          </table:table-cell>
          <table:table-cell office:value-type="float" office:value="-0.905712038414418" calcext:value-type="float">
            <text:p>-0.905712038414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3-09/2009-03-09.n3</text:p>
          </table:table-cell>
          <table:table-cell office:value-type="float" office:value="237" calcext:value-type="float">
            <text:p>2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9.9085033100897" calcext:value-type="float">
            <text:p>19.9085033100897</text:p>
          </table:table-cell>
          <table:table-cell office:value-type="float" office:value="22" calcext:value-type="float">
            <text:p>22</text:p>
          </table:table-cell>
          <table:table-cell office:value-type="float" office:value="2.09149668991025" calcext:value-type="float">
            <text:p>2.09149668991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06/2014-06-06.n3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9.9140858534404" calcext:value-type="float">
            <text:p>19.9140858534404</text:p>
          </table:table-cell>
          <table:table-cell office:value-type="float" office:value="19" calcext:value-type="float">
            <text:p>19</text:p>
          </table:table-cell>
          <table:table-cell office:value-type="float" office:value="-0.914085853440405" calcext:value-type="float">
            <text:p>-0.914085853440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4-28/2017-04-28.n3</text:p>
          </table:table-cell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9.9224596684664" calcext:value-type="float">
            <text:p>19.9224596684664</text:p>
          </table:table-cell>
          <table:table-cell office:value-type="float" office:value="19" calcext:value-type="float">
            <text:p>19</text:p>
          </table:table-cell>
          <table:table-cell office:value-type="float" office:value="-0.922459668466388" calcext:value-type="float">
            <text:p>-0.922459668466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01/2014-01-01.n3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9.9224596684664" calcext:value-type="float">
            <text:p>19.9224596684664</text:p>
          </table:table-cell>
          <table:table-cell office:value-type="float" office:value="19" calcext:value-type="float">
            <text:p>19</text:p>
          </table:table-cell>
          <table:table-cell office:value-type="float" office:value="-0.922459668466388" calcext:value-type="float">
            <text:p>-0.922459668466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07/2013-03-07.n3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9.928042211817" calcext:value-type="float">
            <text:p>19.928042211817</text:p>
          </table:table-cell>
          <table:table-cell office:value-type="float" office:value="21" calcext:value-type="float">
            <text:p>21</text:p>
          </table:table-cell>
          <table:table-cell office:value-type="float" office:value="1.07195778818295" calcext:value-type="float">
            <text:p>1.07195778818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28/2011-06-28.n3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9.9308334834924" calcext:value-type="float">
            <text:p>19.9308334834924</text:p>
          </table:table-cell>
          <table:table-cell office:value-type="float" office:value="20" calcext:value-type="float">
            <text:p>20</text:p>
          </table:table-cell>
          <table:table-cell office:value-type="float" office:value="0.0691665165076252" calcext:value-type="float">
            <text:p>0.069166516507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16/2010-09-16.n3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9.9336247551677" calcext:value-type="float">
            <text:p>19.9336247551677</text:p>
          </table:table-cell>
          <table:table-cell office:value-type="float" office:value="23" calcext:value-type="float">
            <text:p>23</text:p>
          </table:table-cell>
          <table:table-cell office:value-type="float" office:value="3.06637524483229" calcext:value-type="float">
            <text:p>3.0663752448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8-25/2009-08-25.n3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9.9336247551677" calcext:value-type="float">
            <text:p>19.9336247551677</text:p>
          </table:table-cell>
          <table:table-cell office:value-type="float" office:value="19" calcext:value-type="float">
            <text:p>19</text:p>
          </table:table-cell>
          <table:table-cell office:value-type="float" office:value="-0.933624755167706" calcext:value-type="float">
            <text:p>-0.933624755167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0-07/2009-10-07.n3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9.9336247551677" calcext:value-type="float">
            <text:p>19.9336247551677</text:p>
          </table:table-cell>
          <table:table-cell office:value-type="float" office:value="18" calcext:value-type="float">
            <text:p>18</text:p>
          </table:table-cell>
          <table:table-cell office:value-type="float" office:value="-1.93362475516771" calcext:value-type="float">
            <text:p>-1.93362475516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1-31/2017-01-31.n3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9.936416026843" calcext:value-type="float">
            <text:p>19.936416026843</text:p>
          </table:table-cell>
          <table:table-cell office:value-type="float" office:value="19" calcext:value-type="float">
            <text:p>19</text:p>
          </table:table-cell>
          <table:table-cell office:value-type="float" office:value="-0.936416026843034" calcext:value-type="float">
            <text:p>-0.936416026843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8-08/2017-08-08.n3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9.9475811135443" calcext:value-type="float">
            <text:p>19.9475811135443</text:p>
          </table:table-cell>
          <table:table-cell office:value-type="float" office:value="20" calcext:value-type="float">
            <text:p>20</text:p>
          </table:table-cell>
          <table:table-cell office:value-type="float" office:value="0.0524188864556514" calcext:value-type="float">
            <text:p>0.052418886455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14/2013-11-14.n3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9.9475811135443" calcext:value-type="float">
            <text:p>19.9475811135443</text:p>
          </table:table-cell>
          <table:table-cell office:value-type="float" office:value="19" calcext:value-type="float">
            <text:p>19</text:p>
          </table:table-cell>
          <table:table-cell office:value-type="float" office:value="-0.947581113544349" calcext:value-type="float">
            <text:p>-0.947581113544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24/2013-04-24.n3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9.9475811135443" calcext:value-type="float">
            <text:p>19.9475811135443</text:p>
          </table:table-cell>
          <table:table-cell office:value-type="float" office:value="20" calcext:value-type="float">
            <text:p>20</text:p>
          </table:table-cell>
          <table:table-cell office:value-type="float" office:value="0.0524188864556514" calcext:value-type="float">
            <text:p>0.052418886455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2-11/2015-02-11.n3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9.9587462002457" calcext:value-type="float">
            <text:p>19.9587462002457</text:p>
          </table:table-cell>
          <table:table-cell office:value-type="float" office:value="20" calcext:value-type="float">
            <text:p>20</text:p>
          </table:table-cell>
          <table:table-cell office:value-type="float" office:value="0.0412537997543367" calcext:value-type="float">
            <text:p>0.041253799754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15/2013-03-15.n3</text:p>
          </table:table-cell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9.961537471921" calcext:value-type="float">
            <text:p>19.961537471921</text:p>
          </table:table-cell>
          <table:table-cell office:value-type="float" office:value="17" calcext:value-type="float">
            <text:p>17</text:p>
          </table:table-cell>
          <table:table-cell office:value-type="float" office:value="-2.96153747192099" calcext:value-type="float">
            <text:p>-2.96153747192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02/2013-03-02.n3</text:p>
          </table:table-cell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9.9643287435963" calcext:value-type="float">
            <text:p>19.9643287435963</text:p>
          </table:table-cell>
          <table:table-cell office:value-type="float" office:value="19" calcext:value-type="float">
            <text:p>19</text:p>
          </table:table-cell>
          <table:table-cell office:value-type="float" office:value="-0.964328743596322" calcext:value-type="float">
            <text:p>-0.964328743596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26/2013-07-26.n3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9.9671200152717" calcext:value-type="float">
            <text:p>19.9671200152717</text:p>
          </table:table-cell>
          <table:table-cell office:value-type="float" office:value="20" calcext:value-type="float">
            <text:p>20</text:p>
          </table:table-cell>
          <table:table-cell office:value-type="float" office:value="0.0328799847283499" calcext:value-type="float">
            <text:p>0.03287998472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2-26/2016-02-26.n3</text:p>
          </table:table-cell>
          <table:table-cell office:value-type="float" office:value="267" calcext:value-type="float">
            <text:p>2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9.969911286947" calcext:value-type="float">
            <text:p>19.969911286947</text:p>
          </table:table-cell>
          <table:table-cell office:value-type="float" office:value="20" calcext:value-type="float">
            <text:p>20</text:p>
          </table:table-cell>
          <table:table-cell office:value-type="float" office:value="0.0300887130530221" calcext:value-type="float">
            <text:p>0.030088713053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19/2014-06-19.n3</text:p>
          </table:table-cell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9.969911286947" calcext:value-type="float">
            <text:p>19.969911286947</text:p>
          </table:table-cell>
          <table:table-cell office:value-type="float" office:value="18" calcext:value-type="float">
            <text:p>18</text:p>
          </table:table-cell>
          <table:table-cell office:value-type="float" office:value="-1.96991128694698" calcext:value-type="float">
            <text:p>-1.9699112869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1-16/2011-01-16.n3</text:p>
          </table:table-cell>
          <table:table-cell office:value-type="float" office:value="268" calcext:value-type="float">
            <text:p>2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9.978285101973" calcext:value-type="float">
            <text:p>19.978285101973</text:p>
          </table:table-cell>
          <table:table-cell office:value-type="float" office:value="20" calcext:value-type="float">
            <text:p>20</text:p>
          </table:table-cell>
          <table:table-cell office:value-type="float" office:value="0.0217148980270352" calcext:value-type="float">
            <text:p>0.02171489802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2-01/2016-02-01.n3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9.978285101973" calcext:value-type="float">
            <text:p>19.978285101973</text:p>
          </table:table-cell>
          <table:table-cell office:value-type="float" office:value="20" calcext:value-type="float">
            <text:p>20</text:p>
          </table:table-cell>
          <table:table-cell office:value-type="float" office:value="0.0217148980270352" calcext:value-type="float">
            <text:p>0.02171489802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5-05/2011-05-05.n3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9.978285101973" calcext:value-type="float">
            <text:p>19.978285101973</text:p>
          </table:table-cell>
          <table:table-cell office:value-type="float" office:value="17" calcext:value-type="float">
            <text:p>17</text:p>
          </table:table-cell>
          <table:table-cell office:value-type="float" office:value="-2.97828510197296" calcext:value-type="float">
            <text:p>-2.97828510197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29/2015-07-29.n3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19.9810763736483" calcext:value-type="float">
            <text:p>19.9810763736483</text:p>
          </table:table-cell>
          <table:table-cell office:value-type="float" office:value="20" calcext:value-type="float">
            <text:p>20</text:p>
          </table:table-cell>
          <table:table-cell office:value-type="float" office:value="0.0189236263517074" calcext:value-type="float">
            <text:p>0.018923626351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22/2011-02-22.n3</text:p>
          </table:table-cell>
          <table:table-cell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9.9838676453236" calcext:value-type="float">
            <text:p>19.9838676453236</text:p>
          </table:table-cell>
          <table:table-cell office:value-type="float" office:value="20" calcext:value-type="float">
            <text:p>20</text:p>
          </table:table-cell>
          <table:table-cell office:value-type="float" office:value="0.0161323546763761" calcext:value-type="float">
            <text:p>0.016132354676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17/2015-03-17.n3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.9894501886743" calcext:value-type="float">
            <text:p>19.9894501886743</text:p>
          </table:table-cell>
          <table:table-cell office:value-type="float" office:value="20" calcext:value-type="float">
            <text:p>20</text:p>
          </table:table-cell>
          <table:table-cell office:value-type="float" office:value="0.0105498113257205" calcext:value-type="float">
            <text:p>0.010549811325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19/2014-07-19.n3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.9894501886743" calcext:value-type="float">
            <text:p>19.9894501886743</text:p>
          </table:table-cell>
          <table:table-cell office:value-type="float" office:value="19" calcext:value-type="float">
            <text:p>19</text:p>
          </table:table-cell>
          <table:table-cell office:value-type="float" office:value="-0.98945018867428" calcext:value-type="float">
            <text:p>-0.9894501886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10-06/2008-10-06.n3</text:p>
          </table:table-cell>
          <table:table-cell office:value-type="float" office:value="277" calcext:value-type="float">
            <text:p>2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.9894501886743" calcext:value-type="float">
            <text:p>19.9894501886743</text:p>
          </table:table-cell>
          <table:table-cell office:value-type="float" office:value="19" calcext:value-type="float">
            <text:p>19</text:p>
          </table:table-cell>
          <table:table-cell office:value-type="float" office:value="-0.98945018867428" calcext:value-type="float">
            <text:p>-0.9894501886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26/2015-06-26.n3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9.9894501886743" calcext:value-type="float">
            <text:p>19.9894501886743</text:p>
          </table:table-cell>
          <table:table-cell office:value-type="float" office:value="19" calcext:value-type="float">
            <text:p>19</text:p>
          </table:table-cell>
          <table:table-cell office:value-type="float" office:value="-0.98945018867428" calcext:value-type="float">
            <text:p>-0.98945018867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17/2012-03-17.n3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9.9922414603496" calcext:value-type="float">
            <text:p>19.9922414603496</text:p>
          </table:table-cell>
          <table:table-cell office:value-type="float" office:value="47" calcext:value-type="float">
            <text:p>47</text:p>
          </table:table-cell>
          <table:table-cell office:value-type="float" office:value="27.0077585396504" calcext:value-type="float">
            <text:p>27.0077585396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26/2019-02-26.n3</text:p>
          </table:table-cell>
          <table:table-cell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9.9922414603496" calcext:value-type="float">
            <text:p>19.9922414603496</text:p>
          </table:table-cell>
          <table:table-cell office:value-type="float" office:value="20" calcext:value-type="float">
            <text:p>20</text:p>
          </table:table-cell>
          <table:table-cell office:value-type="float" office:value="0.00775853965039275" calcext:value-type="float">
            <text:p>0.007758539650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1-03/2015-11-03.n3</text:p>
          </table:table-cell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9.9922414603496" calcext:value-type="float">
            <text:p>19.9922414603496</text:p>
          </table:table-cell>
          <table:table-cell office:value-type="float" office:value="19" calcext:value-type="float">
            <text:p>19</text:p>
          </table:table-cell>
          <table:table-cell office:value-type="float" office:value="-0.992241460349607" calcext:value-type="float">
            <text:p>-0.992241460349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2-20/2015-02-20.n3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9.9978240037003" calcext:value-type="float">
            <text:p>19.9978240037003</text:p>
          </table:table-cell>
          <table:table-cell office:value-type="float" office:value="20" calcext:value-type="float">
            <text:p>20</text:p>
          </table:table-cell>
          <table:table-cell office:value-type="float" office:value="0.00217599629973364" calcext:value-type="float">
            <text:p>0.00217599629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8-30/2013-08-30.n3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0.0006152753756" calcext:value-type="float">
            <text:p>20.0006152753756</text:p>
          </table:table-cell>
          <table:table-cell office:value-type="float" office:value="18" calcext:value-type="float">
            <text:p>18</text:p>
          </table:table-cell>
          <table:table-cell office:value-type="float" office:value="-2.00061527537559" calcext:value-type="float">
            <text:p>-2.00061527537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16/2010-11-16.n3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0.0034065470509" calcext:value-type="float">
            <text:p>20.0034065470509</text:p>
          </table:table-cell>
          <table:table-cell office:value-type="float" office:value="20" calcext:value-type="float">
            <text:p>20</text:p>
          </table:table-cell>
          <table:table-cell office:value-type="float" office:value="-0.00340654705092547" calcext:value-type="float">
            <text:p>-0.003406547050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24/2015-01-24.n3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0.0034065470509" calcext:value-type="float">
            <text:p>20.0034065470509</text:p>
          </table:table-cell>
          <table:table-cell office:value-type="float" office:value="20" calcext:value-type="float">
            <text:p>20</text:p>
          </table:table-cell>
          <table:table-cell office:value-type="float" office:value="-0.00340654705092547" calcext:value-type="float">
            <text:p>-0.003406547050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1-26/2012-01-26.n3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0.0034065470509" calcext:value-type="float">
            <text:p>20.0034065470509</text:p>
          </table:table-cell>
          <table:table-cell office:value-type="float" office:value="21" calcext:value-type="float">
            <text:p>21</text:p>
          </table:table-cell>
          <table:table-cell office:value-type="float" office:value="0.996593452949075" calcext:value-type="float">
            <text:p>0.996593452949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8-24/2009-08-24.n3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20.0034065470509" calcext:value-type="float">
            <text:p>20.0034065470509</text:p>
          </table:table-cell>
          <table:table-cell office:value-type="float" office:value="20" calcext:value-type="float">
            <text:p>20</text:p>
          </table:table-cell>
          <table:table-cell office:value-type="float" office:value="-0.00340654705092547" calcext:value-type="float">
            <text:p>-0.003406547050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21/2012-10-21.n3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20.0117803620769" calcext:value-type="float">
            <text:p>20.0117803620769</text:p>
          </table:table-cell>
          <table:table-cell office:value-type="float" office:value="20" calcext:value-type="float">
            <text:p>20</text:p>
          </table:table-cell>
          <table:table-cell office:value-type="float" office:value="-0.0117803620769088" calcext:value-type="float">
            <text:p>-0.011780362076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2-15/2011-12-15.n3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20.0117803620769" calcext:value-type="float">
            <text:p>20.0117803620769</text:p>
          </table:table-cell>
          <table:table-cell office:value-type="float" office:value="21" calcext:value-type="float">
            <text:p>21</text:p>
          </table:table-cell>
          <table:table-cell office:value-type="float" office:value="0.988219637923091" calcext:value-type="float">
            <text:p>0.988219637923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10-24/2019-10-24.n3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20.0173629054276" calcext:value-type="float">
            <text:p>20.0173629054276</text:p>
          </table:table-cell>
          <table:table-cell office:value-type="float" office:value="20" calcext:value-type="float">
            <text:p>20</text:p>
          </table:table-cell>
          <table:table-cell office:value-type="float" office:value="-0.0173629054275679" calcext:value-type="float">
            <text:p>-0.01736290542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1/2014-05-21.n3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0.0229454487782" calcext:value-type="float">
            <text:p>20.0229454487782</text:p>
          </table:table-cell>
          <table:table-cell office:value-type="float" office:value="20" calcext:value-type="float">
            <text:p>20</text:p>
          </table:table-cell>
          <table:table-cell office:value-type="float" office:value="-0.0229454487782235" calcext:value-type="float">
            <text:p>-0.022945448778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5-01/2007-05-01.n3</text:p>
          </table:table-cell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0.0341105354795" calcext:value-type="float">
            <text:p>20.0341105354795</text:p>
          </table:table-cell>
          <table:table-cell office:value-type="float" office:value="24" calcext:value-type="float">
            <text:p>24</text:p>
          </table:table-cell>
          <table:table-cell office:value-type="float" office:value="3.96588946452046" calcext:value-type="float">
            <text:p>3.96588946452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1-15/2016-11-15.n3</text:p>
          </table:table-cell>
          <table:table-cell office:value-type="float" office:value="289" calcext:value-type="float">
            <text:p>2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0.0341105354795" calcext:value-type="float">
            <text:p>20.0341105354795</text:p>
          </table:table-cell>
          <table:table-cell office:value-type="float" office:value="20" calcext:value-type="float">
            <text:p>20</text:p>
          </table:table-cell>
          <table:table-cell office:value-type="float" office:value="-0.0341105354795417" calcext:value-type="float">
            <text:p>-0.034110535479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0/2014-05-20.n3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0.0341105354795" calcext:value-type="float">
            <text:p>20.0341105354795</text:p>
          </table:table-cell>
          <table:table-cell office:value-type="float" office:value="20" calcext:value-type="float">
            <text:p>20</text:p>
          </table:table-cell>
          <table:table-cell office:value-type="float" office:value="-0.0341105354795417" calcext:value-type="float">
            <text:p>-0.034110535479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0-27/2017-10-27.n3</text:p>
          </table:table-cell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20.0396930788302" calcext:value-type="float">
            <text:p>20.0396930788302</text:p>
          </table:table-cell>
          <table:table-cell office:value-type="float" office:value="20" calcext:value-type="float">
            <text:p>20</text:p>
          </table:table-cell>
          <table:table-cell office:value-type="float" office:value="-0.0396930788301972" calcext:value-type="float">
            <text:p>-0.03969307883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8/2013-12-18.n3</text:p>
          </table:table-cell>
          <table:table-cell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0.0480668938562" calcext:value-type="float">
            <text:p>20.0480668938562</text:p>
          </table:table-cell>
          <table:table-cell office:value-type="float" office:value="20" calcext:value-type="float">
            <text:p>20</text:p>
          </table:table-cell>
          <table:table-cell office:value-type="float" office:value="-0.0480668938561841" calcext:value-type="float">
            <text:p>-0.0480668938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02-10/2003-02-10.n3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20.0480668938562" calcext:value-type="float">
            <text:p>20.0480668938562</text:p>
          </table:table-cell>
          <table:table-cell office:value-type="float" office:value="20" calcext:value-type="float">
            <text:p>20</text:p>
          </table:table-cell>
          <table:table-cell office:value-type="float" office:value="-0.0480668938561841" calcext:value-type="float">
            <text:p>-0.0480668938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5-20/2008-05-20.n3</text:p>
          </table:table-cell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0.0620232522328" calcext:value-type="float">
            <text:p>20.0620232522328</text:p>
          </table:table-cell>
          <table:table-cell office:value-type="float" office:value="20" calcext:value-type="float">
            <text:p>20</text:p>
          </table:table-cell>
          <table:table-cell office:value-type="float" office:value="-0.0620232522328266" calcext:value-type="float">
            <text:p>-0.062023252232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18/2012-04-18.n3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0.0703970672588" calcext:value-type="float">
            <text:p>20.0703970672588</text:p>
          </table:table-cell>
          <table:table-cell office:value-type="float" office:value="20" calcext:value-type="float">
            <text:p>20</text:p>
          </table:table-cell>
          <table:table-cell office:value-type="float" office:value="-0.0703970672588135" calcext:value-type="float">
            <text:p>-0.07039706725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16/2012-07-16.n3</text:p>
          </table:table-cell>
          <table:table-cell office:value-type="float" office:value="297" calcext:value-type="float">
            <text:p>2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20.0731883389341" calcext:value-type="float">
            <text:p>20.0731883389341</text:p>
          </table:table-cell>
          <table:table-cell office:value-type="float" office:value="16" calcext:value-type="float">
            <text:p>16</text:p>
          </table:table-cell>
          <table:table-cell office:value-type="float" office:value="-4.07318833893415" calcext:value-type="float">
            <text:p>-4.07318833893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8-12/2010-08-12.n3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20.0731883389341" calcext:value-type="float">
            <text:p>20.0731883389341</text:p>
          </table:table-cell>
          <table:table-cell office:value-type="float" office:value="21" calcext:value-type="float">
            <text:p>21</text:p>
          </table:table-cell>
          <table:table-cell office:value-type="float" office:value="0.926811661065855" calcext:value-type="float">
            <text:p>0.926811661065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07/2014-08-07.n3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20.0731883389341" calcext:value-type="float">
            <text:p>20.0731883389341</text:p>
          </table:table-cell>
          <table:table-cell office:value-type="float" office:value="19" calcext:value-type="float">
            <text:p>19</text:p>
          </table:table-cell>
          <table:table-cell office:value-type="float" office:value="-1.07318833893414" calcext:value-type="float">
            <text:p>-1.07318833893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19/2010-02-19.n3</text:p>
          </table:table-cell>
          <table:table-cell office:value-type="float" office:value="305" calcext:value-type="float">
            <text:p>3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20.0787708822848" calcext:value-type="float">
            <text:p>20.0787708822848</text:p>
          </table:table-cell>
          <table:table-cell office:value-type="float" office:value="20" calcext:value-type="float">
            <text:p>20</text:p>
          </table:table-cell>
          <table:table-cell office:value-type="float" office:value="-0.0787708822848003" calcext:value-type="float">
            <text:p>-0.0787708822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09/2010-02-09.n3</text:p>
          </table:table-cell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20.0927272406614" calcext:value-type="float">
            <text:p>20.0927272406614</text:p>
          </table:table-cell>
          <table:table-cell office:value-type="float" office:value="20" calcext:value-type="float">
            <text:p>20</text:p>
          </table:table-cell>
          <table:table-cell office:value-type="float" office:value="-0.0927272406614428" calcext:value-type="float">
            <text:p>-0.09272724066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9-25/2009-09-25.n3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0.0955185123368" calcext:value-type="float">
            <text:p>20.0955185123368</text:p>
          </table:table-cell>
          <table:table-cell office:value-type="float" office:value="21" calcext:value-type="float">
            <text:p>21</text:p>
          </table:table-cell>
          <table:table-cell office:value-type="float" office:value="0.904481487663226" calcext:value-type="float">
            <text:p>0.90448148766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20/2014-06-20.n3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0.0983097840121" calcext:value-type="float">
            <text:p>20.0983097840121</text:p>
          </table:table-cell>
          <table:table-cell office:value-type="float" office:value="21" calcext:value-type="float">
            <text:p>21</text:p>
          </table:table-cell>
          <table:table-cell office:value-type="float" office:value="0.901690215987898" calcext:value-type="float">
            <text:p>0.901690215987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6-06/2010-06-06.n3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0.1011010556874" calcext:value-type="float">
            <text:p>20.1011010556874</text:p>
          </table:table-cell>
          <table:table-cell office:value-type="float" office:value="20" calcext:value-type="float">
            <text:p>20</text:p>
          </table:table-cell>
          <table:table-cell office:value-type="float" office:value="-0.10110105568743" calcext:value-type="float">
            <text:p>-0.10110105568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01/2014-02-01.n3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0.1011010556874" calcext:value-type="float">
            <text:p>20.1011010556874</text:p>
          </table:table-cell>
          <table:table-cell office:value-type="float" office:value="19" calcext:value-type="float">
            <text:p>19</text:p>
          </table:table-cell>
          <table:table-cell office:value-type="float" office:value="-1.10110105568743" calcext:value-type="float">
            <text:p>-1.10110105568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7-12/2016-07-12.n3</text:p>
          </table:table-cell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20.1038923273628" calcext:value-type="float">
            <text:p>20.1038923273628</text:p>
          </table:table-cell>
          <table:table-cell office:value-type="float" office:value="19" calcext:value-type="float">
            <text:p>19</text:p>
          </table:table-cell>
          <table:table-cell office:value-type="float" office:value="-1.10389232736276" calcext:value-type="float">
            <text:p>-1.10389232736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4-02-20/2004-02-20.n3</text:p>
          </table:table-cell>
          <table:table-cell office:value-type="float" office:value="313" calcext:value-type="float">
            <text:p>3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20.1094748707134" calcext:value-type="float">
            <text:p>20.1094748707134</text:p>
          </table:table-cell>
          <table:table-cell office:value-type="float" office:value="21" calcext:value-type="float">
            <text:p>21</text:p>
          </table:table-cell>
          <table:table-cell office:value-type="float" office:value="0.890525129286583" calcext:value-type="float">
            <text:p>0.890525129286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17/2011-02-17.n3</text:p>
          </table:table-cell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0.1122661423887" calcext:value-type="float">
            <text:p>20.1122661423887</text:p>
          </table:table-cell>
          <table:table-cell office:value-type="float" office:value="20" calcext:value-type="float">
            <text:p>20</text:p>
          </table:table-cell>
          <table:table-cell office:value-type="float" office:value="-0.112266142388744" calcext:value-type="float">
            <text:p>-0.112266142388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1-17/2015-11-17.n3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0.1122661423887" calcext:value-type="float">
            <text:p>20.1122661423887</text:p>
          </table:table-cell>
          <table:table-cell office:value-type="float" office:value="21" calcext:value-type="float">
            <text:p>21</text:p>
          </table:table-cell>
          <table:table-cell office:value-type="float" office:value="0.887733857611256" calcext:value-type="float">
            <text:p>0.88773385761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15/2013-05-15.n3</text:p>
          </table:table-cell>
          <table:table-cell office:value-type="float" office:value="321" calcext:value-type="float">
            <text:p>3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20.1206399574147" calcext:value-type="float">
            <text:p>20.1206399574147</text:p>
          </table:table-cell>
          <table:table-cell office:value-type="float" office:value="19" calcext:value-type="float">
            <text:p>19</text:p>
          </table:table-cell>
          <table:table-cell office:value-type="float" office:value="-1.12063995741473" calcext:value-type="float">
            <text:p>-1.12063995741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22/2011-11-22.n3</text:p>
          </table:table-cell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20.1234312290901" calcext:value-type="float">
            <text:p>20.1234312290901</text:p>
          </table:table-cell>
          <table:table-cell office:value-type="float" office:value="20" calcext:value-type="float">
            <text:p>20</text:p>
          </table:table-cell>
          <table:table-cell office:value-type="float" office:value="-0.123431229090059" calcext:value-type="float">
            <text:p>-0.123431229090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29/2015-03-29.n3</text:p>
          </table:table-cell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20.1262225007654" calcext:value-type="float">
            <text:p>20.1262225007654</text:p>
          </table:table-cell>
          <table:table-cell office:value-type="float" office:value="19" calcext:value-type="float">
            <text:p>19</text:p>
          </table:table-cell>
          <table:table-cell office:value-type="float" office:value="-1.12622250076539" calcext:value-type="float">
            <text:p>-1.12622250076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01/2012-09-01.n3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20.1290137724407" calcext:value-type="float">
            <text:p>20.1290137724407</text:p>
          </table:table-cell>
          <table:table-cell office:value-type="float" office:value="17" calcext:value-type="float">
            <text:p>17</text:p>
          </table:table-cell>
          <table:table-cell office:value-type="float" office:value="-3.12901377244072" calcext:value-type="float">
            <text:p>-3.12901377244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9/2013-05-29.n3</text:p>
          </table:table-cell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20.131805044116" calcext:value-type="float">
            <text:p>20.131805044116</text:p>
          </table:table-cell>
          <table:table-cell office:value-type="float" office:value="20" calcext:value-type="float">
            <text:p>20</text:p>
          </table:table-cell>
          <table:table-cell office:value-type="float" office:value="-0.131805044116046" calcext:value-type="float">
            <text:p>-0.131805044116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08/2015-04-08.n3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20.131805044116" calcext:value-type="float">
            <text:p>20.131805044116</text:p>
          </table:table-cell>
          <table:table-cell office:value-type="float" office:value="20" calcext:value-type="float">
            <text:p>20</text:p>
          </table:table-cell>
          <table:table-cell office:value-type="float" office:value="-0.131805044116046" calcext:value-type="float">
            <text:p>-0.131805044116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1-12/2016-11-12.n3</text:p>
          </table:table-cell>
          <table:table-cell office:value-type="float" office:value="334" calcext:value-type="float">
            <text:p>3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20.131805044116" calcext:value-type="float">
            <text:p>20.131805044116</text:p>
          </table:table-cell>
          <table:table-cell office:value-type="float" office:value="19" calcext:value-type="float">
            <text:p>19</text:p>
          </table:table-cell>
          <table:table-cell office:value-type="float" office:value="-1.13180504411605" calcext:value-type="float">
            <text:p>-1.13180504411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3-12/2012-03-12.n3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0.1345963157914" calcext:value-type="float">
            <text:p>20.1345963157914</text:p>
          </table:table-cell>
          <table:table-cell office:value-type="float" office:value="21" calcext:value-type="float">
            <text:p>21</text:p>
          </table:table-cell>
          <table:table-cell office:value-type="float" office:value="0.865403684208623" calcext:value-type="float">
            <text:p>0.865403684208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14/2013-06-14.n3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0.1345963157914" calcext:value-type="float">
            <text:p>20.1345963157914</text:p>
          </table:table-cell>
          <table:table-cell office:value-type="float" office:value="20" calcext:value-type="float">
            <text:p>20</text:p>
          </table:table-cell>
          <table:table-cell office:value-type="float" office:value="-0.134596315791377" calcext:value-type="float">
            <text:p>-0.134596315791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23/2013-06-23.n3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0.1345963157914" calcext:value-type="float">
            <text:p>20.1345963157914</text:p>
          </table:table-cell>
          <table:table-cell office:value-type="float" office:value="20" calcext:value-type="float">
            <text:p>20</text:p>
          </table:table-cell>
          <table:table-cell office:value-type="float" office:value="-0.134596315791377" calcext:value-type="float">
            <text:p>-0.134596315791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29/2011-06-29.n3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.1373875874667" calcext:value-type="float">
            <text:p>20.1373875874667</text:p>
          </table:table-cell>
          <table:table-cell office:value-type="float" office:value="18" calcext:value-type="float">
            <text:p>18</text:p>
          </table:table-cell>
          <table:table-cell office:value-type="float" office:value="-2.1373875874667" calcext:value-type="float">
            <text:p>-2.1373875874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13/2009-11-13.n3</text:p>
          </table:table-cell>
          <table:table-cell office:value-type="float" office:value="341" calcext:value-type="float">
            <text:p>3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.1373875874667" calcext:value-type="float">
            <text:p>20.1373875874667</text:p>
          </table:table-cell>
          <table:table-cell office:value-type="float" office:value="19" calcext:value-type="float">
            <text:p>19</text:p>
          </table:table-cell>
          <table:table-cell office:value-type="float" office:value="-1.13738758746671" calcext:value-type="float">
            <text:p>-1.13738758746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13/2012-08-13.n3</text:p>
          </table:table-cell>
          <table:table-cell office:value-type="float" office:value="342" calcext:value-type="float">
            <text:p>3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.1373875874667" calcext:value-type="float">
            <text:p>20.1373875874667</text:p>
          </table:table-cell>
          <table:table-cell office:value-type="float" office:value="21" calcext:value-type="float">
            <text:p>21</text:p>
          </table:table-cell>
          <table:table-cell office:value-type="float" office:value="0.862612412533295" calcext:value-type="float">
            <text:p>0.86261241253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5-08/2011-05-08.n3</text:p>
          </table:table-cell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20.1373875874667" calcext:value-type="float">
            <text:p>20.1373875874667</text:p>
          </table:table-cell>
          <table:table-cell office:value-type="float" office:value="20" calcext:value-type="float">
            <text:p>20</text:p>
          </table:table-cell>
          <table:table-cell office:value-type="float" office:value="-0.137387587466705" calcext:value-type="float">
            <text:p>-0.137387587466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6-03/2016-06-03.n3</text:p>
          </table:table-cell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20.1429701308174" calcext:value-type="float">
            <text:p>20.1429701308174</text:p>
          </table:table-cell>
          <table:table-cell office:value-type="float" office:value="20" calcext:value-type="float">
            <text:p>20</text:p>
          </table:table-cell>
          <table:table-cell office:value-type="float" office:value="-0.142970130817361" calcext:value-type="float">
            <text:p>-0.14297013081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28/2013-04-28.n3</text:p>
          </table:table-cell>
          <table:table-cell office:value-type="float" office:value="344" calcext:value-type="float">
            <text:p>3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20.1429701308174" calcext:value-type="float">
            <text:p>20.1429701308174</text:p>
          </table:table-cell>
          <table:table-cell office:value-type="float" office:value="20" calcext:value-type="float">
            <text:p>20</text:p>
          </table:table-cell>
          <table:table-cell office:value-type="float" office:value="-0.142970130817361" calcext:value-type="float">
            <text:p>-0.14297013081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10/2016-01-10.n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0.148552674168" calcext:value-type="float">
            <text:p>20.148552674168</text:p>
          </table:table-cell>
          <table:table-cell office:value-type="float" office:value="20" calcext:value-type="float">
            <text:p>20</text:p>
          </table:table-cell>
          <table:table-cell office:value-type="float" office:value="-0.14855267416802" calcext:value-type="float">
            <text:p>-0.14855267416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24/2013-09-24.n3</text:p>
          </table:table-cell>
          <table:table-cell office:value-type="float" office:value="349" calcext:value-type="float">
            <text:p>3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20.1513439458433" calcext:value-type="float">
            <text:p>20.1513439458433</text:p>
          </table:table-cell>
          <table:table-cell office:value-type="float" office:value="20" calcext:value-type="float">
            <text:p>20</text:p>
          </table:table-cell>
          <table:table-cell office:value-type="float" office:value="-0.151343945843347" calcext:value-type="float">
            <text:p>-0.151343945843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03/2013-09-03.n3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20.156926489194" calcext:value-type="float">
            <text:p>20.156926489194</text:p>
          </table:table-cell>
          <table:table-cell office:value-type="float" office:value="20" calcext:value-type="float">
            <text:p>20</text:p>
          </table:table-cell>
          <table:table-cell office:value-type="float" office:value="-0.156926489194007" calcext:value-type="float">
            <text:p>-0.156926489194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30/2014-08-30.n3</text:p>
          </table:table-cell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20.1625090325447" calcext:value-type="float">
            <text:p>20.1625090325447</text:p>
          </table:table-cell>
          <table:table-cell office:value-type="float" office:value="20" calcext:value-type="float">
            <text:p>20</text:p>
          </table:table-cell>
          <table:table-cell office:value-type="float" office:value="-0.162509032544662" calcext:value-type="float">
            <text:p>-0.162509032544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5-15/2017-05-15.n3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20.16530030422" calcext:value-type="float">
            <text:p>20.16530030422</text:p>
          </table:table-cell>
          <table:table-cell office:value-type="float" office:value="20" calcext:value-type="float">
            <text:p>20</text:p>
          </table:table-cell>
          <table:table-cell office:value-type="float" office:value="-0.165300304219993" calcext:value-type="float">
            <text:p>-0.16530030421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16/2013-03-16.n3</text:p>
          </table:table-cell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0.173674119246" calcext:value-type="float">
            <text:p>20.173674119246</text:p>
          </table:table-cell>
          <table:table-cell office:value-type="float" office:value="21" calcext:value-type="float">
            <text:p>21</text:p>
          </table:table-cell>
          <table:table-cell office:value-type="float" office:value="0.82632588075402" calcext:value-type="float">
            <text:p>0.82632588075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18/2013-03-18.n3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0.173674119246" calcext:value-type="float">
            <text:p>20.173674119246</text:p>
          </table:table-cell>
          <table:table-cell office:value-type="float" office:value="20" calcext:value-type="float">
            <text:p>20</text:p>
          </table:table-cell>
          <table:table-cell office:value-type="float" office:value="-0.17367411924598" calcext:value-type="float">
            <text:p>-0.17367411924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0-17/2016-10-17.n3</text:p>
          </table:table-cell>
          <table:table-cell office:value-type="float" office:value="359" calcext:value-type="float">
            <text:p>3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20.1792566625966" calcext:value-type="float">
            <text:p>20.1792566625966</text:p>
          </table:table-cell>
          <table:table-cell office:value-type="float" office:value="20" calcext:value-type="float">
            <text:p>20</text:p>
          </table:table-cell>
          <table:table-cell office:value-type="float" office:value="-0.179256662596636" calcext:value-type="float">
            <text:p>-0.17925666259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22/2014-08-22.n3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20.1792566625966" calcext:value-type="float">
            <text:p>20.1792566625966</text:p>
          </table:table-cell>
          <table:table-cell office:value-type="float" office:value="20" calcext:value-type="float">
            <text:p>20</text:p>
          </table:table-cell>
          <table:table-cell office:value-type="float" office:value="-0.179256662596636" calcext:value-type="float">
            <text:p>-0.17925666259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24/2013-10-24.n3</text:p>
          </table:table-cell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20.182047934272" calcext:value-type="float">
            <text:p>20.182047934272</text:p>
          </table:table-cell>
          <table:table-cell office:value-type="float" office:value="20" calcext:value-type="float">
            <text:p>20</text:p>
          </table:table-cell>
          <table:table-cell office:value-type="float" office:value="-0.182047934271964" calcext:value-type="float">
            <text:p>-0.182047934271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05/2013-11-05.n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20.1848392059473" calcext:value-type="float">
            <text:p>20.1848392059473</text:p>
          </table:table-cell>
          <table:table-cell office:value-type="float" office:value="20" calcext:value-type="float">
            <text:p>20</text:p>
          </table:table-cell>
          <table:table-cell office:value-type="float" office:value="-0.184839205947295" calcext:value-type="float">
            <text:p>-0.184839205947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20/2013-09-20.n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20.1987955643239" calcext:value-type="float">
            <text:p>20.1987955643239</text:p>
          </table:table-cell>
          <table:table-cell office:value-type="float" office:value="20" calcext:value-type="float">
            <text:p>20</text:p>
          </table:table-cell>
          <table:table-cell office:value-type="float" office:value="-0.198795564323937" calcext:value-type="float">
            <text:p>-0.198795564323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18/2013-02-18.n3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20.1987955643239" calcext:value-type="float">
            <text:p>20.1987955643239</text:p>
          </table:table-cell>
          <table:table-cell office:value-type="float" office:value="21" calcext:value-type="float">
            <text:p>21</text:p>
          </table:table-cell>
          <table:table-cell office:value-type="float" office:value="0.801204435676063" calcext:value-type="float">
            <text:p>0.801204435676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10/2010-07-10.n3</text:p>
          </table:table-cell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20.2071693793499" calcext:value-type="float">
            <text:p>20.2071693793499</text:p>
          </table:table-cell>
          <table:table-cell office:value-type="float" office:value="18" calcext:value-type="float">
            <text:p>18</text:p>
          </table:table-cell>
          <table:table-cell office:value-type="float" office:value="-2.20716937934992" calcext:value-type="float">
            <text:p>-2.20716937934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02/2013-10-02.n3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20.2071693793499" calcext:value-type="float">
            <text:p>20.2071693793499</text:p>
          </table:table-cell>
          <table:table-cell office:value-type="float" office:value="21" calcext:value-type="float">
            <text:p>21</text:p>
          </table:table-cell>
          <table:table-cell office:value-type="float" office:value="0.792830620650076" calcext:value-type="float">
            <text:p>0.792830620650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26/2013-09-26.n3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20.2099606510253" calcext:value-type="float">
            <text:p>20.2099606510253</text:p>
          </table:table-cell>
          <table:table-cell office:value-type="float" office:value="20" calcext:value-type="float">
            <text:p>20</text:p>
          </table:table-cell>
          <table:table-cell office:value-type="float" office:value="-0.209960651025252" calcext:value-type="float">
            <text:p>-0.209960651025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6-23/2008-06-23.n3</text:p>
          </table:table-cell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20.2127519227006" calcext:value-type="float">
            <text:p>20.2127519227006</text:p>
          </table:table-cell>
          <table:table-cell office:value-type="float" office:value="18" calcext:value-type="float">
            <text:p>18</text:p>
          </table:table-cell>
          <table:table-cell office:value-type="float" office:value="-2.21275192270058" calcext:value-type="float">
            <text:p>-2.21275192270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1-19/2007-11-19.n3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20.2211257377266" calcext:value-type="float">
            <text:p>20.2211257377266</text:p>
          </table:table-cell>
          <table:table-cell office:value-type="float" office:value="20" calcext:value-type="float">
            <text:p>20</text:p>
          </table:table-cell>
          <table:table-cell office:value-type="float" office:value="-0.221125737726567" calcext:value-type="float">
            <text:p>-0.221125737726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0-18/2013-10-18.n3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20.2211257377266" calcext:value-type="float">
            <text:p>20.2211257377266</text:p>
          </table:table-cell>
          <table:table-cell office:value-type="float" office:value="21" calcext:value-type="float">
            <text:p>21</text:p>
          </table:table-cell>
          <table:table-cell office:value-type="float" office:value="0.778874262273433" calcext:value-type="float">
            <text:p>0.778874262273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1-25/2011-01-25.n3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20.2267082810772" calcext:value-type="float">
            <text:p>20.2267082810772</text:p>
          </table:table-cell>
          <table:table-cell office:value-type="float" office:value="19" calcext:value-type="float">
            <text:p>19</text:p>
          </table:table-cell>
          <table:table-cell office:value-type="float" office:value="-1.22670828107723" calcext:value-type="float">
            <text:p>-1.22670828107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20/2013-03-20.n3</text:p>
          </table:table-cell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20.2294995527526" calcext:value-type="float">
            <text:p>20.2294995527526</text:p>
          </table:table-cell>
          <table:table-cell office:value-type="float" office:value="23" calcext:value-type="float">
            <text:p>23</text:p>
          </table:table-cell>
          <table:table-cell office:value-type="float" office:value="2.77050044724745" calcext:value-type="float">
            <text:p>2.77050044724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18/2013-04-18.n3</text:p>
          </table:table-cell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20.2294995527526" calcext:value-type="float">
            <text:p>20.2294995527526</text:p>
          </table:table-cell>
          <table:table-cell office:value-type="float" office:value="20" calcext:value-type="float">
            <text:p>20</text:p>
          </table:table-cell>
          <table:table-cell office:value-type="float" office:value="-0.229499552752554" calcext:value-type="float">
            <text:p>-0.229499552752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2-28/2008-02-28.n3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0.2490384544799" calcext:value-type="float">
            <text:p>20.2490384544799</text:p>
          </table:table-cell>
          <table:table-cell office:value-type="float" office:value="22" calcext:value-type="float">
            <text:p>22</text:p>
          </table:table-cell>
          <table:table-cell office:value-type="float" office:value="1.75096154552014" calcext:value-type="float">
            <text:p>1.7509615455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06-26/2006-06-26.n3</text:p>
          </table:table-cell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20.2518297261552" calcext:value-type="float">
            <text:p>20.2518297261552</text:p>
          </table:table-cell>
          <table:table-cell office:value-type="float" office:value="19" calcext:value-type="float">
            <text:p>19</text:p>
          </table:table-cell>
          <table:table-cell office:value-type="float" office:value="-1.25182972615518" calcext:value-type="float">
            <text:p>-1.25182972615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0-06/2018-10-06.n3</text:p>
          </table:table-cell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20.2518297261552" calcext:value-type="float">
            <text:p>20.2518297261552</text:p>
          </table:table-cell>
          <table:table-cell office:value-type="float" office:value="20" calcext:value-type="float">
            <text:p>20</text:p>
          </table:table-cell>
          <table:table-cell office:value-type="float" office:value="-0.251829726155183" calcext:value-type="float">
            <text:p>-0.251829726155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30/2010-07-30.n3</text:p>
          </table:table-cell>
          <table:table-cell office:value-type="float" office:value="396" calcext:value-type="float">
            <text:p>3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0.2713686278825" calcext:value-type="float">
            <text:p>20.2713686278825</text:p>
          </table:table-cell>
          <table:table-cell office:value-type="float" office:value="21" calcext:value-type="float">
            <text:p>21</text:p>
          </table:table-cell>
          <table:table-cell office:value-type="float" office:value="0.728631372117516" calcext:value-type="float">
            <text:p>0.728631372117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05/2015-03-05.n3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20.2797424429085" calcext:value-type="float">
            <text:p>20.2797424429085</text:p>
          </table:table-cell>
          <table:table-cell office:value-type="float" office:value="22" calcext:value-type="float">
            <text:p>22</text:p>
          </table:table-cell>
          <table:table-cell office:value-type="float" office:value="1.72025755709153" calcext:value-type="float">
            <text:p>1.72025755709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5-03/2005-05-03.n3</text:p>
          </table:table-cell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20.2825337145838" calcext:value-type="float">
            <text:p>20.2825337145838</text:p>
          </table:table-cell>
          <table:table-cell office:value-type="float" office:value="21" calcext:value-type="float">
            <text:p>21</text:p>
          </table:table-cell>
          <table:table-cell office:value-type="float" office:value="0.717466285416201" calcext:value-type="float">
            <text:p>0.717466285416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1-23/2012-01-23.n3</text:p>
          </table:table-cell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0.2881162579345" calcext:value-type="float">
            <text:p>20.2881162579345</text:p>
          </table:table-cell>
          <table:table-cell office:value-type="float" office:value="22" calcext:value-type="float">
            <text:p>22</text:p>
          </table:table-cell>
          <table:table-cell office:value-type="float" office:value="1.71188374206554" calcext:value-type="float">
            <text:p>1.71188374206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1-30/2015-11-30.n3</text:p>
          </table:table-cell>
          <table:table-cell office:value-type="float" office:value="409" calcext:value-type="float">
            <text:p>4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0.2881162579345" calcext:value-type="float">
            <text:p>20.2881162579345</text:p>
          </table:table-cell>
          <table:table-cell office:value-type="float" office:value="19" calcext:value-type="float">
            <text:p>19</text:p>
          </table:table-cell>
          <table:table-cell office:value-type="float" office:value="-1.28811625793446" calcext:value-type="float">
            <text:p>-1.28811625793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8/2010-10-08.n3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0.2881162579345" calcext:value-type="float">
            <text:p>20.2881162579345</text:p>
          </table:table-cell>
          <table:table-cell office:value-type="float" office:value="18" calcext:value-type="float">
            <text:p>18</text:p>
          </table:table-cell>
          <table:table-cell office:value-type="float" office:value="-2.28811625793446" calcext:value-type="float">
            <text:p>-2.28811625793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09/2013-12-09.n3</text:p>
          </table:table-cell>
          <table:table-cell office:value-type="float" office:value="410" calcext:value-type="float">
            <text:p>4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20.2936988012851" calcext:value-type="float">
            <text:p>20.2936988012851</text:p>
          </table:table-cell>
          <table:table-cell office:value-type="float" office:value="20" calcext:value-type="float">
            <text:p>20</text:p>
          </table:table-cell>
          <table:table-cell office:value-type="float" office:value="-0.293698801285114" calcext:value-type="float">
            <text:p>-0.293698801285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18/2012-10-18.n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20.2936988012851" calcext:value-type="float">
            <text:p>20.2936988012851</text:p>
          </table:table-cell>
          <table:table-cell office:value-type="float" office:value="20" calcext:value-type="float">
            <text:p>20</text:p>
          </table:table-cell>
          <table:table-cell office:value-type="float" office:value="-0.293698801285114" calcext:value-type="float">
            <text:p>-0.293698801285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4-04/2010-04-04.n3</text:p>
          </table:table-cell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20.2992813446358" calcext:value-type="float">
            <text:p>20.2992813446358</text:p>
          </table:table-cell>
          <table:table-cell office:value-type="float" office:value="20" calcext:value-type="float">
            <text:p>20</text:p>
          </table:table-cell>
          <table:table-cell office:value-type="float" office:value="-0.299281344635773" calcext:value-type="float">
            <text:p>-0.29928134463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18/2014-06-18.n3</text:p>
          </table:table-cell>
          <table:table-cell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20.3076551596618" calcext:value-type="float">
            <text:p>20.3076551596618</text:p>
          </table:table-cell>
          <table:table-cell office:value-type="float" office:value="22" calcext:value-type="float">
            <text:p>22</text:p>
          </table:table-cell>
          <table:table-cell office:value-type="float" office:value="1.69234484033824" calcext:value-type="float">
            <text:p>1.69234484033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28/2009-11-28.n3</text:p>
          </table:table-cell>
          <table:table-cell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20.3104464313371" calcext:value-type="float">
            <text:p>20.3104464313371</text:p>
          </table:table-cell>
          <table:table-cell office:value-type="float" office:value="19" calcext:value-type="float">
            <text:p>19</text:p>
          </table:table-cell>
          <table:table-cell office:value-type="float" office:value="-1.31044643133709" calcext:value-type="float">
            <text:p>-1.31044643133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07/2014-02-07.n3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20.3160289746877" calcext:value-type="float">
            <text:p>20.3160289746877</text:p>
          </table:table-cell>
          <table:table-cell office:value-type="float" office:value="20" calcext:value-type="float">
            <text:p>20</text:p>
          </table:table-cell>
          <table:table-cell office:value-type="float" office:value="-0.316028974687747" calcext:value-type="float">
            <text:p>-0.316028974687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2-14/2020-02-14.n3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20.3160289746877" calcext:value-type="float">
            <text:p>20.3160289746877</text:p>
          </table:table-cell>
          <table:table-cell office:value-type="float" office:value="19" calcext:value-type="float">
            <text:p>19</text:p>
          </table:table-cell>
          <table:table-cell office:value-type="float" office:value="-1.31602897468775" calcext:value-type="float">
            <text:p>-1.31602897468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12-01/2020-12-01.n3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20.3160289746877" calcext:value-type="float">
            <text:p>20.3160289746877</text:p>
          </table:table-cell>
          <table:table-cell office:value-type="float" office:value="21" calcext:value-type="float">
            <text:p>21</text:p>
          </table:table-cell>
          <table:table-cell office:value-type="float" office:value="0.683971025312253" calcext:value-type="float">
            <text:p>0.683971025312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31/2012-08-31.n3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20.3216115180384" calcext:value-type="float">
            <text:p>20.3216115180384</text:p>
          </table:table-cell>
          <table:table-cell office:value-type="float" office:value="19" calcext:value-type="float">
            <text:p>19</text:p>
          </table:table-cell>
          <table:table-cell office:value-type="float" office:value="-1.3216115180384" calcext:value-type="float">
            <text:p>-1.3216115180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1-20/2010-01-20.n3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20.3299853330644" calcext:value-type="float">
            <text:p>20.3299853330644</text:p>
          </table:table-cell>
          <table:table-cell office:value-type="float" office:value="21" calcext:value-type="float">
            <text:p>21</text:p>
          </table:table-cell>
          <table:table-cell office:value-type="float" office:value="0.670014666935611" calcext:value-type="float">
            <text:p>0.670014666935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0/2013-05-20.n3</text:p>
          </table:table-cell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0.3495242347917" calcext:value-type="float">
            <text:p>20.3495242347917</text:p>
          </table:table-cell>
          <table:table-cell office:value-type="float" office:value="20" calcext:value-type="float">
            <text:p>20</text:p>
          </table:table-cell>
          <table:table-cell office:value-type="float" office:value="-0.349524234791691" calcext:value-type="float">
            <text:p>-0.349524234791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10/2014-01-10.n3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20.352315506467" calcext:value-type="float">
            <text:p>20.352315506467</text:p>
          </table:table-cell>
          <table:table-cell office:value-type="float" office:value="21" calcext:value-type="float">
            <text:p>21</text:p>
          </table:table-cell>
          <table:table-cell office:value-type="float" office:value="0.647684493532982" calcext:value-type="float">
            <text:p>0.647684493532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1-21/2014-11-21.n3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20.3551067781423" calcext:value-type="float">
            <text:p>20.3551067781423</text:p>
          </table:table-cell>
          <table:table-cell office:value-type="float" office:value="21" calcext:value-type="float">
            <text:p>21</text:p>
          </table:table-cell>
          <table:table-cell office:value-type="float" office:value="0.64489322185765" calcext:value-type="float">
            <text:p>0.64489322185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28/2014-06-28.n3</text:p>
          </table:table-cell>
          <table:table-cell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20.3551067781423" calcext:value-type="float">
            <text:p>20.3551067781423</text:p>
          </table:table-cell>
          <table:table-cell office:value-type="float" office:value="22" calcext:value-type="float">
            <text:p>22</text:p>
          </table:table-cell>
          <table:table-cell office:value-type="float" office:value="1.64489322185765" calcext:value-type="float">
            <text:p>1.64489322185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21/2010-07-21.n3</text:p>
          </table:table-cell>
          <table:table-cell office:value-type="float" office:value="449" calcext:value-type="float">
            <text:p>4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20.3578980498177" calcext:value-type="float">
            <text:p>20.3578980498177</text:p>
          </table:table-cell>
          <table:table-cell office:value-type="float" office:value="22" calcext:value-type="float">
            <text:p>22</text:p>
          </table:table-cell>
          <table:table-cell office:value-type="float" office:value="1.64210195018232" calcext:value-type="float">
            <text:p>1.64210195018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15/2009-11-15.n3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20.3578980498177" calcext:value-type="float">
            <text:p>20.3578980498177</text:p>
          </table:table-cell>
          <table:table-cell office:value-type="float" office:value="20" calcext:value-type="float">
            <text:p>20</text:p>
          </table:table-cell>
          <table:table-cell office:value-type="float" office:value="-0.357898049817678" calcext:value-type="float">
            <text:p>-0.357898049817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26/2016-01-26.n3</text:p>
          </table:table-cell>
          <table:table-cell office:value-type="float" office:value="450" calcext:value-type="float">
            <text:p>4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20.360689321493" calcext:value-type="float">
            <text:p>20.360689321493</text:p>
          </table:table-cell>
          <table:table-cell office:value-type="float" office:value="21" calcext:value-type="float">
            <text:p>21</text:p>
          </table:table-cell>
          <table:table-cell office:value-type="float" office:value="0.639310678506995" calcext:value-type="float">
            <text:p>0.639310678506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8-10/2005-08-10.n3</text:p>
          </table:table-cell>
          <table:table-cell office:value-type="float" office:value="452" calcext:value-type="float">
            <text:p>4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20.3746456798696" calcext:value-type="float">
            <text:p>20.3746456798696</text:p>
          </table:table-cell>
          <table:table-cell office:value-type="float" office:value="20" calcext:value-type="float">
            <text:p>20</text:p>
          </table:table-cell>
          <table:table-cell office:value-type="float" office:value="-0.374645679869651" calcext:value-type="float">
            <text:p>-0.374645679869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03/2013-03-03.n3</text:p>
          </table:table-cell>
          <table:table-cell office:value-type="float" office:value="452" calcext:value-type="float">
            <text:p>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20.394184581597" calcext:value-type="float">
            <text:p>20.394184581597</text:p>
          </table:table-cell>
          <table:table-cell office:value-type="float" office:value="20" calcext:value-type="float">
            <text:p>20</text:p>
          </table:table-cell>
          <table:table-cell office:value-type="float" office:value="-0.394184581596953" calcext:value-type="float">
            <text:p>-0.394184581596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5/2014-05-25.n3</text:p>
          </table:table-cell>
          <table:table-cell office:value-type="float" office:value="453" calcext:value-type="float">
            <text:p>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20.394184581597" calcext:value-type="float">
            <text:p>20.394184581597</text:p>
          </table:table-cell>
          <table:table-cell office:value-type="float" office:value="20" calcext:value-type="float">
            <text:p>20</text:p>
          </table:table-cell>
          <table:table-cell office:value-type="float" office:value="-0.394184581596953" calcext:value-type="float">
            <text:p>-0.394184581596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12-29/2003-12-29.n3</text:p>
          </table:table-cell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20.394184581597" calcext:value-type="float">
            <text:p>20.394184581597</text:p>
          </table:table-cell>
          <table:table-cell office:value-type="float" office:value="19" calcext:value-type="float">
            <text:p>19</text:p>
          </table:table-cell>
          <table:table-cell office:value-type="float" office:value="-1.39418458159695" calcext:value-type="float">
            <text:p>-1.39418458159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11-16/2008-11-16.n3</text:p>
          </table:table-cell>
          <table:table-cell office:value-type="float" office:value="458" calcext:value-type="float">
            <text:p>4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20.3997671249476" calcext:value-type="float">
            <text:p>20.3997671249476</text:p>
          </table:table-cell>
          <table:table-cell office:value-type="float" office:value="21" calcext:value-type="float">
            <text:p>21</text:p>
          </table:table-cell>
          <table:table-cell office:value-type="float" office:value="0.600232875052392" calcext:value-type="float">
            <text:p>0.600232875052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4-30/2019-04-30.n3</text:p>
          </table:table-cell>
          <table:table-cell office:value-type="float" office:value="459" calcext:value-type="float">
            <text:p>4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20.3997671249476" calcext:value-type="float">
            <text:p>20.3997671249476</text:p>
          </table:table-cell>
          <table:table-cell office:value-type="float" office:value="20" calcext:value-type="float">
            <text:p>20</text:p>
          </table:table-cell>
          <table:table-cell office:value-type="float" office:value="-0.399767124947608" calcext:value-type="float">
            <text:p>-0.39976712494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16/2015-04-16.n3</text:p>
          </table:table-cell>
          <table:table-cell office:value-type="float" office:value="459" calcext:value-type="float">
            <text:p>4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20.3997671249476" calcext:value-type="float">
            <text:p>20.3997671249476</text:p>
          </table:table-cell>
          <table:table-cell office:value-type="float" office:value="20" calcext:value-type="float">
            <text:p>20</text:p>
          </table:table-cell>
          <table:table-cell office:value-type="float" office:value="-0.399767124947608" calcext:value-type="float">
            <text:p>-0.39976712494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3-28/2011-03-28.n3</text:p>
          </table:table-cell>
          <table:table-cell office:value-type="float" office:value="463" calcext:value-type="float">
            <text:p>4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20.4025583966229" calcext:value-type="float">
            <text:p>20.4025583966229</text:p>
          </table:table-cell>
          <table:table-cell office:value-type="float" office:value="21" calcext:value-type="float">
            <text:p>21</text:p>
          </table:table-cell>
          <table:table-cell office:value-type="float" office:value="0.597441603377064" calcext:value-type="float">
            <text:p>0.597441603377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0-20/2016-10-20.n3</text:p>
          </table:table-cell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20.4165147549996" calcext:value-type="float">
            <text:p>20.4165147549996</text:p>
          </table:table-cell>
          <table:table-cell office:value-type="float" office:value="20" calcext:value-type="float">
            <text:p>20</text:p>
          </table:table-cell>
          <table:table-cell office:value-type="float" office:value="-0.416514754999582" calcext:value-type="float">
            <text:p>-0.416514754999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29/2016-01-29.n3</text:p>
          </table:table-cell>
          <table:table-cell office:value-type="float" office:value="464" calcext:value-type="float">
            <text:p>4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20.4165147549996" calcext:value-type="float">
            <text:p>20.4165147549996</text:p>
          </table:table-cell>
          <table:table-cell office:value-type="float" office:value="20" calcext:value-type="float">
            <text:p>20</text:p>
          </table:table-cell>
          <table:table-cell office:value-type="float" office:value="-0.416514754999582" calcext:value-type="float">
            <text:p>-0.416514754999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6-05/2009-06-05.n3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20.4276798417009" calcext:value-type="float">
            <text:p>20.4276798417009</text:p>
          </table:table-cell>
          <table:table-cell office:value-type="float" office:value="21" calcext:value-type="float">
            <text:p>21</text:p>
          </table:table-cell>
          <table:table-cell office:value-type="float" office:value="0.572320158299103" calcext:value-type="float">
            <text:p>0.572320158299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4-03/2005-04-03.n3</text:p>
          </table:table-cell>
          <table:table-cell office:value-type="float" office:value="466" calcext:value-type="float">
            <text:p>4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0.4444274717529" calcext:value-type="float">
            <text:p>20.4444274717529</text:p>
          </table:table-cell>
          <table:table-cell office:value-type="float" office:value="21" calcext:value-type="float">
            <text:p>21</text:p>
          </table:table-cell>
          <table:table-cell office:value-type="float" office:value="0.555572528247133" calcext:value-type="float">
            <text:p>0.55557252824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30/2012-09-30.n3</text:p>
          </table:table-cell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0.4444274717529" calcext:value-type="float">
            <text:p>20.4444274717529</text:p>
          </table:table-cell>
          <table:table-cell office:value-type="float" office:value="21" calcext:value-type="float">
            <text:p>21</text:p>
          </table:table-cell>
          <table:table-cell office:value-type="float" office:value="0.555572528247133" calcext:value-type="float">
            <text:p>0.55557252824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3/2014-05-23.n3</text:p>
          </table:table-cell>
          <table:table-cell office:value-type="float" office:value="468" calcext:value-type="float">
            <text:p>4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20.4472187434282" calcext:value-type="float">
            <text:p>20.4472187434282</text:p>
          </table:table-cell>
          <table:table-cell office:value-type="float" office:value="20" calcext:value-type="float">
            <text:p>20</text:p>
          </table:table-cell>
          <table:table-cell office:value-type="float" office:value="-0.447218743428198" calcext:value-type="float">
            <text:p>-0.447218743428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06/2012-10-06.n3</text:p>
          </table:table-cell>
          <table:table-cell office:value-type="float" office:value="469" calcext:value-type="float">
            <text:p>46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20.4500100151035" calcext:value-type="float">
            <text:p>20.4500100151035</text:p>
          </table:table-cell>
          <table:table-cell office:value-type="float" office:value="21" calcext:value-type="float">
            <text:p>21</text:p>
          </table:table-cell>
          <table:table-cell office:value-type="float" office:value="0.549989984896474" calcext:value-type="float">
            <text:p>0.549989984896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2-31/2012-12-31.n3</text:p>
          </table:table-cell>
          <table:table-cell office:value-type="float" office:value="472" calcext:value-type="float">
            <text:p>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20.4583838301295" calcext:value-type="float">
            <text:p>20.4583838301295</text:p>
          </table:table-cell>
          <table:table-cell office:value-type="float" office:value="20" calcext:value-type="float">
            <text:p>20</text:p>
          </table:table-cell>
          <table:table-cell office:value-type="float" office:value="-0.458383830129513" calcext:value-type="float">
            <text:p>-0.458383830129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5-19/2005-05-19.n3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20.4611751018048" calcext:value-type="float">
            <text:p>20.4611751018048</text:p>
          </table:table-cell>
          <table:table-cell office:value-type="float" office:value="20" calcext:value-type="float">
            <text:p>20</text:p>
          </table:table-cell>
          <table:table-cell office:value-type="float" office:value="-0.461175101804841" calcext:value-type="float">
            <text:p>-0.46117510180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20/2014-02-20.n3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20.4667576451555" calcext:value-type="float">
            <text:p>20.4667576451555</text:p>
          </table:table-cell>
          <table:table-cell office:value-type="float" office:value="20" calcext:value-type="float">
            <text:p>20</text:p>
          </table:table-cell>
          <table:table-cell office:value-type="float" office:value="-0.4667576451555" calcext:value-type="float">
            <text:p>-0.4667576451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9/2013-12-19.n3</text:p>
          </table:table-cell>
          <table:table-cell office:value-type="float" office:value="481" calcext:value-type="float">
            <text:p>4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20.4779227318568" calcext:value-type="float">
            <text:p>20.4779227318568</text:p>
          </table:table-cell>
          <table:table-cell office:value-type="float" office:value="21" calcext:value-type="float">
            <text:p>21</text:p>
          </table:table-cell>
          <table:table-cell office:value-type="float" office:value="0.522077268143185" calcext:value-type="float">
            <text:p>0.522077268143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2-13/2012-02-13.n3</text:p>
          </table:table-cell>
          <table:table-cell office:value-type="float" office:value="482" calcext:value-type="float">
            <text:p>4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20.4807140035321" calcext:value-type="float">
            <text:p>20.4807140035321</text:p>
          </table:table-cell>
          <table:table-cell office:value-type="float" office:value="21" calcext:value-type="float">
            <text:p>21</text:p>
          </table:table-cell>
          <table:table-cell office:value-type="float" office:value="0.519285996467858" calcext:value-type="float">
            <text:p>0.519285996467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5-12/2016-05-12.n3</text:p>
          </table:table-cell>
          <table:table-cell office:value-type="float" office:value="482" calcext:value-type="float">
            <text:p>4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20.4974616335841" calcext:value-type="float">
            <text:p>20.4974616335841</text:p>
          </table:table-cell>
          <table:table-cell office:value-type="float" office:value="21" calcext:value-type="float">
            <text:p>21</text:p>
          </table:table-cell>
          <table:table-cell office:value-type="float" office:value="0.502538366415884" calcext:value-type="float">
            <text:p>0.50253836641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04/2014-09-04.n3</text:p>
          </table:table-cell>
          <table:table-cell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20.5002529052594" calcext:value-type="float">
            <text:p>20.5002529052594</text:p>
          </table:table-cell>
          <table:table-cell office:value-type="float" office:value="20" calcext:value-type="float">
            <text:p>20</text:p>
          </table:table-cell>
          <table:table-cell office:value-type="float" office:value="-0.500252905259444" calcext:value-type="float">
            <text:p>-0.500252905259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03/2012-07-03.n3</text:p>
          </table:table-cell>
          <table:table-cell office:value-type="float" office:value="483" calcext:value-type="float">
            <text:p>48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20.5002529052594" calcext:value-type="float">
            <text:p>20.5002529052594</text:p>
          </table:table-cell>
          <table:table-cell office:value-type="float" office:value="19" calcext:value-type="float">
            <text:p>19</text:p>
          </table:table-cell>
          <table:table-cell office:value-type="float" office:value="-1.50025290525944" calcext:value-type="float">
            <text:p>-1.5002529052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10/2012-10-10.n3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20.5058354486101" calcext:value-type="float">
            <text:p>20.5058354486101</text:p>
          </table:table-cell>
          <table:table-cell office:value-type="float" office:value="20" calcext:value-type="float">
            <text:p>20</text:p>
          </table:table-cell>
          <table:table-cell office:value-type="float" office:value="-0.505835448610103" calcext:value-type="float">
            <text:p>-0.505835448610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3-18/2010-03-18.n3</text:p>
          </table:table-cell>
          <table:table-cell office:value-type="float" office:value="485" calcext:value-type="float">
            <text:p>4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20.5253743503374" calcext:value-type="float">
            <text:p>20.5253743503374</text:p>
          </table:table-cell>
          <table:table-cell office:value-type="float" office:value="22" calcext:value-type="float">
            <text:p>22</text:p>
          </table:table-cell>
          <table:table-cell office:value-type="float" office:value="1.4746256496626" calcext:value-type="float">
            <text:p>1.474625649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6/2013-12-16.n3</text:p>
          </table:table-cell>
          <table:table-cell office:value-type="float" office:value="487" calcext:value-type="float">
            <text:p>4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20.5337481653634" calcext:value-type="float">
            <text:p>20.5337481653634</text:p>
          </table:table-cell>
          <table:table-cell office:value-type="float" office:value="21" calcext:value-type="float">
            <text:p>21</text:p>
          </table:table-cell>
          <table:table-cell office:value-type="float" office:value="0.466251834636612" calcext:value-type="float">
            <text:p>0.466251834636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15/2013-02-15.n3</text:p>
          </table:table-cell>
          <table:table-cell office:value-type="float" office:value="487" calcext:value-type="float">
            <text:p>4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20.5337481653634" calcext:value-type="float">
            <text:p>20.5337481653634</text:p>
          </table:table-cell>
          <table:table-cell office:value-type="float" office:value="21" calcext:value-type="float">
            <text:p>21</text:p>
          </table:table-cell>
          <table:table-cell office:value-type="float" office:value="0.466251834636612" calcext:value-type="float">
            <text:p>0.466251834636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12-02/2020-12-02.n3</text:p>
          </table:table-cell>
          <table:table-cell office:value-type="float" office:value="488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20.5421219803894" calcext:value-type="float">
            <text:p>20.5421219803894</text:p>
          </table:table-cell>
          <table:table-cell office:value-type="float" office:value="20" calcext:value-type="float">
            <text:p>20</text:p>
          </table:table-cell>
          <table:table-cell office:value-type="float" office:value="-0.542121980389375" calcext:value-type="float">
            <text:p>-0.54212198038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06-17/2006-06-17.n3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20.5449132520647" calcext:value-type="float">
            <text:p>20.5449132520647</text:p>
          </table:table-cell>
          <table:table-cell office:value-type="float" office:value="21" calcext:value-type="float">
            <text:p>21</text:p>
          </table:table-cell>
          <table:table-cell office:value-type="float" office:value="0.455086747935297" calcext:value-type="float">
            <text:p>0.455086747935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03/2014-08-03.n3</text:p>
          </table:table-cell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20.54770452374" calcext:value-type="float">
            <text:p>20.54770452374</text:p>
          </table:table-cell>
          <table:table-cell office:value-type="float" office:value="21" calcext:value-type="float">
            <text:p>21</text:p>
          </table:table-cell>
          <table:table-cell office:value-type="float" office:value="0.452295476259966" calcext:value-type="float">
            <text:p>0.452295476259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2-07/2016-12-07.n3</text:p>
          </table:table-cell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20.5616608821167" calcext:value-type="float">
            <text:p>20.5616608821167</text:p>
          </table:table-cell>
          <table:table-cell office:value-type="float" office:value="20" calcext:value-type="float">
            <text:p>20</text:p>
          </table:table-cell>
          <table:table-cell office:value-type="float" office:value="-0.561660882116676" calcext:value-type="float">
            <text:p>-0.561660882116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18/2011-11-18.n3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20.5672434254673" calcext:value-type="float">
            <text:p>20.5672434254673</text:p>
          </table:table-cell>
          <table:table-cell office:value-type="float" office:value="20" calcext:value-type="float">
            <text:p>20</text:p>
          </table:table-cell>
          <table:table-cell office:value-type="float" office:value="-0.567243425467336" calcext:value-type="float">
            <text:p>-0.567243425467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5-04/2015-05-04.n3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20.5867823271946" calcext:value-type="float">
            <text:p>20.5867823271946</text:p>
          </table:table-cell>
          <table:table-cell office:value-type="float" office:value="21" calcext:value-type="float">
            <text:p>21</text:p>
          </table:table-cell>
          <table:table-cell office:value-type="float" office:value="0.413217672805363" calcext:value-type="float">
            <text:p>0.413217672805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2/2014-05-22.n3</text:p>
          </table:table-cell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20.58957359887" calcext:value-type="float">
            <text:p>20.58957359887</text:p>
          </table:table-cell>
          <table:table-cell office:value-type="float" office:value="20" calcext:value-type="float">
            <text:p>20</text:p>
          </table:table-cell>
          <table:table-cell office:value-type="float" office:value="-0.589573598869965" calcext:value-type="float">
            <text:p>-0.58957359886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06/2013-11-06.n3</text:p>
          </table:table-cell>
          <table:table-cell office:value-type="float" office:value="502" calcext:value-type="float">
            <text:p>5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20.58957359887" calcext:value-type="float">
            <text:p>20.58957359887</text:p>
          </table:table-cell>
          <table:table-cell office:value-type="float" office:value="20" calcext:value-type="float">
            <text:p>20</text:p>
          </table:table-cell>
          <table:table-cell office:value-type="float" office:value="-0.589573598869965" calcext:value-type="float">
            <text:p>-0.58957359886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09/2015-04-09.n3</text:p>
          </table:table-cell>
          <table:table-cell office:value-type="float" office:value="508" calcext:value-type="float">
            <text:p>5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20.597947413896" calcext:value-type="float">
            <text:p>20.597947413896</text:p>
          </table:table-cell>
          <table:table-cell office:value-type="float" office:value="20" calcext:value-type="float">
            <text:p>20</text:p>
          </table:table-cell>
          <table:table-cell office:value-type="float" office:value="-0.597947413895952" calcext:value-type="float">
            <text:p>-0.597947413895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01/2016-01-01.n3</text:p>
          </table:table-cell>
          <table:table-cell office:value-type="float" office:value="509" calcext:value-type="float">
            <text:p>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.6091125005973" calcext:value-type="float">
            <text:p>20.6091125005973</text:p>
          </table:table-cell>
          <table:table-cell office:value-type="float" office:value="20" calcext:value-type="float">
            <text:p>20</text:p>
          </table:table-cell>
          <table:table-cell office:value-type="float" office:value="-0.609112500597266" calcext:value-type="float">
            <text:p>-0.609112500597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5-27/2021-05-27.n3</text:p>
          </table:table-cell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20.6119037722726" calcext:value-type="float">
            <text:p>20.6119037722726</text:p>
          </table:table-cell>
          <table:table-cell office:value-type="float" office:value="20" calcext:value-type="float">
            <text:p>20</text:p>
          </table:table-cell>
          <table:table-cell office:value-type="float" office:value="-0.611903772272594" calcext:value-type="float">
            <text:p>-0.611903772272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30/2013-09-30.n3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20.6119037722726" calcext:value-type="float">
            <text:p>20.6119037722726</text:p>
          </table:table-cell>
          <table:table-cell office:value-type="float" office:value="24" calcext:value-type="float">
            <text:p>24</text:p>
          </table:table-cell>
          <table:table-cell office:value-type="float" office:value="3.38809622772741" calcext:value-type="float">
            <text:p>3.3880962277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30/2012-04-30.n3</text:p>
          </table:table-cell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20.6174863156233" calcext:value-type="float">
            <text:p>20.6174863156233</text:p>
          </table:table-cell>
          <table:table-cell office:value-type="float" office:value="22" calcext:value-type="float">
            <text:p>22</text:p>
          </table:table-cell>
          <table:table-cell office:value-type="float" office:value="1.38251368437675" calcext:value-type="float">
            <text:p>1.38251368437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23/2013-04-23.n3</text:p>
          </table:table-cell>
          <table:table-cell office:value-type="float" office:value="519" calcext:value-type="float">
            <text:p>5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20.6174863156233" calcext:value-type="float">
            <text:p>20.6174863156233</text:p>
          </table:table-cell>
          <table:table-cell office:value-type="float" office:value="21" calcext:value-type="float">
            <text:p>21</text:p>
          </table:table-cell>
          <table:table-cell office:value-type="float" office:value="0.382513684376747" calcext:value-type="float">
            <text:p>0.382513684376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4-17/2017-04-17.n3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20.6202775872986" calcext:value-type="float">
            <text:p>20.6202775872986</text:p>
          </table:table-cell>
          <table:table-cell office:value-type="float" office:value="21" calcext:value-type="float">
            <text:p>21</text:p>
          </table:table-cell>
          <table:table-cell office:value-type="float" office:value="0.379722412701419" calcext:value-type="float">
            <text:p>0.379722412701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25/2007-10-25.n3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20.6258601306492" calcext:value-type="float">
            <text:p>20.6258601306492</text:p>
          </table:table-cell>
          <table:table-cell office:value-type="float" office:value="21" calcext:value-type="float">
            <text:p>21</text:p>
          </table:table-cell>
          <table:table-cell office:value-type="float" office:value="0.37413986935076" calcext:value-type="float">
            <text:p>0.37413986935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1-24/2009-01-24.n3</text:p>
          </table:table-cell>
          <table:table-cell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20.6342339456752" calcext:value-type="float">
            <text:p>20.6342339456752</text:p>
          </table:table-cell>
          <table:table-cell office:value-type="float" office:value="21" calcext:value-type="float">
            <text:p>21</text:p>
          </table:table-cell>
          <table:table-cell office:value-type="float" office:value="0.365766054324776" calcext:value-type="float">
            <text:p>0.365766054324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13/2013-09-13.n3</text:p>
          </table:table-cell>
          <table:table-cell office:value-type="float" office:value="523" calcext:value-type="float">
            <text:p>5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20.6370252173506" calcext:value-type="float">
            <text:p>20.6370252173506</text:p>
          </table:table-cell>
          <table:table-cell office:value-type="float" office:value="22" calcext:value-type="float">
            <text:p>22</text:p>
          </table:table-cell>
          <table:table-cell office:value-type="float" office:value="1.36297478264945" calcext:value-type="float">
            <text:p>1.3629747826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7-26/2021-07-26.n3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20.6370252173506" calcext:value-type="float">
            <text:p>20.6370252173506</text:p>
          </table:table-cell>
          <table:table-cell office:value-type="float" office:value="22" calcext:value-type="float">
            <text:p>22</text:p>
          </table:table-cell>
          <table:table-cell office:value-type="float" office:value="1.36297478264945" calcext:value-type="float">
            <text:p>1.3629747826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03/2020-06-03.n3</text:p>
          </table:table-cell>
          <table:table-cell office:value-type="float" office:value="525" calcext:value-type="float">
            <text:p>5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20.6481903040519" calcext:value-type="float">
            <text:p>20.6481903040519</text:p>
          </table:table-cell>
          <table:table-cell office:value-type="float" office:value="21" calcext:value-type="float">
            <text:p>21</text:p>
          </table:table-cell>
          <table:table-cell office:value-type="float" office:value="0.35180969594813" calcext:value-type="float">
            <text:p>0.35180969594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1-01/2020-01-01.n3</text:p>
          </table:table-cell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20.6509815757272" calcext:value-type="float">
            <text:p>20.6509815757272</text:p>
          </table:table-cell>
          <table:table-cell office:value-type="float" office:value="21" calcext:value-type="float">
            <text:p>21</text:p>
          </table:table-cell>
          <table:table-cell office:value-type="float" office:value="0.349018424272803" calcext:value-type="float">
            <text:p>0.34901842427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4-19/2010-04-19.n3</text:p>
          </table:table-cell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20.6509815757272" calcext:value-type="float">
            <text:p>20.6509815757272</text:p>
          </table:table-cell>
          <table:table-cell office:value-type="float" office:value="21" calcext:value-type="float">
            <text:p>21</text:p>
          </table:table-cell>
          <table:table-cell office:value-type="float" office:value="0.349018424272803" calcext:value-type="float">
            <text:p>0.34901842427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05/2013-07-05.n3</text:p>
          </table:table-cell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20.6509815757272" calcext:value-type="float">
            <text:p>20.6509815757272</text:p>
          </table:table-cell>
          <table:table-cell office:value-type="float" office:value="22" calcext:value-type="float">
            <text:p>22</text:p>
          </table:table-cell>
          <table:table-cell office:value-type="float" office:value="1.3490184242728" calcext:value-type="float">
            <text:p>1.3490184242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11-07/2019-11-07.n3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20.6565641190779" calcext:value-type="float">
            <text:p>20.6565641190779</text:p>
          </table:table-cell>
          <table:table-cell office:value-type="float" office:value="18" calcext:value-type="float">
            <text:p>18</text:p>
          </table:table-cell>
          <table:table-cell office:value-type="float" office:value="-2.65656411907786" calcext:value-type="float">
            <text:p>-2.65656411907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05/2010-02-05.n3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20.6593553907532" calcext:value-type="float">
            <text:p>20.6593553907532</text:p>
          </table:table-cell>
          <table:table-cell office:value-type="float" office:value="21" calcext:value-type="float">
            <text:p>21</text:p>
          </table:table-cell>
          <table:table-cell office:value-type="float" office:value="0.340644609246816" calcext:value-type="float">
            <text:p>0.340644609246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06-03/2005-06-03.n3</text:p>
          </table:table-cell>
          <table:table-cell office:value-type="float" office:value="538" calcext:value-type="float">
            <text:p>5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20.6621466624285" calcext:value-type="float">
            <text:p>20.6621466624285</text:p>
          </table:table-cell>
          <table:table-cell office:value-type="float" office:value="19" calcext:value-type="float">
            <text:p>19</text:p>
          </table:table-cell>
          <table:table-cell office:value-type="float" office:value="-1.66214666242851" calcext:value-type="float">
            <text:p>-1.66214666242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02/2015-03-02.n3</text:p>
          </table:table-cell>
          <table:table-cell office:value-type="float" office:value="541" calcext:value-type="float">
            <text:p>54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20.6649379341038" calcext:value-type="float">
            <text:p>20.6649379341038</text:p>
          </table:table-cell>
          <table:table-cell office:value-type="float" office:value="21" calcext:value-type="float">
            <text:p>21</text:p>
          </table:table-cell>
          <table:table-cell office:value-type="float" office:value="0.33506206589616" calcext:value-type="float">
            <text:p>0.3350620658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1-29/2012-01-29.n3</text:p>
          </table:table-cell>
          <table:table-cell office:value-type="float" office:value="542" calcext:value-type="float">
            <text:p>5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20.6733117491298" calcext:value-type="float">
            <text:p>20.6733117491298</text:p>
          </table:table-cell>
          <table:table-cell office:value-type="float" office:value="22" calcext:value-type="float">
            <text:p>22</text:p>
          </table:table-cell>
          <table:table-cell office:value-type="float" office:value="1.32668825087017" calcext:value-type="float">
            <text:p>1.32668825087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0-27/2014-10-27.n3</text:p>
          </table:table-cell>
          <table:table-cell office:value-type="float" office:value="544" calcext:value-type="float">
            <text:p>5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20.6788942924805" calcext:value-type="float">
            <text:p>20.6788942924805</text:p>
          </table:table-cell>
          <table:table-cell office:value-type="float" office:value="19" calcext:value-type="float">
            <text:p>19</text:p>
          </table:table-cell>
          <table:table-cell office:value-type="float" office:value="-1.67889429248049" calcext:value-type="float">
            <text:p>-1.6788942924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2-23/2021-02-23.n3</text:p>
          </table:table-cell>
          <table:table-cell office:value-type="float" office:value="547" calcext:value-type="float">
            <text:p>5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20.6956419225325" calcext:value-type="float">
            <text:p>20.6956419225325</text:p>
          </table:table-cell>
          <table:table-cell office:value-type="float" office:value="20" calcext:value-type="float">
            <text:p>20</text:p>
          </table:table-cell>
          <table:table-cell office:value-type="float" office:value="-0.69564192253246" calcext:value-type="float">
            <text:p>-0.6956419225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28/2013-11-28.n3</text:p>
          </table:table-cell>
          <table:table-cell office:value-type="float" office:value="549" calcext:value-type="float">
            <text:p>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20.6984331942078" calcext:value-type="float">
            <text:p>20.6984331942078</text:p>
          </table:table-cell>
          <table:table-cell office:value-type="float" office:value="21" calcext:value-type="float">
            <text:p>21</text:p>
          </table:table-cell>
          <table:table-cell office:value-type="float" office:value="0.301566805792213" calcext:value-type="float">
            <text:p>0.301566805792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30/2015-07-30.n3</text:p>
          </table:table-cell>
          <table:table-cell office:value-type="float" office:value="551" calcext:value-type="float">
            <text:p>5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20.7012244658831" calcext:value-type="float">
            <text:p>20.7012244658831</text:p>
          </table:table-cell>
          <table:table-cell office:value-type="float" office:value="21" calcext:value-type="float">
            <text:p>21</text:p>
          </table:table-cell>
          <table:table-cell office:value-type="float" office:value="0.298775534116885" calcext:value-type="float">
            <text:p>0.298775534116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1-30/2019-01-30.n3</text:p>
          </table:table-cell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20.7012244658831" calcext:value-type="float">
            <text:p>20.7012244658831</text:p>
          </table:table-cell>
          <table:table-cell office:value-type="float" office:value="21" calcext:value-type="float">
            <text:p>21</text:p>
          </table:table-cell>
          <table:table-cell office:value-type="float" office:value="0.298775534116885" calcext:value-type="float">
            <text:p>0.298775534116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3-22/2019-03-22.n3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20.7040157375584" calcext:value-type="float">
            <text:p>20.7040157375584</text:p>
          </table:table-cell>
          <table:table-cell office:value-type="float" office:value="22" calcext:value-type="float">
            <text:p>22</text:p>
          </table:table-cell>
          <table:table-cell office:value-type="float" office:value="1.29598426244156" calcext:value-type="float">
            <text:p>1.29598426244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09/2010-09-09.n3</text:p>
          </table:table-cell>
          <table:table-cell office:value-type="float" office:value="560" calcext:value-type="float">
            <text:p>5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20.7040157375584" calcext:value-type="float">
            <text:p>20.7040157375584</text:p>
          </table:table-cell>
          <table:table-cell office:value-type="float" office:value="18" calcext:value-type="float">
            <text:p>18</text:p>
          </table:table-cell>
          <table:table-cell office:value-type="float" office:value="-2.70401573755844" calcext:value-type="float">
            <text:p>-2.70401573755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5-24/2007-05-24.n3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20.7068070092338" calcext:value-type="float">
            <text:p>20.7068070092338</text:p>
          </table:table-cell>
          <table:table-cell office:value-type="float" office:value="20" calcext:value-type="float">
            <text:p>20</text:p>
          </table:table-cell>
          <table:table-cell office:value-type="float" office:value="-0.706807009233774" calcext:value-type="float">
            <text:p>-0.70680700923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1-14/2007-01-14.n3</text:p>
          </table:table-cell>
          <table:table-cell office:value-type="float" office:value="561" calcext:value-type="float">
            <text:p>5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20.7095982809091" calcext:value-type="float">
            <text:p>20.7095982809091</text:p>
          </table:table-cell>
          <table:table-cell office:value-type="float" office:value="22" calcext:value-type="float">
            <text:p>22</text:p>
          </table:table-cell>
          <table:table-cell office:value-type="float" office:value="1.2904017190909" calcext:value-type="float">
            <text:p>1.29040171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6-01/2019-06-01.n3</text:p>
          </table:table-cell>
          <table:table-cell office:value-type="float" office:value="565" calcext:value-type="float">
            <text:p>5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20.7151808242598" calcext:value-type="float">
            <text:p>20.7151808242598</text:p>
          </table:table-cell>
          <table:table-cell office:value-type="float" office:value="21" calcext:value-type="float">
            <text:p>21</text:p>
          </table:table-cell>
          <table:table-cell office:value-type="float" office:value="0.284819175740239" calcext:value-type="float">
            <text:p>0.28481917574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27/2010-11-27.n3</text:p>
          </table:table-cell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20.7151808242598" calcext:value-type="float">
            <text:p>20.7151808242598</text:p>
          </table:table-cell>
          <table:table-cell office:value-type="float" office:value="21" calcext:value-type="float">
            <text:p>21</text:p>
          </table:table-cell>
          <table:table-cell office:value-type="float" office:value="0.284819175740239" calcext:value-type="float">
            <text:p>0.28481917574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02/2007-10-02.n3</text:p>
          </table:table-cell>
          <table:table-cell office:value-type="float" office:value="571" calcext:value-type="float">
            <text:p>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20.7179720959351" calcext:value-type="float">
            <text:p>20.7179720959351</text:p>
          </table:table-cell>
          <table:table-cell office:value-type="float" office:value="21" calcext:value-type="float">
            <text:p>21</text:p>
          </table:table-cell>
          <table:table-cell office:value-type="float" office:value="0.282027904064911" calcext:value-type="float">
            <text:p>0.282027904064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5/2013-05-25.n3</text:p>
          </table:table-cell>
          <table:table-cell office:value-type="float" office:value="571" calcext:value-type="float">
            <text:p>5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20.7207633676104" calcext:value-type="float">
            <text:p>20.7207633676104</text:p>
          </table:table-cell>
          <table:table-cell office:value-type="float" office:value="18" calcext:value-type="float">
            <text:p>18</text:p>
          </table:table-cell>
          <table:table-cell office:value-type="float" office:value="-2.72076336761042" calcext:value-type="float">
            <text:p>-2.7207633676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20/2013-12-20.n3</text:p>
          </table:table-cell>
          <table:table-cell office:value-type="float" office:value="576" calcext:value-type="float">
            <text:p>5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20.7235546392857" calcext:value-type="float">
            <text:p>20.7235546392857</text:p>
          </table:table-cell>
          <table:table-cell office:value-type="float" office:value="20" calcext:value-type="float">
            <text:p>20</text:p>
          </table:table-cell>
          <table:table-cell office:value-type="float" office:value="-0.723554639285744" calcext:value-type="float">
            <text:p>-0.723554639285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2-16/2018-02-16.n3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20.7347197259871" calcext:value-type="float">
            <text:p>20.7347197259871</text:p>
          </table:table-cell>
          <table:table-cell office:value-type="float" office:value="21" calcext:value-type="float">
            <text:p>21</text:p>
          </table:table-cell>
          <table:table-cell office:value-type="float" office:value="0.265280274012941" calcext:value-type="float">
            <text:p>0.26528027401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02/2014-01-02.n3</text:p>
          </table:table-cell>
          <table:table-cell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20.7375109976624" calcext:value-type="float">
            <text:p>20.7375109976624</text:p>
          </table:table-cell>
          <table:table-cell office:value-type="float" office:value="20" calcext:value-type="float">
            <text:p>20</text:p>
          </table:table-cell>
          <table:table-cell office:value-type="float" office:value="-0.73751099766239" calcext:value-type="float">
            <text:p>-0.73751099766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5/2014-01-25.n3</text:p>
          </table:table-cell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20.7375109976624" calcext:value-type="float">
            <text:p>20.7375109976624</text:p>
          </table:table-cell>
          <table:table-cell office:value-type="float" office:value="20" calcext:value-type="float">
            <text:p>20</text:p>
          </table:table-cell>
          <table:table-cell office:value-type="float" office:value="-0.73751099766239" calcext:value-type="float">
            <text:p>-0.73751099766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3-31/2017-03-31.n3</text:p>
          </table:table-cell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0.751467356039" calcext:value-type="float">
            <text:p>20.751467356039</text:p>
          </table:table-cell>
          <table:table-cell office:value-type="float" office:value="23" calcext:value-type="float">
            <text:p>23</text:p>
          </table:table-cell>
          <table:table-cell office:value-type="float" office:value="2.24853264396097" calcext:value-type="float">
            <text:p>2.24853264396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2-15/2009-12-15.n3</text:p>
          </table:table-cell>
          <table:table-cell office:value-type="float" office:value="591" calcext:value-type="float">
            <text:p>5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20.7570498993897" calcext:value-type="float">
            <text:p>20.7570498993897</text:p>
          </table:table-cell>
          <table:table-cell office:value-type="float" office:value="23" calcext:value-type="float">
            <text:p>23</text:p>
          </table:table-cell>
          <table:table-cell office:value-type="float" office:value="2.24295010061031" calcext:value-type="float">
            <text:p>2.24295010061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1-01/2010-01-01.n3</text:p>
          </table:table-cell>
          <table:table-cell office:value-type="float" office:value="591" calcext:value-type="float">
            <text:p>59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20.7737975294417" calcext:value-type="float">
            <text:p>20.7737975294417</text:p>
          </table:table-cell>
          <table:table-cell office:value-type="float" office:value="39" calcext:value-type="float">
            <text:p>39</text:p>
          </table:table-cell>
          <table:table-cell office:value-type="float" office:value="18.2262024705583" calcext:value-type="float">
            <text:p>18.226202470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7-11/2019-07-11.n3</text:p>
          </table:table-cell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20.776588801117" calcext:value-type="float">
            <text:p>20.776588801117</text:p>
          </table:table-cell>
          <table:table-cell office:value-type="float" office:value="22" calcext:value-type="float">
            <text:p>22</text:p>
          </table:table-cell>
          <table:table-cell office:value-type="float" office:value="1.22341119888301" calcext:value-type="float">
            <text:p>1.22341119888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28/2014-07-28.n3</text:p>
          </table:table-cell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20.7961277028443" calcext:value-type="float">
            <text:p>20.7961277028443</text:p>
          </table:table-cell>
          <table:table-cell office:value-type="float" office:value="22" calcext:value-type="float">
            <text:p>22</text:p>
          </table:table-cell>
          <table:table-cell office:value-type="float" office:value="1.20387229715571" calcext:value-type="float">
            <text:p>1.2038722971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31/2014-07-31.n3</text:p>
          </table:table-cell>
          <table:table-cell office:value-type="float" office:value="607" calcext:value-type="float">
            <text:p>6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20.7989189745196" calcext:value-type="float">
            <text:p>20.7989189745196</text:p>
          </table:table-cell>
          <table:table-cell office:value-type="float" office:value="22" calcext:value-type="float">
            <text:p>22</text:p>
          </table:table-cell>
          <table:table-cell office:value-type="float" office:value="1.20108102548038" calcext:value-type="float">
            <text:p>1.20108102548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5-10-23/2005-10-23.n3</text:p>
          </table:table-cell>
          <table:table-cell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20.8017102461949" calcext:value-type="float">
            <text:p>20.8017102461949</text:p>
          </table:table-cell>
          <table:table-cell office:value-type="float" office:value="20" calcext:value-type="float">
            <text:p>20</text:p>
          </table:table-cell>
          <table:table-cell office:value-type="float" office:value="-0.801710246194951" calcext:value-type="float">
            <text:p>-0.80171024619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1-10/2017-11-10.n3</text:p>
          </table:table-cell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20.8045015178703" calcext:value-type="float">
            <text:p>20.8045015178703</text:p>
          </table:table-cell>
          <table:table-cell office:value-type="float" office:value="20" calcext:value-type="float">
            <text:p>20</text:p>
          </table:table-cell>
          <table:table-cell office:value-type="float" office:value="-0.804501517870278" calcext:value-type="float">
            <text:p>-0.804501517870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04/2019-02-04.n3</text:p>
          </table:table-cell>
          <table:table-cell office:value-type="float" office:value="611" calcext:value-type="float">
            <text:p>6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20.8072927895456" calcext:value-type="float">
            <text:p>20.8072927895456</text:p>
          </table:table-cell>
          <table:table-cell office:value-type="float" office:value="20" calcext:value-type="float">
            <text:p>20</text:p>
          </table:table-cell>
          <table:table-cell office:value-type="float" office:value="-0.80729278954561" calcext:value-type="float">
            <text:p>-0.80729278954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3-25/2010-03-25.n3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20.8072927895456" calcext:value-type="float">
            <text:p>20.8072927895456</text:p>
          </table:table-cell>
          <table:table-cell office:value-type="float" office:value="20" calcext:value-type="float">
            <text:p>20</text:p>
          </table:table-cell>
          <table:table-cell office:value-type="float" office:value="-0.80729278954561" calcext:value-type="float">
            <text:p>-0.80729278954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03/2013-05-03.n3</text:p>
          </table:table-cell>
          <table:table-cell office:value-type="float" office:value="621" calcext:value-type="float">
            <text:p>6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20.8100840612209" calcext:value-type="float">
            <text:p>20.8100840612209</text:p>
          </table:table-cell>
          <table:table-cell office:value-type="float" office:value="22" calcext:value-type="float">
            <text:p>22</text:p>
          </table:table-cell>
          <table:table-cell office:value-type="float" office:value="1.18991593877906" calcext:value-type="float">
            <text:p>1.18991593877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17/2014-01-17.n3</text:p>
          </table:table-cell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20.8156666045716" calcext:value-type="float">
            <text:p>20.8156666045716</text:p>
          </table:table-cell>
          <table:table-cell office:value-type="float" office:value="20" calcext:value-type="float">
            <text:p>20</text:p>
          </table:table-cell>
          <table:table-cell office:value-type="float" office:value="-0.815666604571597" calcext:value-type="float">
            <text:p>-0.815666604571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2-17/2015-12-17.n3</text:p>
          </table:table-cell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20.8184578762469" calcext:value-type="float">
            <text:p>20.8184578762469</text:p>
          </table:table-cell>
          <table:table-cell office:value-type="float" office:value="20" calcext:value-type="float">
            <text:p>20</text:p>
          </table:table-cell>
          <table:table-cell office:value-type="float" office:value="-0.818457876246924" calcext:value-type="float">
            <text:p>-0.818457876246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8-09/2010-08-09.n3</text:p>
          </table:table-cell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0.8212491479223" calcext:value-type="float">
            <text:p>20.8212491479223</text:p>
          </table:table-cell>
          <table:table-cell office:value-type="float" office:value="23" calcext:value-type="float">
            <text:p>23</text:p>
          </table:table-cell>
          <table:table-cell office:value-type="float" office:value="2.17875085207775" calcext:value-type="float">
            <text:p>2.1787508520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2-20/2009-02-20.n3</text:p>
          </table:table-cell>
          <table:table-cell office:value-type="float" office:value="631" calcext:value-type="float">
            <text:p>6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0.8212491479223" calcext:value-type="float">
            <text:p>20.8212491479223</text:p>
          </table:table-cell>
          <table:table-cell office:value-type="float" office:value="21" calcext:value-type="float">
            <text:p>21</text:p>
          </table:table-cell>
          <table:table-cell office:value-type="float" office:value="0.178750852077748" calcext:value-type="float">
            <text:p>0.178750852077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14/2014-01-14.n3</text:p>
          </table:table-cell>
          <table:table-cell office:value-type="float" office:value="631" calcext:value-type="float">
            <text:p>6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20.8240404195976" calcext:value-type="float">
            <text:p>20.8240404195976</text:p>
          </table:table-cell>
          <table:table-cell office:value-type="float" office:value="19" calcext:value-type="float">
            <text:p>19</text:p>
          </table:table-cell>
          <table:table-cell office:value-type="float" office:value="-1.82404041959758" calcext:value-type="float">
            <text:p>-1.8240404195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20/2010-02-20.n3</text:p>
          </table:table-cell>
          <table:table-cell office:value-type="float" office:value="632" calcext:value-type="float">
            <text:p>6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0.8268316912729" calcext:value-type="float">
            <text:p>20.8268316912729</text:p>
          </table:table-cell>
          <table:table-cell office:value-type="float" office:value="21" calcext:value-type="float">
            <text:p>21</text:p>
          </table:table-cell>
          <table:table-cell office:value-type="float" office:value="0.173168308727089" calcext:value-type="float">
            <text:p>0.173168308727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10/2014-09-10.n3</text:p>
          </table:table-cell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0.8352055062989" calcext:value-type="float">
            <text:p>20.8352055062989</text:p>
          </table:table-cell>
          <table:table-cell office:value-type="float" office:value="22" calcext:value-type="float">
            <text:p>22</text:p>
          </table:table-cell>
          <table:table-cell office:value-type="float" office:value="1.16479449370111" calcext:value-type="float">
            <text:p>1.1647944937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19/2014-09-19.n3</text:p>
          </table:table-cell>
          <table:table-cell office:value-type="float" office:value="643" calcext:value-type="float">
            <text:p>6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0.8352055062989" calcext:value-type="float">
            <text:p>20.8352055062989</text:p>
          </table:table-cell>
          <table:table-cell office:value-type="float" office:value="22" calcext:value-type="float">
            <text:p>22</text:p>
          </table:table-cell>
          <table:table-cell office:value-type="float" office:value="1.16479449370111" calcext:value-type="float">
            <text:p>1.1647944937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8-12/2016-08-12.n3</text:p>
          </table:table-cell>
          <table:table-cell office:value-type="float" office:value="647" calcext:value-type="float">
            <text:p>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20.8575356797015" calcext:value-type="float">
            <text:p>20.8575356797015</text:p>
          </table:table-cell>
          <table:table-cell office:value-type="float" office:value="20" calcext:value-type="float">
            <text:p>20</text:p>
          </table:table-cell>
          <table:table-cell office:value-type="float" office:value="-0.857535679701527" calcext:value-type="float">
            <text:p>-0.857535679701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0/2014-01-20.n3</text:p>
          </table:table-cell>
          <table:table-cell office:value-type="float" office:value="647" calcext:value-type="float">
            <text:p>6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20.8659094947275" calcext:value-type="float">
            <text:p>20.8659094947275</text:p>
          </table:table-cell>
          <table:table-cell office:value-type="float" office:value="23" calcext:value-type="float">
            <text:p>23</text:p>
          </table:table-cell>
          <table:table-cell office:value-type="float" office:value="2.13409050527249" calcext:value-type="float">
            <text:p>2.13409050527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19/2012-10-19.n3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20.8687007664028" calcext:value-type="float">
            <text:p>20.8687007664028</text:p>
          </table:table-cell>
          <table:table-cell office:value-type="float" office:value="21" calcext:value-type="float">
            <text:p>21</text:p>
          </table:table-cell>
          <table:table-cell office:value-type="float" office:value="0.131299233597158" calcext:value-type="float">
            <text:p>0.131299233597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29/2007-10-29.n3</text:p>
          </table:table-cell>
          <table:table-cell office:value-type="float" office:value="651" calcext:value-type="float">
            <text:p>6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0.8742833097535" calcext:value-type="float">
            <text:p>20.8742833097535</text:p>
          </table:table-cell>
          <table:table-cell office:value-type="float" office:value="20" calcext:value-type="float">
            <text:p>20</text:p>
          </table:table-cell>
          <table:table-cell office:value-type="float" office:value="-0.874283309753498" calcext:value-type="float">
            <text:p>-0.874283309753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2-25/2021-02-25.n3</text:p>
          </table:table-cell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20.8826571247795" calcext:value-type="float">
            <text:p>20.8826571247795</text:p>
          </table:table-cell>
          <table:table-cell office:value-type="float" office:value="21" calcext:value-type="float">
            <text:p>21</text:p>
          </table:table-cell>
          <table:table-cell office:value-type="float" office:value="0.117342875220515" calcext:value-type="float">
            <text:p>0.117342875220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3-23/2016-03-23.n3</text:p>
          </table:table-cell>
          <table:table-cell office:value-type="float" office:value="661" calcext:value-type="float">
            <text:p>6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20.8882396681301" calcext:value-type="float">
            <text:p>20.8882396681301</text:p>
          </table:table-cell>
          <table:table-cell office:value-type="float" office:value="21" calcext:value-type="float">
            <text:p>21</text:p>
          </table:table-cell>
          <table:table-cell office:value-type="float" office:value="0.111760331869856" calcext:value-type="float">
            <text:p>0.111760331869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8-02/2018-08-02.n3</text:p>
          </table:table-cell>
          <table:table-cell office:value-type="float" office:value="662" calcext:value-type="float">
            <text:p>6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20.8938222114808" calcext:value-type="float">
            <text:p>20.8938222114808</text:p>
          </table:table-cell>
          <table:table-cell office:value-type="float" office:value="22" calcext:value-type="float">
            <text:p>22</text:p>
          </table:table-cell>
          <table:table-cell office:value-type="float" office:value="1.1061777885192" calcext:value-type="float">
            <text:p>1.1061777885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4-24/2009-04-24.n3</text:p>
          </table:table-cell>
          <table:table-cell office:value-type="float" office:value="665" calcext:value-type="float">
            <text:p>66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0.8966134831561" calcext:value-type="float">
            <text:p>20.8966134831561</text:p>
          </table:table-cell>
          <table:table-cell office:value-type="float" office:value="22" calcext:value-type="float">
            <text:p>22</text:p>
          </table:table-cell>
          <table:table-cell office:value-type="float" office:value="1.10338651684387" calcext:value-type="float">
            <text:p>1.10338651684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2-01/2020-02-01.n3</text:p>
          </table:table-cell>
          <table:table-cell office:value-type="float" office:value="667" calcext:value-type="float">
            <text:p>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20.9189436565588" calcext:value-type="float">
            <text:p>20.9189436565588</text:p>
          </table:table-cell>
          <table:table-cell office:value-type="float" office:value="22" calcext:value-type="float">
            <text:p>22</text:p>
          </table:table-cell>
          <table:table-cell office:value-type="float" office:value="1.08105634344124" calcext:value-type="float">
            <text:p>1.08105634344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2/2010-10-02.n3</text:p>
          </table:table-cell>
          <table:table-cell office:value-type="float" office:value="693" calcext:value-type="float">
            <text:p>6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20.9189436565588" calcext:value-type="float">
            <text:p>20.9189436565588</text:p>
          </table:table-cell>
          <table:table-cell office:value-type="float" office:value="20" calcext:value-type="float">
            <text:p>20</text:p>
          </table:table-cell>
          <table:table-cell office:value-type="float" office:value="-0.91894365655876" calcext:value-type="float">
            <text:p>-0.91894365655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5-05/2015-05-05.n3</text:p>
          </table:table-cell>
          <table:table-cell office:value-type="float" office:value="694" calcext:value-type="float">
            <text:p>69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20.9217349282341" calcext:value-type="float">
            <text:p>20.9217349282341</text:p>
          </table:table-cell>
          <table:table-cell office:value-type="float" office:value="21" calcext:value-type="float">
            <text:p>21</text:p>
          </table:table-cell>
          <table:table-cell office:value-type="float" office:value="0.0782650717659124" calcext:value-type="float">
            <text:p>0.078265071765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1-04/2012-01-04.n3</text:p>
          </table:table-cell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20.9217349282341" calcext:value-type="float">
            <text:p>20.9217349282341</text:p>
          </table:table-cell>
          <table:table-cell office:value-type="float" office:value="20" calcext:value-type="float">
            <text:p>20</text:p>
          </table:table-cell>
          <table:table-cell office:value-type="float" office:value="-0.921734928234088" calcext:value-type="float">
            <text:p>-0.921734928234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26/2012-09-26.n3</text:p>
          </table:table-cell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20.9329000149354" calcext:value-type="float">
            <text:p>20.9329000149354</text:p>
          </table:table-cell>
          <table:table-cell office:value-type="float" office:value="20" calcext:value-type="float">
            <text:p>20</text:p>
          </table:table-cell>
          <table:table-cell office:value-type="float" office:value="-0.932900014935402" calcext:value-type="float">
            <text:p>-0.932900014935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04/2012-11-04.n3</text:p>
          </table:table-cell>
          <table:table-cell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0.9356912866107" calcext:value-type="float">
            <text:p>20.9356912866107</text:p>
          </table:table-cell>
          <table:table-cell office:value-type="float" office:value="21" calcext:value-type="float">
            <text:p>21</text:p>
          </table:table-cell>
          <table:table-cell office:value-type="float" office:value="0.0643087133892699" calcext:value-type="float">
            <text:p>0.06430871338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2-14/2015-12-14.n3</text:p>
          </table:table-cell>
          <table:table-cell office:value-type="float" office:value="712" calcext:value-type="float">
            <text:p>7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20.9496476449874" calcext:value-type="float">
            <text:p>20.9496476449874</text:p>
          </table:table-cell>
          <table:table-cell office:value-type="float" office:value="20" calcext:value-type="float">
            <text:p>20</text:p>
          </table:table-cell>
          <table:table-cell office:value-type="float" office:value="-0.949647644987376" calcext:value-type="float">
            <text:p>-0.949647644987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2-09/2014-12-09.n3</text:p>
          </table:table-cell>
          <table:table-cell office:value-type="float" office:value="723" calcext:value-type="float">
            <text:p>7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20.9496476449874" calcext:value-type="float">
            <text:p>20.9496476449874</text:p>
          </table:table-cell>
          <table:table-cell office:value-type="float" office:value="21" calcext:value-type="float">
            <text:p>21</text:p>
          </table:table-cell>
          <table:table-cell office:value-type="float" office:value="0.0503523550126239" calcext:value-type="float">
            <text:p>0.050352355012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28/2012-08-28.n3</text:p>
          </table:table-cell>
          <table:table-cell office:value-type="float" office:value="726" calcext:value-type="float">
            <text:p>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0.963604003364" calcext:value-type="float">
            <text:p>20.963604003364</text:p>
          </table:table-cell>
          <table:table-cell office:value-type="float" office:value="22" calcext:value-type="float">
            <text:p>22</text:p>
          </table:table-cell>
          <table:table-cell office:value-type="float" office:value="1.03639599663598" calcext:value-type="float">
            <text:p>1.0363959966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22/2014-04-22.n3</text:p>
          </table:table-cell>
          <table:table-cell office:value-type="float" office:value="726" calcext:value-type="float">
            <text:p>7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0.963604003364" calcext:value-type="float">
            <text:p>20.963604003364</text:p>
          </table:table-cell>
          <table:table-cell office:value-type="float" office:value="24" calcext:value-type="float">
            <text:p>24</text:p>
          </table:table-cell>
          <table:table-cell office:value-type="float" office:value="3.03639599663598" calcext:value-type="float">
            <text:p>3.0363959966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0-02/2015-10-02.n3</text:p>
          </table:table-cell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20.997099263468" calcext:value-type="float">
            <text:p>20.997099263468</text:p>
          </table:table-cell>
          <table:table-cell office:value-type="float" office:value="21" calcext:value-type="float">
            <text:p>21</text:p>
          </table:table-cell>
          <table:table-cell office:value-type="float" office:value="0.00290073653203393" calcext:value-type="float">
            <text:p>0.002900736532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24/2012-04-24.n3</text:p>
          </table:table-cell>
          <table:table-cell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20.9998905351433" calcext:value-type="float">
            <text:p>20.9998905351433</text:p>
          </table:table-cell>
          <table:table-cell office:value-type="float" office:value="21" calcext:value-type="float">
            <text:p>21</text:p>
          </table:table-cell>
          <table:table-cell office:value-type="float" office:value="0.000109464856706154" calcext:value-type="float">
            <text:p>0.000109464856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28/2012-11-28.n3</text:p>
          </table:table-cell>
          <table:table-cell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21.0026818068186" calcext:value-type="float">
            <text:p>21.0026818068186</text:p>
          </table:table-cell>
          <table:table-cell office:value-type="float" office:value="21" calcext:value-type="float">
            <text:p>21</text:p>
          </table:table-cell>
          <table:table-cell office:value-type="float" office:value="-0.00268180681862162" calcext:value-type="float">
            <text:p>-0.002681806818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30/2015-04-30.n3</text:p>
          </table:table-cell>
          <table:table-cell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21.0054730784939" calcext:value-type="float">
            <text:p>21.0054730784939</text:p>
          </table:table-cell>
          <table:table-cell office:value-type="float" office:value="21" calcext:value-type="float">
            <text:p>21</text:p>
          </table:table-cell>
          <table:table-cell office:value-type="float" office:value="-0.0054730784939494" calcext:value-type="float">
            <text:p>-0.005473078493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3-06/2019-03-06.n3</text:p>
          </table:table-cell>
          <table:table-cell office:value-type="float" office:value="737" calcext:value-type="float">
            <text:p>7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21.0054730784939" calcext:value-type="float">
            <text:p>21.0054730784939</text:p>
          </table:table-cell>
          <table:table-cell office:value-type="float" office:value="21" calcext:value-type="float">
            <text:p>21</text:p>
          </table:table-cell>
          <table:table-cell office:value-type="float" office:value="-0.0054730784939494" calcext:value-type="float">
            <text:p>-0.005473078493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26/2013-03-26.n3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21.0333857952472" calcext:value-type="float">
            <text:p>21.0333857952472</text:p>
          </table:table-cell>
          <table:table-cell office:value-type="float" office:value="20" calcext:value-type="float">
            <text:p>20</text:p>
          </table:table-cell>
          <table:table-cell office:value-type="float" office:value="-1.03338579524724" calcext:value-type="float">
            <text:p>-1.03338579524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1-30/2011-11-30.n3</text:p>
          </table:table-cell>
          <table:table-cell office:value-type="float" office:value="743" calcext:value-type="float">
            <text:p>7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21.0389683385979" calcext:value-type="float">
            <text:p>21.0389683385979</text:p>
          </table:table-cell>
          <table:table-cell office:value-type="float" office:value="20" calcext:value-type="float">
            <text:p>20</text:p>
          </table:table-cell>
          <table:table-cell office:value-type="float" office:value="-1.0389683385979" calcext:value-type="float">
            <text:p>-1.0389683385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10/2012-05-10.n3</text:p>
          </table:table-cell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21.0501334252992" calcext:value-type="float">
            <text:p>21.0501334252992</text:p>
          </table:table-cell>
          <table:table-cell office:value-type="float" office:value="21" calcext:value-type="float">
            <text:p>21</text:p>
          </table:table-cell>
          <table:table-cell office:value-type="float" office:value="-0.0501334252992116" calcext:value-type="float">
            <text:p>-0.050133425299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20/2014-03-20.n3</text:p>
          </table:table-cell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21.0529246969745" calcext:value-type="float">
            <text:p>21.0529246969745</text:p>
          </table:table-cell>
          <table:table-cell office:value-type="float" office:value="20" calcext:value-type="float">
            <text:p>20</text:p>
          </table:table-cell>
          <table:table-cell office:value-type="float" office:value="-1.05292469697454" calcext:value-type="float">
            <text:p>-1.05292469697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1-25/2018-11-25.n3</text:p>
          </table:table-cell>
          <table:table-cell office:value-type="float" office:value="750" calcext:value-type="float">
            <text:p>7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21.0585072403252" calcext:value-type="float">
            <text:p>21.0585072403252</text:p>
          </table:table-cell>
          <table:table-cell office:value-type="float" office:value="19" calcext:value-type="float">
            <text:p>19</text:p>
          </table:table-cell>
          <table:table-cell office:value-type="float" office:value="-2.0585072403252" calcext:value-type="float">
            <text:p>-2.0585072403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10/2014-03-10.n3</text:p>
          </table:table-cell>
          <table:table-cell office:value-type="float" office:value="753" calcext:value-type="float">
            <text:p>7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21.0612985120005" calcext:value-type="float">
            <text:p>21.0612985120005</text:p>
          </table:table-cell>
          <table:table-cell office:value-type="float" office:value="20" calcext:value-type="float">
            <text:p>20</text:p>
          </table:table-cell>
          <table:table-cell office:value-type="float" office:value="-1.06129851200053" calcext:value-type="float">
            <text:p>-1.06129851200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4-06/2018-04-06.n3</text:p>
          </table:table-cell>
          <table:table-cell office:value-type="float" office:value="771" calcext:value-type="float">
            <text:p>7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21.0724635987018" calcext:value-type="float">
            <text:p>21.0724635987018</text:p>
          </table:table-cell>
          <table:table-cell office:value-type="float" office:value="21" calcext:value-type="float">
            <text:p>21</text:p>
          </table:table-cell>
          <table:table-cell office:value-type="float" office:value="-0.0724635987018409" calcext:value-type="float">
            <text:p>-0.072463598701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6-05/2017-06-05.n3</text:p>
          </table:table-cell>
          <table:table-cell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21.0892112287538" calcext:value-type="float">
            <text:p>21.0892112287538</text:p>
          </table:table-cell>
          <table:table-cell office:value-type="float" office:value="23" calcext:value-type="float">
            <text:p>23</text:p>
          </table:table-cell>
          <table:table-cell office:value-type="float" office:value="1.91078877124619" calcext:value-type="float">
            <text:p>1.91078877124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2-25/2013-02-25.n3</text:p>
          </table:table-cell>
          <table:table-cell office:value-type="float" office:value="776" calcext:value-type="float">
            <text:p>77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21.0920025004291" calcext:value-type="float">
            <text:p>21.0920025004291</text:p>
          </table:table-cell>
          <table:table-cell office:value-type="float" office:value="22" calcext:value-type="float">
            <text:p>22</text:p>
          </table:table-cell>
          <table:table-cell office:value-type="float" office:value="0.907997499570858" calcext:value-type="float">
            <text:p>0.907997499570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2-27/2009-02-27.n3</text:p>
          </table:table-cell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21.1087501304811" calcext:value-type="float">
            <text:p>21.1087501304811</text:p>
          </table:table-cell>
          <table:table-cell office:value-type="float" office:value="19" calcext:value-type="float">
            <text:p>19</text:p>
          </table:table-cell>
          <table:table-cell office:value-type="float" office:value="-2.10875013048112" calcext:value-type="float">
            <text:p>-2.10875013048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1-25/2013-11-25.n3</text:p>
          </table:table-cell>
          <table:table-cell office:value-type="float" office:value="789" calcext:value-type="float">
            <text:p>7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21.1143326738318" calcext:value-type="float">
            <text:p>21.1143326738318</text:p>
          </table:table-cell>
          <table:table-cell office:value-type="float" office:value="20" calcext:value-type="float">
            <text:p>20</text:p>
          </table:table-cell>
          <table:table-cell office:value-type="float" office:value="-1.11433267383177" calcext:value-type="float">
            <text:p>-1.11433267383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3-02/2009-03-02.n3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21.1171239455071" calcext:value-type="float">
            <text:p>21.1171239455071</text:p>
          </table:table-cell>
          <table:table-cell office:value-type="float" office:value="22" calcext:value-type="float">
            <text:p>22</text:p>
          </table:table-cell>
          <table:table-cell office:value-type="float" office:value="0.882876054492897" calcext:value-type="float">
            <text:p>0.882876054492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3-18/2009-03-18.n3</text:p>
          </table:table-cell>
          <table:table-cell office:value-type="float" office:value="806" calcext:value-type="float">
            <text:p>8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21.1171239455071" calcext:value-type="float">
            <text:p>21.1171239455071</text:p>
          </table:table-cell>
          <table:table-cell office:value-type="float" office:value="22" calcext:value-type="float">
            <text:p>22</text:p>
          </table:table-cell>
          <table:table-cell office:value-type="float" office:value="0.882876054492897" calcext:value-type="float">
            <text:p>0.882876054492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5-07/2010-05-07.n3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21.1199152171824" calcext:value-type="float">
            <text:p>21.1199152171824</text:p>
          </table:table-cell>
          <table:table-cell office:value-type="float" office:value="21" calcext:value-type="float">
            <text:p>21</text:p>
          </table:table-cell>
          <table:table-cell office:value-type="float" office:value="-0.119915217182431" calcext:value-type="float">
            <text:p>-0.119915217182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15/2015-04-15.n3</text:p>
          </table:table-cell>
          <table:table-cell office:value-type="float" office:value="807" calcext:value-type="float">
            <text:p>8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21.1422453905851" calcext:value-type="float">
            <text:p>21.1422453905851</text:p>
          </table:table-cell>
          <table:table-cell office:value-type="float" office:value="20" calcext:value-type="float">
            <text:p>20</text:p>
          </table:table-cell>
          <table:table-cell office:value-type="float" office:value="-1.14224539058506" calcext:value-type="float">
            <text:p>-1.14224539058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08/2013-12-08.n3</text:p>
          </table:table-cell>
          <table:table-cell office:value-type="float" office:value="812" calcext:value-type="float">
            <text:p>8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21.150619205611" calcext:value-type="float">
            <text:p>21.150619205611</text:p>
          </table:table-cell>
          <table:table-cell office:value-type="float" office:value="20" calcext:value-type="float">
            <text:p>20</text:p>
          </table:table-cell>
          <table:table-cell office:value-type="float" office:value="-1.15061920561105" calcext:value-type="float">
            <text:p>-1.15061920561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9-06/2018-09-06.n3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21.1617842923124" calcext:value-type="float">
            <text:p>21.1617842923124</text:p>
          </table:table-cell>
          <table:table-cell office:value-type="float" office:value="23" calcext:value-type="float">
            <text:p>23</text:p>
          </table:table-cell>
          <table:table-cell office:value-type="float" office:value="1.83821570768764" calcext:value-type="float">
            <text:p>1.83821570768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5-01/2020-05-01.n3</text:p>
          </table:table-cell>
          <table:table-cell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21.1617842923124" calcext:value-type="float">
            <text:p>21.1617842923124</text:p>
          </table:table-cell>
          <table:table-cell office:value-type="float" office:value="21" calcext:value-type="float">
            <text:p>21</text:p>
          </table:table-cell>
          <table:table-cell office:value-type="float" office:value="-0.161784292312362" calcext:value-type="float">
            <text:p>-0.161784292312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30/2014-05-30.n3</text:p>
          </table:table-cell>
          <table:table-cell office:value-type="float" office:value="841" calcext:value-type="float">
            <text:p>8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21.1701581073383" calcext:value-type="float">
            <text:p>21.1701581073383</text:p>
          </table:table-cell>
          <table:table-cell office:value-type="float" office:value="22" calcext:value-type="float">
            <text:p>22</text:p>
          </table:table-cell>
          <table:table-cell office:value-type="float" office:value="0.829841892661651" calcext:value-type="float">
            <text:p>0.829841892661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1-10/2020-01-10.n3</text:p>
          </table:table-cell>
          <table:table-cell office:value-type="float" office:value="841" calcext:value-type="float">
            <text:p>8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21.1729493790137" calcext:value-type="float">
            <text:p>21.1729493790137</text:p>
          </table:table-cell>
          <table:table-cell office:value-type="float" office:value="22" calcext:value-type="float">
            <text:p>22</text:p>
          </table:table-cell>
          <table:table-cell office:value-type="float" office:value="0.827050620986324" calcext:value-type="float">
            <text:p>0.82705062098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0-07/2015-10-07.n3</text:p>
          </table:table-cell>
          <table:table-cell office:value-type="float" office:value="842" calcext:value-type="float">
            <text:p>8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21.192488280741" calcext:value-type="float">
            <text:p>21.192488280741</text:p>
          </table:table-cell>
          <table:table-cell office:value-type="float" office:value="21" calcext:value-type="float">
            <text:p>21</text:p>
          </table:table-cell>
          <table:table-cell office:value-type="float" office:value="-0.192488280740978" calcext:value-type="float">
            <text:p>-0.192488280740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0-28/2015-10-28.n3</text:p>
          </table:table-cell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21.200862095767" calcext:value-type="float">
            <text:p>21.200862095767</text:p>
          </table:table-cell>
          <table:table-cell office:value-type="float" office:value="21" calcext:value-type="float">
            <text:p>21</text:p>
          </table:table-cell>
          <table:table-cell office:value-type="float" office:value="-0.200862095766965" calcext:value-type="float">
            <text:p>-0.200862095766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01/2012-06-01.n3</text:p>
          </table:table-cell>
          <table:table-cell office:value-type="float" office:value="853" calcext:value-type="float">
            <text:p>8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21.2036533674423" calcext:value-type="float">
            <text:p>21.2036533674423</text:p>
          </table:table-cell>
          <table:table-cell office:value-type="float" office:value="21" calcext:value-type="float">
            <text:p>21</text:p>
          </table:table-cell>
          <table:table-cell office:value-type="float" office:value="-0.203653367442293" calcext:value-type="float">
            <text:p>-0.203653367442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13/2010-10-13.n3</text:p>
          </table:table-cell>
          <table:table-cell office:value-type="float" office:value="859" calcext:value-type="float">
            <text:p>8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21.2120271824683" calcext:value-type="float">
            <text:p>21.2120271824683</text:p>
          </table:table-cell>
          <table:table-cell office:value-type="float" office:value="21" calcext:value-type="float">
            <text:p>21</text:p>
          </table:table-cell>
          <table:table-cell office:value-type="float" office:value="-0.21202718246828" calcext:value-type="float">
            <text:p>-0.21202718246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11/2014-08-11.n3</text:p>
          </table:table-cell>
          <table:table-cell office:value-type="float" office:value="861" calcext:value-type="float">
            <text:p>8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21.2176097258189" calcext:value-type="float">
            <text:p>21.2176097258189</text:p>
          </table:table-cell>
          <table:table-cell office:value-type="float" office:value="22" calcext:value-type="float">
            <text:p>22</text:p>
          </table:table-cell>
          <table:table-cell office:value-type="float" office:value="0.782390274181061" calcext:value-type="float">
            <text:p>0.78239027418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5-11/2009-05-11.n3</text:p>
          </table:table-cell>
          <table:table-cell office:value-type="float" office:value="863" calcext:value-type="float">
            <text:p>8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21.2901827893775" calcext:value-type="float">
            <text:p>21.2901827893775</text:p>
          </table:table-cell>
          <table:table-cell office:value-type="float" office:value="22" calcext:value-type="float">
            <text:p>22</text:p>
          </table:table-cell>
          <table:table-cell office:value-type="float" office:value="0.709817210622514" calcext:value-type="float">
            <text:p>0.709817210622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26/2014-02-26.n3</text:p>
          </table:table-cell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21.2929740610528" calcext:value-type="float">
            <text:p>21.2929740610528</text:p>
          </table:table-cell>
          <table:table-cell office:value-type="float" office:value="22" calcext:value-type="float">
            <text:p>22</text:p>
          </table:table-cell>
          <table:table-cell office:value-type="float" office:value="0.707025938947186" calcext:value-type="float">
            <text:p>0.707025938947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5-27/2019-05-27.n3</text:p>
          </table:table-cell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21.2985566044035" calcext:value-type="float">
            <text:p>21.2985566044035</text:p>
          </table:table-cell>
          <table:table-cell office:value-type="float" office:value="21" calcext:value-type="float">
            <text:p>21</text:p>
          </table:table-cell>
          <table:table-cell office:value-type="float" office:value="-0.298556604403473" calcext:value-type="float">
            <text:p>-0.29855660440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25/2012-04-25.n3</text:p>
          </table:table-cell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21.3069304194295" calcext:value-type="float">
            <text:p>21.3069304194295</text:p>
          </table:table-cell>
          <table:table-cell office:value-type="float" office:value="22" calcext:value-type="float">
            <text:p>22</text:p>
          </table:table-cell>
          <table:table-cell office:value-type="float" office:value="0.693069580570544" calcext:value-type="float">
            <text:p>0.693069580570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25/2020-06-25.n3</text:p>
          </table:table-cell>
          <table:table-cell office:value-type="float" office:value="882" calcext:value-type="float">
            <text:p>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21.3404256795334" calcext:value-type="float">
            <text:p>21.3404256795334</text:p>
          </table:table-cell>
          <table:table-cell office:value-type="float" office:value="22" calcext:value-type="float">
            <text:p>22</text:p>
          </table:table-cell>
          <table:table-cell office:value-type="float" office:value="0.659574320466597" calcext:value-type="float">
            <text:p>0.659574320466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17/2012-05-17.n3</text:p>
          </table:table-cell>
          <table:table-cell office:value-type="float" office:value="883" calcext:value-type="float">
            <text:p>8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21.3432169512087" calcext:value-type="float">
            <text:p>21.3432169512087</text:p>
          </table:table-cell>
          <table:table-cell office:value-type="float" office:value="22" calcext:value-type="float">
            <text:p>22</text:p>
          </table:table-cell>
          <table:table-cell office:value-type="float" office:value="0.656783048791269" calcext:value-type="float">
            <text:p>0.656783048791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2-14/2018-02-14.n3</text:p>
          </table:table-cell>
          <table:table-cell office:value-type="float" office:value="885" calcext:value-type="float">
            <text:p>8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21.3739209396373" calcext:value-type="float">
            <text:p>21.3739209396373</text:p>
          </table:table-cell>
          <table:table-cell office:value-type="float" office:value="22" calcext:value-type="float">
            <text:p>22</text:p>
          </table:table-cell>
          <table:table-cell office:value-type="float" office:value="0.626079060362653" calcext:value-type="float">
            <text:p>0.626079060362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08-19/2003-08-19.n3</text:p>
          </table:table-cell>
          <table:table-cell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21.3822947546633" calcext:value-type="float">
            <text:p>21.3822947546633</text:p>
          </table:table-cell>
          <table:table-cell office:value-type="float" office:value="20" calcext:value-type="float">
            <text:p>20</text:p>
          </table:table-cell>
          <table:table-cell office:value-type="float" office:value="-1.38229475466333" calcext:value-type="float">
            <text:p>-1.38229475466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4-26/2012-04-26.n3</text:p>
          </table:table-cell>
          <table:table-cell office:value-type="float" office:value="894" calcext:value-type="float">
            <text:p>8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21.3822947546633" calcext:value-type="float">
            <text:p>21.3822947546633</text:p>
          </table:table-cell>
          <table:table-cell office:value-type="float" office:value="23" calcext:value-type="float">
            <text:p>23</text:p>
          </table:table-cell>
          <table:table-cell office:value-type="float" office:value="1.61770524533667" calcext:value-type="float">
            <text:p>1.61770524533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5-29/2020-05-29.n3</text:p>
          </table:table-cell>
          <table:table-cell office:value-type="float" office:value="913" calcext:value-type="float">
            <text:p>9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21.387877298014" calcext:value-type="float">
            <text:p>21.387877298014</text:p>
          </table:table-cell>
          <table:table-cell office:value-type="float" office:value="21" calcext:value-type="float">
            <text:p>21</text:p>
          </table:table-cell>
          <table:table-cell office:value-type="float" office:value="-0.38787729801399" calcext:value-type="float">
            <text:p>-0.38787729801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14/2014-05-14.n3</text:p>
          </table:table-cell>
          <table:table-cell office:value-type="float" office:value="919" calcext:value-type="float">
            <text:p>9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21.4074161997413" calcext:value-type="float">
            <text:p>21.4074161997413</text:p>
          </table:table-cell>
          <table:table-cell office:value-type="float" office:value="21" calcext:value-type="float">
            <text:p>21</text:p>
          </table:table-cell>
          <table:table-cell office:value-type="float" office:value="-0.407416199741292" calcext:value-type="float">
            <text:p>-0.407416199741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03/2015-07-03.n3</text:p>
          </table:table-cell>
          <table:table-cell office:value-type="float" office:value="921" calcext:value-type="float">
            <text:p>9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21.4074161997413" calcext:value-type="float">
            <text:p>21.4074161997413</text:p>
          </table:table-cell>
          <table:table-cell office:value-type="float" office:value="21" calcext:value-type="float">
            <text:p>21</text:p>
          </table:table-cell>
          <table:table-cell office:value-type="float" office:value="-0.407416199741292" calcext:value-type="float">
            <text:p>-0.407416199741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03/2012-05-03.n3</text:p>
          </table:table-cell>
          <table:table-cell office:value-type="float" office:value="925" calcext:value-type="float">
            <text:p>9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21.4102074714166" calcext:value-type="float">
            <text:p>21.4102074714166</text:p>
          </table:table-cell>
          <table:table-cell office:value-type="float" office:value="21" calcext:value-type="float">
            <text:p>21</text:p>
          </table:table-cell>
          <table:table-cell office:value-type="float" office:value="-0.410207471416623" calcext:value-type="float">
            <text:p>-0.410207471416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31/2012-05-31.n3</text:p>
          </table:table-cell>
          <table:table-cell office:value-type="float" office:value="938" calcext:value-type="float">
            <text:p>9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21.4129987430919" calcext:value-type="float">
            <text:p>21.4129987430919</text:p>
          </table:table-cell>
          <table:table-cell office:value-type="float" office:value="23" calcext:value-type="float">
            <text:p>23</text:p>
          </table:table-cell>
          <table:table-cell office:value-type="float" office:value="1.58700125690805" calcext:value-type="float">
            <text:p>1.5870012569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7-31/2020-07-31.n3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21.4157900147673" calcext:value-type="float">
            <text:p>21.4157900147673</text:p>
          </table:table-cell>
          <table:table-cell office:value-type="float" office:value="22" calcext:value-type="float">
            <text:p>22</text:p>
          </table:table-cell>
          <table:table-cell office:value-type="float" office:value="0.584209985232722" calcext:value-type="float">
            <text:p>0.584209985232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3-30/2015-03-30.n3</text:p>
          </table:table-cell>
          <table:table-cell office:value-type="float" office:value="946" calcext:value-type="float">
            <text:p>9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21.4297463731439" calcext:value-type="float">
            <text:p>21.4297463731439</text:p>
          </table:table-cell>
          <table:table-cell office:value-type="float" office:value="24" calcext:value-type="float">
            <text:p>24</text:p>
          </table:table-cell>
          <table:table-cell office:value-type="float" office:value="2.57025362685608" calcext:value-type="float">
            <text:p>2.57025362685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18/2014-08-18.n3</text:p>
          </table:table-cell>
          <table:table-cell office:value-type="float" office:value="952" calcext:value-type="float">
            <text:p>9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21.4297463731439" calcext:value-type="float">
            <text:p>21.4297463731439</text:p>
          </table:table-cell>
          <table:table-cell office:value-type="float" office:value="22" calcext:value-type="float">
            <text:p>22</text:p>
          </table:table-cell>
          <table:table-cell office:value-type="float" office:value="0.570253626856076" calcext:value-type="float">
            <text:p>0.57025362685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2-04/2016-02-04.n3</text:p>
          </table:table-cell>
          <table:table-cell office:value-type="float" office:value="953" calcext:value-type="float">
            <text:p>95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21.4464940031959" calcext:value-type="float">
            <text:p>21.4464940031959</text:p>
          </table:table-cell>
          <table:table-cell office:value-type="float" office:value="22" calcext:value-type="float">
            <text:p>22</text:p>
          </table:table-cell>
          <table:table-cell office:value-type="float" office:value="0.553505996804105" calcext:value-type="float">
            <text:p>0.553505996804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9-14/2016-09-14.n3</text:p>
          </table:table-cell>
          <table:table-cell office:value-type="float" office:value="956" calcext:value-type="float">
            <text:p>9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21.4492852748712" calcext:value-type="float">
            <text:p>21.4492852748712</text:p>
          </table:table-cell>
          <table:table-cell office:value-type="float" office:value="23" calcext:value-type="float">
            <text:p>23</text:p>
          </table:table-cell>
          <table:table-cell office:value-type="float" office:value="1.55071472512877" calcext:value-type="float">
            <text:p>1.55071472512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14/2011-06-14.n3</text:p>
          </table:table-cell>
          <table:table-cell office:value-type="float" office:value="968" calcext:value-type="float">
            <text:p>9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21.4576590898972" calcext:value-type="float">
            <text:p>21.4576590898972</text:p>
          </table:table-cell>
          <table:table-cell office:value-type="float" office:value="24" calcext:value-type="float">
            <text:p>24</text:p>
          </table:table-cell>
          <table:table-cell office:value-type="float" office:value="2.54234091010279" calcext:value-type="float">
            <text:p>2.54234091010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3-26/2010-03-26.n3</text:p>
          </table:table-cell>
          <table:table-cell office:value-type="float" office:value="987" calcext:value-type="float">
            <text:p>9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21.5079019800531" calcext:value-type="float">
            <text:p>21.5079019800531</text:p>
          </table:table-cell>
          <table:table-cell office:value-type="float" office:value="23" calcext:value-type="float">
            <text:p>23</text:p>
          </table:table-cell>
          <table:table-cell office:value-type="float" office:value="1.49209801994687" calcext:value-type="float">
            <text:p>1.49209801994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4-20/2010-04-20.n3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21.5190670667544" calcext:value-type="float">
            <text:p>21.5190670667544</text:p>
          </table:table-cell>
          <table:table-cell office:value-type="float" office:value="22" calcext:value-type="float">
            <text:p>22</text:p>
          </table:table-cell>
          <table:table-cell office:value-type="float" office:value="0.480932933245555" calcext:value-type="float">
            <text:p>0.480932933245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11-27/2017-11-27.n3</text:p>
          </table:table-cell>
          <table:table-cell office:value-type="float" office:value="1013" calcext:value-type="float">
            <text:p>10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21.5218583384298" calcext:value-type="float">
            <text:p>21.5218583384298</text:p>
          </table:table-cell>
          <table:table-cell office:value-type="float" office:value="25" calcext:value-type="float">
            <text:p>25</text:p>
          </table:table-cell>
          <table:table-cell office:value-type="float" office:value="3.47814166157023" calcext:value-type="float">
            <text:p>3.47814166157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0-04/2015-10-04.n3</text:p>
          </table:table-cell>
          <table:table-cell office:value-type="float" office:value="1039" calcext:value-type="float">
            <text:p>10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21.5302321534558" calcext:value-type="float">
            <text:p>21.5302321534558</text:p>
          </table:table-cell>
          <table:table-cell office:value-type="float" office:value="24" calcext:value-type="float">
            <text:p>24</text:p>
          </table:table-cell>
          <table:table-cell office:value-type="float" office:value="2.46976784654424" calcext:value-type="float">
            <text:p>2.46976784654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0-09/2011-10-09.n3</text:p>
          </table:table-cell>
          <table:table-cell office:value-type="float" office:value="1040" calcext:value-type="float">
            <text:p>10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21.558144870209" calcext:value-type="float">
            <text:p>21.558144870209</text:p>
          </table:table-cell>
          <table:table-cell office:value-type="float" office:value="24" calcext:value-type="float">
            <text:p>24</text:p>
          </table:table-cell>
          <table:table-cell office:value-type="float" office:value="2.44185512979095" calcext:value-type="float">
            <text:p>2.44185512979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1-15/2018-01-15.n3</text:p>
          </table:table-cell>
          <table:table-cell office:value-type="float" office:value="1045" calcext:value-type="float">
            <text:p>10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21.5609361418844" calcext:value-type="float">
            <text:p>21.5609361418844</text:p>
          </table:table-cell>
          <table:table-cell office:value-type="float" office:value="23" calcext:value-type="float">
            <text:p>23</text:p>
          </table:table-cell>
          <table:table-cell office:value-type="float" office:value="1.43906385811562" calcext:value-type="float">
            <text:p>1.43906385811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19/2013-09-19.n3</text:p>
          </table:table-cell>
          <table:table-cell office:value-type="float" office:value="1047" calcext:value-type="float">
            <text:p>10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1.6055964886896" calcext:value-type="float">
            <text:p>21.6055964886896</text:p>
          </table:table-cell>
          <table:table-cell office:value-type="float" office:value="21" calcext:value-type="float">
            <text:p>21</text:p>
          </table:table-cell>
          <table:table-cell office:value-type="float" office:value="-0.605596488689635" calcext:value-type="float">
            <text:p>-0.60559648868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4-06/2017-04-06.n3</text:p>
          </table:table-cell>
          <table:table-cell office:value-type="float" office:value="1048" calcext:value-type="float">
            <text:p>10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21.6055964886896" calcext:value-type="float">
            <text:p>21.6055964886896</text:p>
          </table:table-cell>
          <table:table-cell office:value-type="float" office:value="23" calcext:value-type="float">
            <text:p>23</text:p>
          </table:table-cell>
          <table:table-cell office:value-type="float" office:value="1.39440351131037" calcext:value-type="float">
            <text:p>1.3944035113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2-11/2020-02-11.n3</text:p>
          </table:table-cell>
          <table:table-cell office:value-type="float" office:value="1054" calcext:value-type="float">
            <text:p>10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1.608387760365" calcext:value-type="float">
            <text:p>21.608387760365</text:p>
          </table:table-cell>
          <table:table-cell office:value-type="float" office:value="25" calcext:value-type="float">
            <text:p>25</text:p>
          </table:table-cell>
          <table:table-cell office:value-type="float" office:value="3.39161223963504" calcext:value-type="float">
            <text:p>3.39161223963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30/2011-06-30.n3</text:p>
          </table:table-cell>
          <table:table-cell office:value-type="float" office:value="1084" calcext:value-type="float">
            <text:p>10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21.6223441187416" calcext:value-type="float">
            <text:p>21.6223441187416</text:p>
          </table:table-cell>
          <table:table-cell office:value-type="float" office:value="25" calcext:value-type="float">
            <text:p>25</text:p>
          </table:table-cell>
          <table:table-cell office:value-type="float" office:value="3.37765588125839" calcext:value-type="float">
            <text:p>3.37765588125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31/2014-01-31.n3</text:p>
          </table:table-cell>
          <table:table-cell office:value-type="float" office:value="1086" calcext:value-type="float">
            <text:p>10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21.6307179337676" calcext:value-type="float">
            <text:p>21.6307179337676</text:p>
          </table:table-cell>
          <table:table-cell office:value-type="float" office:value="21" calcext:value-type="float">
            <text:p>21</text:p>
          </table:table-cell>
          <table:table-cell office:value-type="float" office:value="-0.630717933767595" calcext:value-type="float">
            <text:p>-0.630717933767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0-31/2007-10-31.n3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21.6642131938715" calcext:value-type="float">
            <text:p>21.6642131938715</text:p>
          </table:table-cell>
          <table:table-cell office:value-type="float" office:value="23" calcext:value-type="float">
            <text:p>23</text:p>
          </table:table-cell>
          <table:table-cell office:value-type="float" office:value="1.33578680612846" calcext:value-type="float">
            <text:p>1.33578680612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2-13/2016-12-13.n3</text:p>
          </table:table-cell>
          <table:table-cell office:value-type="float" office:value="1096" calcext:value-type="float">
            <text:p>10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21.7032909973261" calcext:value-type="float">
            <text:p>21.7032909973261</text:p>
          </table:table-cell>
          <table:table-cell office:value-type="float" office:value="21" calcext:value-type="float">
            <text:p>21</text:p>
          </table:table-cell>
          <table:table-cell office:value-type="float" office:value="-0.703290997326143" calcext:value-type="float">
            <text:p>-0.703290997326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3-25/2013-03-25.n3</text:p>
          </table:table-cell>
          <table:table-cell office:value-type="float" office:value="1107" calcext:value-type="float">
            <text:p>11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21.7032909973261" calcext:value-type="float">
            <text:p>21.7032909973261</text:p>
          </table:table-cell>
          <table:table-cell office:value-type="float" office:value="21" calcext:value-type="float">
            <text:p>21</text:p>
          </table:table-cell>
          <table:table-cell office:value-type="float" office:value="-0.703290997326143" calcext:value-type="float">
            <text:p>-0.703290997326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7-20/2017-07-20.n3</text:p>
          </table:table-cell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21.7060822690015" calcext:value-type="float">
            <text:p>21.7060822690015</text:p>
          </table:table-cell>
          <table:table-cell office:value-type="float" office:value="21" calcext:value-type="float">
            <text:p>21</text:p>
          </table:table-cell>
          <table:table-cell office:value-type="float" office:value="-0.70608226900147" calcext:value-type="float">
            <text:p>-0.70608226900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24/2014-04-24.n3</text:p>
          </table:table-cell>
          <table:table-cell office:value-type="float" office:value="1139" calcext:value-type="float">
            <text:p>11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21.7144560840275" calcext:value-type="float">
            <text:p>21.7144560840275</text:p>
          </table:table-cell>
          <table:table-cell office:value-type="float" office:value="23" calcext:value-type="float">
            <text:p>23</text:p>
          </table:table-cell>
          <table:table-cell office:value-type="float" office:value="1.28554391597254" calcext:value-type="float">
            <text:p>1.28554391597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02/2014-08-02.n3</text:p>
          </table:table-cell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21.7367862574301" calcext:value-type="float">
            <text:p>21.7367862574301</text:p>
          </table:table-cell>
          <table:table-cell office:value-type="float" office:value="22" calcext:value-type="float">
            <text:p>22</text:p>
          </table:table-cell>
          <table:table-cell office:value-type="float" office:value="0.263213742569913" calcext:value-type="float">
            <text:p>0.263213742569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01/2011-06-01.n3</text:p>
          </table:table-cell>
          <table:table-cell office:value-type="float" office:value="1163" calcext:value-type="float">
            <text:p>11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21.7535338874821" calcext:value-type="float">
            <text:p>21.7535338874821</text:p>
          </table:table-cell>
          <table:table-cell office:value-type="float" office:value="22" calcext:value-type="float">
            <text:p>22</text:p>
          </table:table-cell>
          <table:table-cell office:value-type="float" office:value="0.24646611251794" calcext:value-type="float">
            <text:p>0.24646611251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04/2020-06-04.n3</text:p>
          </table:table-cell>
          <table:table-cell office:value-type="float" office:value="1167" calcext:value-type="float">
            <text:p>116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21.7591164308327" calcext:value-type="float">
            <text:p>21.7591164308327</text:p>
          </table:table-cell>
          <table:table-cell office:value-type="float" office:value="22" calcext:value-type="float">
            <text:p>22</text:p>
          </table:table-cell>
          <table:table-cell office:value-type="float" office:value="0.240883569167281" calcext:value-type="float">
            <text:p>0.240883569167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6-22/2007-06-22.n3</text:p>
          </table:table-cell>
          <table:table-cell office:value-type="float" office:value="1168" calcext:value-type="float">
            <text:p>11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21.7646989741834" calcext:value-type="float">
            <text:p>21.7646989741834</text:p>
          </table:table-cell>
          <table:table-cell office:value-type="float" office:value="21" calcext:value-type="float">
            <text:p>21</text:p>
          </table:table-cell>
          <table:table-cell office:value-type="float" office:value="-0.764698974183375" calcext:value-type="float">
            <text:p>-0.764698974183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2-04/2020-02-04.n3</text:p>
          </table:table-cell>
          <table:table-cell office:value-type="float" office:value="1170" calcext:value-type="float">
            <text:p>11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21.770281517534" calcext:value-type="float">
            <text:p>21.770281517534</text:p>
          </table:table-cell>
          <table:table-cell office:value-type="float" office:value="17" calcext:value-type="float">
            <text:p>17</text:p>
          </table:table-cell>
          <table:table-cell office:value-type="float" office:value="-4.77028151753403" calcext:value-type="float">
            <text:p>-4.77028151753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1-17/2017-01-17.n3</text:p>
          </table:table-cell>
          <table:table-cell office:value-type="float" office:value="1174" calcext:value-type="float">
            <text:p>1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21.795402962612" calcext:value-type="float">
            <text:p>21.795402962612</text:p>
          </table:table-cell>
          <table:table-cell office:value-type="float" office:value="22" calcext:value-type="float">
            <text:p>22</text:p>
          </table:table-cell>
          <table:table-cell office:value-type="float" office:value="0.204597037388009" calcext:value-type="float">
            <text:p>0.204597037388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04/2009-11-04.n3</text:p>
          </table:table-cell>
          <table:table-cell office:value-type="float" office:value="1215" calcext:value-type="float">
            <text:p>12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21.803776777638" calcext:value-type="float">
            <text:p>21.803776777638</text:p>
          </table:table-cell>
          <table:table-cell office:value-type="float" office:value="21" calcext:value-type="float">
            <text:p>21</text:p>
          </table:table-cell>
          <table:table-cell office:value-type="float" office:value="-0.803776777637978" calcext:value-type="float">
            <text:p>-0.803776777637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02/2013-05-02.n3</text:p>
          </table:table-cell>
          <table:table-cell office:value-type="float" office:value="1226" calcext:value-type="float">
            <text:p>12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21.8177331360146" calcext:value-type="float">
            <text:p>21.8177331360146</text:p>
          </table:table-cell>
          <table:table-cell office:value-type="float" office:value="23" calcext:value-type="float">
            <text:p>23</text:p>
          </table:table-cell>
          <table:table-cell office:value-type="float" office:value="1.18226686398538" calcext:value-type="float">
            <text:p>1.18226686398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12/2014-08-12.n3</text:p>
          </table:table-cell>
          <table:table-cell office:value-type="float" office:value="1226" calcext:value-type="float">
            <text:p>12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21.82052440769" calcext:value-type="float">
            <text:p>21.82052440769</text:p>
          </table:table-cell>
          <table:table-cell office:value-type="float" office:value="22" calcext:value-type="float">
            <text:p>22</text:p>
          </table:table-cell>
          <table:table-cell office:value-type="float" office:value="0.179475592310048" calcext:value-type="float">
            <text:p>0.179475592310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18/2015-01-18.n3</text:p>
          </table:table-cell>
          <table:table-cell office:value-type="float" office:value="1247" calcext:value-type="float">
            <text:p>12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21.8261069510406" calcext:value-type="float">
            <text:p>21.8261069510406</text:p>
          </table:table-cell>
          <table:table-cell office:value-type="float" office:value="22" calcext:value-type="float">
            <text:p>22</text:p>
          </table:table-cell>
          <table:table-cell office:value-type="float" office:value="0.173893048959393" calcext:value-type="float">
            <text:p>0.173893048959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26/2014-06-26.n3</text:p>
          </table:table-cell>
          <table:table-cell office:value-type="float" office:value="1262" calcext:value-type="float">
            <text:p>12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21.8428545810926" calcext:value-type="float">
            <text:p>21.8428545810926</text:p>
          </table:table-cell>
          <table:table-cell office:value-type="float" office:value="22" calcext:value-type="float">
            <text:p>22</text:p>
          </table:table-cell>
          <table:table-cell office:value-type="float" office:value="0.157145418907419" calcext:value-type="float">
            <text:p>0.15714541890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01/2015-04-01.n3</text:p>
          </table:table-cell>
          <table:table-cell office:value-type="float" office:value="1286" calcext:value-type="float">
            <text:p>1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21.8512283961186" calcext:value-type="float">
            <text:p>21.8512283961186</text:p>
          </table:table-cell>
          <table:table-cell office:value-type="float" office:value="24" calcext:value-type="float">
            <text:p>24</text:p>
          </table:table-cell>
          <table:table-cell office:value-type="float" office:value="2.14877160388143" calcext:value-type="float">
            <text:p>2.14877160388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7-16/2019-07-16.n3</text:p>
          </table:table-cell>
          <table:table-cell office:value-type="float" office:value="1306" calcext:value-type="float">
            <text:p>1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21.9042625579498" calcext:value-type="float">
            <text:p>21.9042625579498</text:p>
          </table:table-cell>
          <table:table-cell office:value-type="float" office:value="23" calcext:value-type="float">
            <text:p>23</text:p>
          </table:table-cell>
          <table:table-cell office:value-type="float" office:value="1.09573744205019" calcext:value-type="float">
            <text:p>1.09573744205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4/2012-07-24.n3</text:p>
          </table:table-cell>
          <table:table-cell office:value-type="float" office:value="1339" calcext:value-type="float">
            <text:p>13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21.9210101880018" calcext:value-type="float">
            <text:p>21.9210101880018</text:p>
          </table:table-cell>
          <table:table-cell office:value-type="float" office:value="24" calcext:value-type="float">
            <text:p>24</text:p>
          </table:table-cell>
          <table:table-cell office:value-type="float" office:value="2.07898981199821" calcext:value-type="float">
            <text:p>2.07898981199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6-11/2018-06-11.n3</text:p>
          </table:table-cell>
          <table:table-cell office:value-type="float" office:value="1348" calcext:value-type="float">
            <text:p>13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21.9265927313524" calcext:value-type="float">
            <text:p>21.9265927313524</text:p>
          </table:table-cell>
          <table:table-cell office:value-type="float" office:value="25" calcext:value-type="float">
            <text:p>25</text:p>
          </table:table-cell>
          <table:table-cell office:value-type="float" office:value="3.07340726864756" calcext:value-type="float">
            <text:p>3.07340726864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0-23/2014-10-23.n3</text:p>
          </table:table-cell>
          <table:table-cell office:value-type="float" office:value="1358" calcext:value-type="float">
            <text:p>13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21.9377578180538" calcext:value-type="float">
            <text:p>21.9377578180538</text:p>
          </table:table-cell>
          <table:table-cell office:value-type="float" office:value="23" calcext:value-type="float">
            <text:p>23</text:p>
          </table:table-cell>
          <table:table-cell office:value-type="float" office:value="1.06224218194624" calcext:value-type="float">
            <text:p>1.06224218194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1-18/2018-01-18.n3</text:p>
          </table:table-cell>
          <table:table-cell office:value-type="float" office:value="1417" calcext:value-type="float">
            <text:p>1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21.974044349833" calcext:value-type="float">
            <text:p>21.974044349833</text:p>
          </table:table-cell>
          <table:table-cell office:value-type="float" office:value="22" calcext:value-type="float">
            <text:p>22</text:p>
          </table:table-cell>
          <table:table-cell office:value-type="float" office:value="0.0259556501669671" calcext:value-type="float">
            <text:p>0.025955650166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11-29/2008-11-29.n3</text:p>
          </table:table-cell>
          <table:table-cell office:value-type="float" office:value="1489" calcext:value-type="float">
            <text:p>14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21.9796268931837" calcext:value-type="float">
            <text:p>21.9796268931837</text:p>
          </table:table-cell>
          <table:table-cell office:value-type="float" office:value="20" calcext:value-type="float">
            <text:p>20</text:p>
          </table:table-cell>
          <table:table-cell office:value-type="float" office:value="-1.97962689318369" calcext:value-type="float">
            <text:p>-1.97962689318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02/2013-06-02.n3</text:p>
          </table:table-cell>
          <table:table-cell office:value-type="float" office:value="1515" calcext:value-type="float">
            <text:p>15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21.9963745232357" calcext:value-type="float">
            <text:p>21.9963745232357</text:p>
          </table:table-cell>
          <table:table-cell office:value-type="float" office:value="22" calcext:value-type="float">
            <text:p>22</text:p>
          </table:table-cell>
          <table:table-cell office:value-type="float" office:value="0.00362547676433778" calcext:value-type="float">
            <text:p>0.003625476764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9-01/2019-09-01.n3</text:p>
          </table:table-cell>
          <table:table-cell office:value-type="float" office:value="1522" calcext:value-type="float">
            <text:p>15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22.0131221532876" calcext:value-type="float">
            <text:p>22.0131221532876</text:p>
          </table:table-cell>
          <table:table-cell office:value-type="float" office:value="20" calcext:value-type="float">
            <text:p>20</text:p>
          </table:table-cell>
          <table:table-cell office:value-type="float" office:value="-2.01312215328764" calcext:value-type="float">
            <text:p>-2.01312215328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12-15/2003-12-15.n3</text:p>
          </table:table-cell>
          <table:table-cell office:value-type="float" office:value="1530" calcext:value-type="float">
            <text:p>15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office:value-type="float" office:value="22.015913424963" calcext:value-type="float">
            <text:p>22.015913424963</text:p>
          </table:table-cell>
          <table:table-cell office:value-type="float" office:value="23" calcext:value-type="float">
            <text:p>23</text:p>
          </table:table-cell>
          <table:table-cell office:value-type="float" office:value="0.984086575037036" calcext:value-type="float">
            <text:p>0.984086575037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20/2011-06-20.n3</text:p>
          </table:table-cell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2.0242872399889" calcext:value-type="float">
            <text:p>22.0242872399889</text:p>
          </table:table-cell>
          <table:table-cell office:value-type="float" office:value="21" calcext:value-type="float">
            <text:p>21</text:p>
          </table:table-cell>
          <table:table-cell office:value-type="float" office:value="-1.02428723998895" calcext:value-type="float">
            <text:p>-1.02428723998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10-23/2019-10-23.n3</text:p>
          </table:table-cell>
          <table:table-cell office:value-type="float" office:value="1542" calcext:value-type="float">
            <text:p>154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22.0577825000929" calcext:value-type="float">
            <text:p>22.0577825000929</text:p>
          </table:table-cell>
          <table:table-cell office:value-type="float" office:value="22" calcext:value-type="float">
            <text:p>22</text:p>
          </table:table-cell>
          <table:table-cell office:value-type="float" office:value="-0.0577825000928947" calcext:value-type="float">
            <text:p>-0.057782500092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10/2012-07-10.n3</text:p>
          </table:table-cell>
          <table:table-cell office:value-type="float" office:value="1549" calcext:value-type="float">
            <text:p>1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22.1108166619241" calcext:value-type="float">
            <text:p>22.1108166619241</text:p>
          </table:table-cell>
          <table:table-cell office:value-type="float" office:value="23" calcext:value-type="float">
            <text:p>23</text:p>
          </table:table-cell>
          <table:table-cell office:value-type="float" office:value="0.889183338075856" calcext:value-type="float">
            <text:p>0.889183338075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2/2012-07-22.n3</text:p>
          </table:table-cell>
          <table:table-cell office:value-type="float" office:value="1556" calcext:value-type="float">
            <text:p>155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22.1805984538074" calcext:value-type="float">
            <text:p>22.1805984538074</text:p>
          </table:table-cell>
          <table:table-cell office:value-type="float" office:value="22" calcext:value-type="float">
            <text:p>22</text:p>
          </table:table-cell>
          <table:table-cell office:value-type="float" office:value="-0.180598453807363" calcext:value-type="float">
            <text:p>-0.180598453807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5-16/2009-05-16.n3</text:p>
          </table:table-cell>
          <table:table-cell office:value-type="float" office:value="1563" calcext:value-type="float">
            <text:p>15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22.1833897254827" calcext:value-type="float">
            <text:p>22.1833897254827</text:p>
          </table:table-cell>
          <table:table-cell office:value-type="float" office:value="21" calcext:value-type="float">
            <text:p>21</text:p>
          </table:table-cell>
          <table:table-cell office:value-type="float" office:value="-1.18338972548269" calcext:value-type="float">
            <text:p>-1.18338972548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25/2012-05-25.n3</text:p>
          </table:table-cell>
          <table:table-cell office:value-type="float" office:value="1564" calcext:value-type="float">
            <text:p>156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22.2559627890412" calcext:value-type="float">
            <text:p>22.2559627890412</text:p>
          </table:table-cell>
          <table:table-cell office:value-type="float" office:value="22" calcext:value-type="float">
            <text:p>22</text:p>
          </table:table-cell>
          <table:table-cell office:value-type="float" office:value="-0.255962789041238" calcext:value-type="float">
            <text:p>-0.255962789041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05/2012-07-05.n3</text:p>
          </table:table-cell>
          <table:table-cell office:value-type="float" office:value="1580" calcext:value-type="float">
            <text:p>15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22.2587540607166" calcext:value-type="float">
            <text:p>22.2587540607166</text:p>
          </table:table-cell>
          <table:table-cell office:value-type="float" office:value="26" calcext:value-type="float">
            <text:p>26</text:p>
          </table:table-cell>
          <table:table-cell office:value-type="float" office:value="3.74124593928343" calcext:value-type="float">
            <text:p>3.7412459392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10/2012-09-10.n3</text:p>
          </table:table-cell>
          <table:table-cell office:value-type="float" office:value="1634" calcext:value-type="float">
            <text:p>16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22.2727104190932" calcext:value-type="float">
            <text:p>22.2727104190932</text:p>
          </table:table-cell>
          <table:table-cell office:value-type="float" office:value="25" calcext:value-type="float">
            <text:p>25</text:p>
          </table:table-cell>
          <table:table-cell office:value-type="float" office:value="2.72728958090679" calcext:value-type="float">
            <text:p>2.72728958090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7-03/2018-07-03.n3</text:p>
          </table:table-cell>
          <table:table-cell office:value-type="float" office:value="1636" calcext:value-type="float">
            <text:p>16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22.2782929624439" calcext:value-type="float">
            <text:p>22.2782929624439</text:p>
          </table:table-cell>
          <table:table-cell office:value-type="float" office:value="24" calcext:value-type="float">
            <text:p>24</text:p>
          </table:table-cell>
          <table:table-cell office:value-type="float" office:value="1.72170703755613" calcext:value-type="float">
            <text:p>1.721707037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20/2012-09-20.n3</text:p>
          </table:table-cell>
          <table:table-cell office:value-type="float" office:value="1644" calcext:value-type="float">
            <text:p>16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22.2810842341192" calcext:value-type="float">
            <text:p>22.2810842341192</text:p>
          </table:table-cell>
          <table:table-cell office:value-type="float" office:value="23" calcext:value-type="float">
            <text:p>23</text:p>
          </table:table-cell>
          <table:table-cell office:value-type="float" office:value="0.718915765880801" calcext:value-type="float">
            <text:p>0.718915765880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23/2015-07-23.n3</text:p>
          </table:table-cell>
          <table:table-cell office:value-type="float" office:value="1652" calcext:value-type="float">
            <text:p>16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4" calcext:value-type="float">
            <text:p>1054</text:p>
          </table:table-cell>
          <table:table-cell office:value-type="float" office:value="22.2978318641712" calcext:value-type="float">
            <text:p>22.2978318641712</text:p>
          </table:table-cell>
          <table:table-cell office:value-type="float" office:value="19" calcext:value-type="float">
            <text:p>19</text:p>
          </table:table-cell>
          <table:table-cell office:value-type="float" office:value="-3.29783186417117" calcext:value-type="float">
            <text:p>-3.29783186417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11/2015-01-11.n3</text:p>
          </table:table-cell>
          <table:table-cell office:value-type="float" office:value="1662" calcext:value-type="float">
            <text:p>16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22.381570014431" calcext:value-type="float">
            <text:p>22.381570014431</text:p>
          </table:table-cell>
          <table:table-cell office:value-type="float" office:value="22" calcext:value-type="float">
            <text:p>22</text:p>
          </table:table-cell>
          <table:table-cell office:value-type="float" office:value="-0.381570014431034" calcext:value-type="float">
            <text:p>-0.3815700144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07/2014-06-07.n3</text:p>
          </table:table-cell>
          <table:table-cell office:value-type="float" office:value="1664" calcext:value-type="float">
            <text:p>16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 office:value-type="float" office:value="22.3871525577817" calcext:value-type="float">
            <text:p>22.3871525577817</text:p>
          </table:table-cell>
          <table:table-cell office:value-type="float" office:value="25" calcext:value-type="float">
            <text:p>25</text:p>
          </table:table-cell>
          <table:table-cell office:value-type="float" office:value="2.61284744221831" calcext:value-type="float">
            <text:p>2.61284744221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6-19/2015-06-19.n3</text:p>
          </table:table-cell>
          <table:table-cell office:value-type="float" office:value="1668" calcext:value-type="float">
            <text:p>16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office:value-type="float" office:value="22.389943829457" calcext:value-type="float">
            <text:p>22.389943829457</text:p>
          </table:table-cell>
          <table:table-cell office:value-type="float" office:value="24" calcext:value-type="float">
            <text:p>24</text:p>
          </table:table-cell>
          <table:table-cell office:value-type="float" office:value="1.61005617054298" calcext:value-type="float">
            <text:p>1.61005617054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1-23/2015-11-23.n3</text:p>
          </table:table-cell>
          <table:table-cell office:value-type="float" office:value="1673" calcext:value-type="float">
            <text:p>16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22.415065274535" calcext:value-type="float">
            <text:p>22.415065274535</text:p>
          </table:table-cell>
          <table:table-cell office:value-type="float" office:value="24" calcext:value-type="float">
            <text:p>24</text:p>
          </table:table-cell>
          <table:table-cell office:value-type="float" office:value="1.58493472546502" calcext:value-type="float">
            <text:p>1.58493472546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05/2014-06-05.n3</text:p>
          </table:table-cell>
          <table:table-cell office:value-type="float" office:value="1676" calcext:value-type="float">
            <text:p>167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22.4457692629636" calcext:value-type="float">
            <text:p>22.4457692629636</text:p>
          </table:table-cell>
          <table:table-cell office:value-type="float" office:value="25" calcext:value-type="float">
            <text:p>25</text:p>
          </table:table-cell>
          <table:table-cell office:value-type="float" office:value="2.55423073703641" calcext:value-type="float">
            <text:p>2.55423073703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2-05/2015-12-05.n3</text:p>
          </table:table-cell>
          <table:table-cell office:value-type="float" office:value="1695" calcext:value-type="float">
            <text:p>16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22.5043859681455" calcext:value-type="float">
            <text:p>22.5043859681455</text:p>
          </table:table-cell>
          <table:table-cell office:value-type="float" office:value="21" calcext:value-type="float">
            <text:p>21</text:p>
          </table:table-cell>
          <table:table-cell office:value-type="float" office:value="-1.5043859681455" calcext:value-type="float">
            <text:p>-1.504385968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12-10/2014-12-10.n3</text:p>
          </table:table-cell>
          <table:table-cell office:value-type="float" office:value="1715" calcext:value-type="float">
            <text:p>17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22.5350899565741" calcext:value-type="float">
            <text:p>22.5350899565741</text:p>
          </table:table-cell>
          <table:table-cell office:value-type="float" office:value="24" calcext:value-type="float">
            <text:p>24</text:p>
          </table:table-cell>
          <table:table-cell office:value-type="float" office:value="1.46491004342588" calcext:value-type="float">
            <text:p>1.46491004342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8/2013-05-28.n3</text:p>
          </table:table-cell>
          <table:table-cell office:value-type="float" office:value="1721" calcext:value-type="float">
            <text:p>17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22.5378812282494" calcext:value-type="float">
            <text:p>22.5378812282494</text:p>
          </table:table-cell>
          <table:table-cell office:value-type="float" office:value="24" calcext:value-type="float">
            <text:p>24</text:p>
          </table:table-cell>
          <table:table-cell office:value-type="float" office:value="1.46211877175056" calcext:value-type="float">
            <text:p>1.46211877175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11-02/2007-11-02.n3</text:p>
          </table:table-cell>
          <table:table-cell office:value-type="float" office:value="1737" calcext:value-type="float">
            <text:p>17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office:value-type="float" office:value="22.602080476782" calcext:value-type="float">
            <text:p>22.602080476782</text:p>
          </table:table-cell>
          <table:table-cell office:value-type="float" office:value="28" calcext:value-type="float">
            <text:p>28</text:p>
          </table:table-cell>
          <table:table-cell office:value-type="float" office:value="5.39791952321799" calcext:value-type="float">
            <text:p>5.39791952321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01-15/2006-01-15.n3</text:p>
          </table:table-cell>
          <table:table-cell office:value-type="float" office:value="1738" calcext:value-type="float">
            <text:p>17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.6132455634833" calcext:value-type="float">
            <text:p>22.6132455634833</text:p>
          </table:table-cell>
          <table:table-cell office:value-type="float" office:value="23" calcext:value-type="float">
            <text:p>23</text:p>
          </table:table-cell>
          <table:table-cell office:value-type="float" office:value="0.386754436516679" calcext:value-type="float">
            <text:p>0.386754436516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6-17/2019-06-17.n3</text:p>
          </table:table-cell>
          <table:table-cell office:value-type="float" office:value="1749" calcext:value-type="float">
            <text:p>17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office:value-type="float" office:value="22.6160368351586" calcext:value-type="float">
            <text:p>22.6160368351586</text:p>
          </table:table-cell>
          <table:table-cell office:value-type="float" office:value="25" calcext:value-type="float">
            <text:p>25</text:p>
          </table:table-cell>
          <table:table-cell office:value-type="float" office:value="2.38396316484135" calcext:value-type="float">
            <text:p>2.38396316484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28/2014-08-28.n3</text:p>
          </table:table-cell>
          <table:table-cell office:value-type="float" office:value="1759" calcext:value-type="float">
            <text:p>17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22.6216193785093" calcext:value-type="float">
            <text:p>22.6216193785093</text:p>
          </table:table-cell>
          <table:table-cell office:value-type="float" office:value="21" calcext:value-type="float">
            <text:p>21</text:p>
          </table:table-cell>
          <table:table-cell office:value-type="float" office:value="-1.62161937850931" calcext:value-type="float">
            <text:p>-1.62161937850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9-02/2013-09-02.n3</text:p>
          </table:table-cell>
          <table:table-cell office:value-type="float" office:value="1764" calcext:value-type="float">
            <text:p>17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4" calcext:value-type="float">
            <text:p>1174</text:p>
          </table:table-cell>
          <table:table-cell office:value-type="float" office:value="22.6327844652106" calcext:value-type="float">
            <text:p>22.6327844652106</text:p>
          </table:table-cell>
          <table:table-cell office:value-type="float" office:value="22" calcext:value-type="float">
            <text:p>22</text:p>
          </table:table-cell>
          <table:table-cell office:value-type="float" office:value="-0.632784465210623" calcext:value-type="float">
            <text:p>-0.632784465210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01/2012-11-01.n3</text:p>
          </table:table-cell>
          <table:table-cell office:value-type="float" office:value="1780" calcext:value-type="float">
            <text:p>17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22.7472266038991" calcext:value-type="float">
            <text:p>22.7472266038991</text:p>
          </table:table-cell>
          <table:table-cell office:value-type="float" office:value="24" calcext:value-type="float">
            <text:p>24</text:p>
          </table:table-cell>
          <table:table-cell office:value-type="float" office:value="1.2527733961009" calcext:value-type="float">
            <text:p>1.2527733961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8-05-25/2008-05-25.n3</text:p>
          </table:table-cell>
          <table:table-cell office:value-type="float" office:value="1782" calcext:value-type="float">
            <text:p>178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22.7779305923277" calcext:value-type="float">
            <text:p>22.7779305923277</text:p>
          </table:table-cell>
          <table:table-cell office:value-type="float" office:value="24" calcext:value-type="float">
            <text:p>24</text:p>
          </table:table-cell>
          <table:table-cell office:value-type="float" office:value="1.22206940767228" calcext:value-type="float">
            <text:p>1.22206940767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9-30/2009-09-30.n3</text:p>
          </table:table-cell>
          <table:table-cell office:value-type="float" office:value="1782" calcext:value-type="float">
            <text:p>17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22.7779305923277" calcext:value-type="float">
            <text:p>22.7779305923277</text:p>
          </table:table-cell>
          <table:table-cell office:value-type="float" office:value="24" calcext:value-type="float">
            <text:p>24</text:p>
          </table:table-cell>
          <table:table-cell office:value-type="float" office:value="1.22206940767228" calcext:value-type="float">
            <text:p>1.22206940767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13/2012-07-13.n3</text:p>
          </table:table-cell>
          <table:table-cell office:value-type="float" office:value="1807" calcext:value-type="float">
            <text:p>18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7" calcext:value-type="float">
            <text:p>1247</text:p>
          </table:table-cell>
          <table:table-cell office:value-type="float" office:value="22.8365472975096" calcext:value-type="float">
            <text:p>22.8365472975096</text:p>
          </table:table-cell>
          <table:table-cell office:value-type="float" office:value="22" calcext:value-type="float">
            <text:p>22</text:p>
          </table:table-cell>
          <table:table-cell office:value-type="float" office:value="-0.836547297509622" calcext:value-type="float">
            <text:p>-0.836547297509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1-15/2012-11-15.n3</text:p>
          </table:table-cell>
          <table:table-cell office:value-type="float" office:value="1827" calcext:value-type="float">
            <text:p>18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22.8784163726396" calcext:value-type="float">
            <text:p>22.8784163726396</text:p>
          </table:table-cell>
          <table:table-cell office:value-type="float" office:value="23" calcext:value-type="float">
            <text:p>23</text:p>
          </table:table-cell>
          <table:table-cell office:value-type="float" office:value="0.121583627360447" calcext:value-type="float">
            <text:p>0.121583627360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0-01/2011-10-01.n3</text:p>
          </table:table-cell>
          <table:table-cell office:value-type="float" office:value="1834" calcext:value-type="float">
            <text:p>18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6" calcext:value-type="float">
            <text:p>1286</text:p>
          </table:table-cell>
          <table:table-cell office:value-type="float" office:value="22.9454068928474" calcext:value-type="float">
            <text:p>22.9454068928474</text:p>
          </table:table-cell>
          <table:table-cell office:value-type="float" office:value="24" calcext:value-type="float">
            <text:p>24</text:p>
          </table:table-cell>
          <table:table-cell office:value-type="float" office:value="1.05459310715256" calcext:value-type="float">
            <text:p>1.05459310715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15/2012-10-15.n3</text:p>
          </table:table-cell>
          <table:table-cell office:value-type="float" office:value="1837" calcext:value-type="float">
            <text:p>18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office:value-type="float" office:value="23.001232326354" calcext:value-type="float">
            <text:p>23.001232326354</text:p>
          </table:table-cell>
          <table:table-cell office:value-type="float" office:value="26" calcext:value-type="float">
            <text:p>26</text:p>
          </table:table-cell>
          <table:table-cell office:value-type="float" office:value="2.99876767364598" calcext:value-type="float">
            <text:p>2.99876767364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12-09/2003-12-09.n3</text:p>
          </table:table-cell>
          <table:table-cell office:value-type="float" office:value="1839" calcext:value-type="float">
            <text:p>18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9" calcext:value-type="float">
            <text:p>1339</text:p>
          </table:table-cell>
          <table:table-cell office:value-type="float" office:value="23.0933442916399" calcext:value-type="float">
            <text:p>23.0933442916399</text:p>
          </table:table-cell>
          <table:table-cell office:value-type="float" office:value="23" calcext:value-type="float">
            <text:p>23</text:p>
          </table:table-cell>
          <table:table-cell office:value-type="float" office:value="-0.0933442916398661" calcext:value-type="float">
            <text:p>-0.093344291639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04/2014-07-04.n3</text:p>
          </table:table-cell>
          <table:table-cell office:value-type="float" office:value="1862" calcext:value-type="float">
            <text:p>186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office:value-type="float" office:value="23.1184657367178" calcext:value-type="float">
            <text:p>23.1184657367178</text:p>
          </table:table-cell>
          <table:table-cell office:value-type="float" office:value="27" calcext:value-type="float">
            <text:p>27</text:p>
          </table:table-cell>
          <table:table-cell office:value-type="float" office:value="3.88153426328217" calcext:value-type="float">
            <text:p>3.88153426328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7-12/2020-07-12.n3</text:p>
          </table:table-cell>
          <table:table-cell office:value-type="float" office:value="1892" calcext:value-type="float">
            <text:p>18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8" calcext:value-type="float">
            <text:p>1358</text:p>
          </table:table-cell>
          <table:table-cell office:value-type="float" office:value="23.1463784534711" calcext:value-type="float">
            <text:p>23.1463784534711</text:p>
          </table:table-cell>
          <table:table-cell office:value-type="float" office:value="22" calcext:value-type="float">
            <text:p>22</text:p>
          </table:table-cell>
          <table:table-cell office:value-type="float" office:value="-1.14637845347112" calcext:value-type="float">
            <text:p>-1.14637845347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14/2012-07-14.n3</text:p>
          </table:table-cell>
          <table:table-cell office:value-type="float" office:value="1900" calcext:value-type="float">
            <text:p>19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23.3110634823155" calcext:value-type="float">
            <text:p>23.3110634823155</text:p>
          </table:table-cell>
          <table:table-cell office:value-type="float" office:value="22" calcext:value-type="float">
            <text:p>22</text:p>
          </table:table-cell>
          <table:table-cell office:value-type="float" office:value="-1.31106348231551" calcext:value-type="float">
            <text:p>-1.31106348231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4-10/2017-04-10.n3</text:p>
          </table:table-cell>
          <table:table-cell office:value-type="float" office:value="1912" calcext:value-type="float">
            <text:p>19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office:value-type="float" office:value="23.5120350429392" calcext:value-type="float">
            <text:p>23.5120350429392</text:p>
          </table:table-cell>
          <table:table-cell office:value-type="float" office:value="24" calcext:value-type="float">
            <text:p>24</text:p>
          </table:table-cell>
          <table:table-cell office:value-type="float" office:value="0.487964957060818" calcext:value-type="float">
            <text:p>0.487964957060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5/2012-07-25.n3</text:p>
          </table:table-cell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23.5846081064977" calcext:value-type="float">
            <text:p>23.5846081064977</text:p>
          </table:table-cell>
          <table:table-cell office:value-type="float" office:value="27" calcext:value-type="float">
            <text:p>27</text:p>
          </table:table-cell>
          <table:table-cell office:value-type="float" office:value="3.41539189350227" calcext:value-type="float">
            <text:p>3.4153918935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4-30/2013-04-30.n3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3.604147008225" calcext:value-type="float">
            <text:p>23.604147008225</text:p>
          </table:table-cell>
          <table:table-cell office:value-type="float" office:value="30" calcext:value-type="float">
            <text:p>30</text:p>
          </table:table-cell>
          <table:table-cell office:value-type="float" office:value="6.39585299177497" calcext:value-type="float">
            <text:p>6.39585299177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3/2012-07-23.n3</text:p>
          </table:table-cell>
          <table:table-cell office:value-type="float" office:value="1931" calcext:value-type="float">
            <text:p>19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23.6264771816277" calcext:value-type="float">
            <text:p>23.6264771816277</text:p>
          </table:table-cell>
          <table:table-cell office:value-type="float" office:value="23" calcext:value-type="float">
            <text:p>23</text:p>
          </table:table-cell>
          <table:table-cell office:value-type="float" office:value="-0.626477181627664" calcext:value-type="float">
            <text:p>-0.62647718162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8-20/2012-08-20.n3</text:p>
          </table:table-cell>
          <table:table-cell office:value-type="float" office:value="1933" calcext:value-type="float">
            <text:p>193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office:value-type="float" office:value="23.6571811700563" calcext:value-type="float">
            <text:p>23.6571811700563</text:p>
          </table:table-cell>
          <table:table-cell office:value-type="float" office:value="24" calcext:value-type="float">
            <text:p>24</text:p>
          </table:table-cell>
          <table:table-cell office:value-type="float" office:value="0.34281882994372" calcext:value-type="float">
            <text:p>0.34281882994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9-27/2012-09-27.n3</text:p>
          </table:table-cell>
          <table:table-cell office:value-type="float" office:value="1933" calcext:value-type="float">
            <text:p>19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23.6599724417316" calcext:value-type="float">
            <text:p>23.6599724417316</text:p>
          </table:table-cell>
          <table:table-cell office:value-type="float" office:value="23" calcext:value-type="float">
            <text:p>23</text:p>
          </table:table-cell>
          <table:table-cell office:value-type="float" office:value="-0.659972441731608" calcext:value-type="float">
            <text:p>-0.659972441731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2-20/2012-12-20.n3</text:p>
          </table:table-cell>
          <table:table-cell office:value-type="float" office:value="1934" calcext:value-type="float">
            <text:p>19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office:value-type="float" office:value="23.6795113434589" calcext:value-type="float">
            <text:p>23.6795113434589</text:p>
          </table:table-cell>
          <table:table-cell office:value-type="float" office:value="28" calcext:value-type="float">
            <text:p>28</text:p>
          </table:table-cell>
          <table:table-cell office:value-type="float" office:value="4.32048865654109" calcext:value-type="float">
            <text:p>4.32048865654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25/2014-03-25.n3</text:p>
          </table:table-cell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 office:value-type="float" office:value="23.6990502451862" calcext:value-type="float">
            <text:p>23.6990502451862</text:p>
          </table:table-cell>
          <table:table-cell office:value-type="float" office:value="26" calcext:value-type="float">
            <text:p>26</text:p>
          </table:table-cell>
          <table:table-cell office:value-type="float" office:value="2.30094975481379" calcext:value-type="float">
            <text:p>2.3009497548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22/2015-01-22.n3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23.7185891469135" calcext:value-type="float">
            <text:p>23.7185891469135</text:p>
          </table:table-cell>
          <table:table-cell office:value-type="float" office:value="23" calcext:value-type="float">
            <text:p>23</text:p>
          </table:table-cell>
          <table:table-cell office:value-type="float" office:value="-0.718589146913512" calcext:value-type="float">
            <text:p>-0.71858914691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2-03/2010-02-03.n3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64" calcext:value-type="float">
            <text:p>1564</text:p>
          </table:table-cell>
          <table:table-cell office:value-type="float" office:value="23.7213804185888" calcext:value-type="float">
            <text:p>23.7213804185888</text:p>
          </table:table-cell>
          <table:table-cell office:value-type="float" office:value="27" calcext:value-type="float">
            <text:p>27</text:p>
          </table:table-cell>
          <table:table-cell office:value-type="float" office:value="3.27861958141116" calcext:value-type="float">
            <text:p>3.27861958141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04/2012-05-04.n3</text:p>
          </table:table-cell>
          <table:table-cell office:value-type="float" office:value="2031" calcext:value-type="float">
            <text:p>20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23.7660407653941" calcext:value-type="float">
            <text:p>23.7660407653941</text:p>
          </table:table-cell>
          <table:table-cell office:value-type="float" office:value="29" calcext:value-type="float">
            <text:p>29</text:p>
          </table:table-cell>
          <table:table-cell office:value-type="float" office:value="5.2339592346059" calcext:value-type="float">
            <text:p>5.2339592346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11-16/2009-11-16.n3</text:p>
          </table:table-cell>
          <table:table-cell office:value-type="float" office:value="2032" calcext:value-type="float">
            <text:p>20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23.9167694358618" calcext:value-type="float">
            <text:p>23.9167694358618</text:p>
          </table:table-cell>
          <table:table-cell office:value-type="float" office:value="29" calcext:value-type="float">
            <text:p>29</text:p>
          </table:table-cell>
          <table:table-cell office:value-type="float" office:value="5.08323056413815" calcext:value-type="float">
            <text:p>5.08323056413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4-01/2020-04-01.n3</text:p>
          </table:table-cell>
          <table:table-cell office:value-type="float" office:value="2067" calcext:value-type="float">
            <text:p>20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 office:value-type="float" office:value="23.9223519792125" calcext:value-type="float">
            <text:p>23.9223519792125</text:p>
          </table:table-cell>
          <table:table-cell office:value-type="float" office:value="27" calcext:value-type="float">
            <text:p>27</text:p>
          </table:table-cell>
          <table:table-cell office:value-type="float" office:value="3.07764802078749" calcext:value-type="float">
            <text:p>3.07764802078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4-19/2016-04-19.n3</text:p>
          </table:table-cell>
          <table:table-cell office:value-type="float" office:value="2070" calcext:value-type="float">
            <text:p>20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23.9446821526151" calcext:value-type="float">
            <text:p>23.9446821526151</text:p>
          </table:table-cell>
          <table:table-cell office:value-type="float" office:value="30" calcext:value-type="float">
            <text:p>30</text:p>
          </table:table-cell>
          <table:table-cell office:value-type="float" office:value="6.05531784738486" calcext:value-type="float">
            <text:p>6.05531784738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27/2011-06-27.n3</text:p>
          </table:table-cell>
          <table:table-cell office:value-type="float" office:value="2071" calcext:value-type="float">
            <text:p>20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23.9670123260178" calcext:value-type="float">
            <text:p>23.9670123260178</text:p>
          </table:table-cell>
          <table:table-cell office:value-type="float" office:value="23" calcext:value-type="float">
            <text:p>23</text:p>
          </table:table-cell>
          <table:table-cell office:value-type="float" office:value="-0.967012326017773" calcext:value-type="float">
            <text:p>-0.967012326017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5-29/2017-05-29.n3</text:p>
          </table:table-cell>
          <table:table-cell office:value-type="float" office:value="2073" calcext:value-type="float">
            <text:p>207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23.9949250427711" calcext:value-type="float">
            <text:p>23.9949250427711</text:p>
          </table:table-cell>
          <table:table-cell office:value-type="float" office:value="22" calcext:value-type="float">
            <text:p>22</text:p>
          </table:table-cell>
          <table:table-cell office:value-type="float" office:value="-1.99492504277106" calcext:value-type="float">
            <text:p>-1.9949250427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4-25/2016-04-25.n3</text:p>
          </table:table-cell>
          <table:table-cell office:value-type="float" office:value="2074" calcext:value-type="float">
            <text:p>20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4" calcext:value-type="float">
            <text:p>1664</text:p>
          </table:table-cell>
          <table:table-cell office:value-type="float" office:value="24.0005075861217" calcext:value-type="float">
            <text:p>24.0005075861217</text:p>
          </table:table-cell>
          <table:table-cell office:value-type="float" office:value="23" calcext:value-type="float">
            <text:p>23</text:p>
          </table:table-cell>
          <table:table-cell office:value-type="float" office:value="-1.00050758612172" calcext:value-type="float">
            <text:p>-1.0005075861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10-09/2016-10-09.n3</text:p>
          </table:table-cell>
          <table:table-cell office:value-type="float" office:value="2082" calcext:value-type="float">
            <text:p>20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68" calcext:value-type="float">
            <text:p>1668</text:p>
          </table:table-cell>
          <table:table-cell office:value-type="float" office:value="24.011672672823" calcext:value-type="float">
            <text:p>24.011672672823</text:p>
          </table:table-cell>
          <table:table-cell office:value-type="float" office:value="27" calcext:value-type="float">
            <text:p>27</text:p>
          </table:table-cell>
          <table:table-cell office:value-type="float" office:value="2.98832732717697" calcext:value-type="float">
            <text:p>2.98832732717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28/2010-11-28.n3</text:p>
          </table:table-cell>
          <table:table-cell office:value-type="float" office:value="2092" calcext:value-type="float">
            <text:p>20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24.0256290311997" calcext:value-type="float">
            <text:p>24.0256290311997</text:p>
          </table:table-cell>
          <table:table-cell office:value-type="float" office:value="25" calcext:value-type="float">
            <text:p>25</text:p>
          </table:table-cell>
          <table:table-cell office:value-type="float" office:value="0.974370968800322" calcext:value-type="float">
            <text:p>0.974370968800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5-02/2018-05-02.n3</text:p>
          </table:table-cell>
          <table:table-cell office:value-type="float" office:value="2098" calcext:value-type="float">
            <text:p>20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office:value-type="float" office:value="24.0340028462257" calcext:value-type="float">
            <text:p>24.0340028462257</text:p>
          </table:table-cell>
          <table:table-cell office:value-type="float" office:value="26" calcext:value-type="float">
            <text:p>26</text:p>
          </table:table-cell>
          <table:table-cell office:value-type="float" office:value="1.96599715377434" calcext:value-type="float">
            <text:p>1.96599715377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22/2013-07-22.n3</text:p>
          </table:table-cell>
          <table:table-cell office:value-type="float" office:value="2139" calcext:value-type="float">
            <text:p>213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5" calcext:value-type="float">
            <text:p>1695</text:p>
          </table:table-cell>
          <table:table-cell office:value-type="float" office:value="24.0870370080569" calcext:value-type="float">
            <text:p>24.0870370080569</text:p>
          </table:table-cell>
          <table:table-cell office:value-type="float" office:value="24" calcext:value-type="float">
            <text:p>24</text:p>
          </table:table-cell>
          <table:table-cell office:value-type="float" office:value="-0.0870370080569103" calcext:value-type="float">
            <text:p>-0.08703700805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19/2019-02-19.n3</text:p>
          </table:table-cell>
          <table:table-cell office:value-type="float" office:value="2143" calcext:value-type="float">
            <text:p>21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15" calcext:value-type="float">
            <text:p>1715</text:p>
          </table:table-cell>
          <table:table-cell office:value-type="float" office:value="24.1428624415635" calcext:value-type="float">
            <text:p>24.1428624415635</text:p>
          </table:table-cell>
          <table:table-cell office:value-type="float" office:value="25" calcext:value-type="float">
            <text:p>25</text:p>
          </table:table-cell>
          <table:table-cell office:value-type="float" office:value="0.857137558436516" calcext:value-type="float">
            <text:p>0.857137558436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14/2012-05-14.n3</text:p>
          </table:table-cell>
          <table:table-cell office:value-type="float" office:value="2144" calcext:value-type="float">
            <text:p>21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24.1596100716155" calcext:value-type="float">
            <text:p>24.1596100716155</text:p>
          </table:table-cell>
          <table:table-cell office:value-type="float" office:value="24" calcext:value-type="float">
            <text:p>24</text:p>
          </table:table-cell>
          <table:table-cell office:value-type="float" office:value="-0.159610071615457" calcext:value-type="float">
            <text:p>-0.159610071615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9-16/2017-09-16.n3</text:p>
          </table:table-cell>
          <table:table-cell office:value-type="float" office:value="2160" calcext:value-type="float">
            <text:p>21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7" calcext:value-type="float">
            <text:p>1737</text:p>
          </table:table-cell>
          <table:table-cell office:value-type="float" office:value="24.2042704184207" calcext:value-type="float">
            <text:p>24.2042704184207</text:p>
          </table:table-cell>
          <table:table-cell office:value-type="float" office:value="23" calcext:value-type="float">
            <text:p>23</text:p>
          </table:table-cell>
          <table:table-cell office:value-type="float" office:value="-1.20427041842072" calcext:value-type="float">
            <text:p>-1.20427041842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2-03/2014-02-03.n3</text:p>
          </table:table-cell>
          <table:table-cell office:value-type="float" office:value="2203" calcext:value-type="float">
            <text:p>22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float" office:value="24.207061690096" calcext:value-type="float">
            <text:p>24.207061690096</text:p>
          </table:table-cell>
          <table:table-cell office:value-type="float" office:value="25" calcext:value-type="float">
            <text:p>25</text:p>
          </table:table-cell>
          <table:table-cell office:value-type="float" office:value="0.792938309903953" calcext:value-type="float">
            <text:p>0.79293830990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1-09/2019-01-09.n3</text:p>
          </table:table-cell>
          <table:table-cell office:value-type="float" office:value="2221" calcext:value-type="float">
            <text:p>22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 office:value-type="float" office:value="24.2377656785247" calcext:value-type="float">
            <text:p>24.2377656785247</text:p>
          </table:table-cell>
          <table:table-cell office:value-type="float" office:value="26" calcext:value-type="float">
            <text:p>26</text:p>
          </table:table-cell>
          <table:table-cell office:value-type="float" office:value="1.76223432147534" calcext:value-type="float">
            <text:p>1.7622343214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4-21/2016-04-21.n3</text:p>
          </table:table-cell>
          <table:table-cell office:value-type="float" office:value="2223" calcext:value-type="float">
            <text:p>22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office:value-type="float" office:value="24.2656783952779" calcext:value-type="float">
            <text:p>24.2656783952779</text:p>
          </table:table-cell>
          <table:table-cell office:value-type="float" office:value="24" calcext:value-type="float">
            <text:p>24</text:p>
          </table:table-cell>
          <table:table-cell office:value-type="float" office:value="-0.265678395277948" calcext:value-type="float">
            <text:p>-0.265678395277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9-02/2014-09-02.n3</text:p>
          </table:table-cell>
          <table:table-cell office:value-type="float" office:value="2238" calcext:value-type="float">
            <text:p>22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24.2796347536546" calcext:value-type="float">
            <text:p>24.2796347536546</text:p>
          </table:table-cell>
          <table:table-cell office:value-type="float" office:value="26" calcext:value-type="float">
            <text:p>26</text:p>
          </table:table-cell>
          <table:table-cell office:value-type="float" office:value="1.72036524634541" calcext:value-type="float">
            <text:p>1.72036524634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7-29/2017-07-29.n3</text:p>
          </table:table-cell>
          <table:table-cell office:value-type="float" office:value="2254" calcext:value-type="float">
            <text:p>22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24.3242951004599" calcext:value-type="float">
            <text:p>24.3242951004599</text:p>
          </table:table-cell>
          <table:table-cell office:value-type="float" office:value="24" calcext:value-type="float">
            <text:p>24</text:p>
          </table:table-cell>
          <table:table-cell office:value-type="float" office:value="-0.324295100459853" calcext:value-type="float">
            <text:p>-0.324295100459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8-19/2014-08-19.n3</text:p>
          </table:table-cell>
          <table:table-cell office:value-type="float" office:value="2266" calcext:value-type="float">
            <text:p>22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2" calcext:value-type="float">
            <text:p>1782</text:p>
          </table:table-cell>
          <table:table-cell office:value-type="float" office:value="24.3298776438105" calcext:value-type="float">
            <text:p>24.3298776438105</text:p>
          </table:table-cell>
          <table:table-cell office:value-type="float" office:value="26" calcext:value-type="float">
            <text:p>26</text:p>
          </table:table-cell>
          <table:table-cell office:value-type="float" office:value="1.67012235618949" calcext:value-type="float">
            <text:p>1.67012235618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5-22/2013-05-22.n3</text:p>
          </table:table-cell>
          <table:table-cell office:value-type="float" office:value="2292" calcext:value-type="float">
            <text:p>229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82" calcext:value-type="float">
            <text:p>1782</text:p>
          </table:table-cell>
          <table:table-cell office:value-type="float" office:value="24.3298776438105" calcext:value-type="float">
            <text:p>24.3298776438105</text:p>
          </table:table-cell>
          <table:table-cell office:value-type="float" office:value="25" calcext:value-type="float">
            <text:p>25</text:p>
          </table:table-cell>
          <table:table-cell office:value-type="float" office:value="0.670122356189488" calcext:value-type="float">
            <text:p>0.670122356189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6-12/2011-06-12.n3</text:p>
          </table:table-cell>
          <table:table-cell office:value-type="float" office:value="2298" calcext:value-type="float">
            <text:p>22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7" calcext:value-type="float">
            <text:p>1807</text:p>
          </table:table-cell>
          <table:table-cell office:value-type="float" office:value="24.3996594356937" calcext:value-type="float">
            <text:p>24.3996594356937</text:p>
          </table:table-cell>
          <table:table-cell office:value-type="float" office:value="25" calcext:value-type="float">
            <text:p>25</text:p>
          </table:table-cell>
          <table:table-cell office:value-type="float" office:value="0.600340564306269" calcext:value-type="float">
            <text:p>0.600340564306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7-27/2012-07-27.n3</text:p>
          </table:table-cell>
          <table:table-cell office:value-type="float" office:value="2304" calcext:value-type="float">
            <text:p>23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24.4554848692003" calcext:value-type="float">
            <text:p>24.4554848692003</text:p>
          </table:table-cell>
          <table:table-cell office:value-type="float" office:value="22" calcext:value-type="float">
            <text:p>22</text:p>
          </table:table-cell>
          <table:table-cell office:value-type="float" office:value="-2.4554848692003" calcext:value-type="float">
            <text:p>-2.4554848692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4-10-20/2004-10-20.n3</text:p>
          </table:table-cell>
          <table:table-cell office:value-type="float" office:value="2306" calcext:value-type="float">
            <text:p>23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office:value-type="float" office:value="24.4750237709276" calcext:value-type="float">
            <text:p>24.4750237709276</text:p>
          </table:table-cell>
          <table:table-cell office:value-type="float" office:value="24" calcext:value-type="float">
            <text:p>24</text:p>
          </table:table-cell>
          <table:table-cell office:value-type="float" office:value="-0.475023770927606" calcext:value-type="float">
            <text:p>-0.475023770927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3-30/2016-03-30.n3</text:p>
          </table:table-cell>
          <table:table-cell office:value-type="float" office:value="2338" calcext:value-type="float">
            <text:p>23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office:value-type="float" office:value="24.4833975859536" calcext:value-type="float">
            <text:p>24.4833975859536</text:p>
          </table:table-cell>
          <table:table-cell office:value-type="float" office:value="26" calcext:value-type="float">
            <text:p>26</text:p>
          </table:table-cell>
          <table:table-cell office:value-type="float" office:value="1.51660241404641" calcext:value-type="float">
            <text:p>1.51660241404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2-09/2018-02-09.n3</text:p>
          </table:table-cell>
          <table:table-cell office:value-type="float" office:value="2375" calcext:value-type="float">
            <text:p>237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 office:value-type="float" office:value="24.4889801293043" calcext:value-type="float">
            <text:p>24.4889801293043</text:p>
          </table:table-cell>
          <table:table-cell office:value-type="float" office:value="24" calcext:value-type="float">
            <text:p>24</text:p>
          </table:table-cell>
          <table:table-cell office:value-type="float" office:value="-0.488980129304252" calcext:value-type="float">
            <text:p>-0.48898012930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6-24/2013-06-24.n3</text:p>
          </table:table-cell>
          <table:table-cell office:value-type="float" office:value="2378" calcext:value-type="float">
            <text:p>23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office:value-type="float" office:value="24.5531793778368" calcext:value-type="float">
            <text:p>24.5531793778368</text:p>
          </table:table-cell>
          <table:table-cell office:value-type="float" office:value="25" calcext:value-type="float">
            <text:p>25</text:p>
          </table:table-cell>
          <table:table-cell office:value-type="float" office:value="0.446820622163187" calcext:value-type="float">
            <text:p>0.44682062216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2-09/2017-02-09.n3</text:p>
          </table:table-cell>
          <table:table-cell office:value-type="float" office:value="2470" calcext:value-type="float">
            <text:p>24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24.6369175280967" calcext:value-type="float">
            <text:p>24.6369175280967</text:p>
          </table:table-cell>
          <table:table-cell office:value-type="float" office:value="29" calcext:value-type="float">
            <text:p>29</text:p>
          </table:table-cell>
          <table:table-cell office:value-type="float" office:value="4.36308247190333" calcext:value-type="float">
            <text:p>4.36308247190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2-18/2016-02-18.n3</text:p>
          </table:table-cell>
          <table:table-cell office:value-type="float" office:value="2502" calcext:value-type="float">
            <text:p>25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24.6592477014993" calcext:value-type="float">
            <text:p>24.6592477014993</text:p>
          </table:table-cell>
          <table:table-cell office:value-type="float" office:value="31" calcext:value-type="float">
            <text:p>31</text:p>
          </table:table-cell>
          <table:table-cell office:value-type="float" office:value="6.3407522985007" calcext:value-type="float">
            <text:p>6.3407522985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9-07/2019-09-07.n3</text:p>
          </table:table-cell>
          <table:table-cell office:value-type="float" office:value="2503" calcext:value-type="float">
            <text:p>25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24.6927429616033" calcext:value-type="float">
            <text:p>24.6927429616033</text:p>
          </table:table-cell>
          <table:table-cell office:value-type="float" office:value="25" calcext:value-type="float">
            <text:p>25</text:p>
          </table:table-cell>
          <table:table-cell office:value-type="float" office:value="0.307257038396749" calcext:value-type="float">
            <text:p>0.307257038396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5-21/2020-05-21.n3</text:p>
          </table:table-cell>
          <table:table-cell office:value-type="float" office:value="2607" calcext:value-type="float">
            <text:p>26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24.7290294933825" calcext:value-type="float">
            <text:p>24.7290294933825</text:p>
          </table:table-cell>
          <table:table-cell office:value-type="float" office:value="30" calcext:value-type="float">
            <text:p>30</text:p>
          </table:table-cell>
          <table:table-cell office:value-type="float" office:value="5.27097050661747" calcext:value-type="float">
            <text:p>5.27097050661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05/2020-06-05.n3</text:p>
          </table:table-cell>
          <table:table-cell office:value-type="float" office:value="2621" calcext:value-type="float">
            <text:p>26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24.7374033084085" calcext:value-type="float">
            <text:p>24.7374033084085</text:p>
          </table:table-cell>
          <table:table-cell office:value-type="float" office:value="23" calcext:value-type="float">
            <text:p>23</text:p>
          </table:table-cell>
          <table:table-cell office:value-type="float" office:value="-1.73740330840851" calcext:value-type="float">
            <text:p>-1.73740330840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4-20/2020-04-20.n3</text:p>
          </table:table-cell>
          <table:table-cell office:value-type="float" office:value="2641" calcext:value-type="float">
            <text:p>26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24.7457771234345" calcext:value-type="float">
            <text:p>24.7457771234345</text:p>
          </table:table-cell>
          <table:table-cell office:value-type="float" office:value="29" calcext:value-type="float">
            <text:p>29</text:p>
          </table:table-cell>
          <table:table-cell office:value-type="float" office:value="4.2542228765655" calcext:value-type="float">
            <text:p>4.254222876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0-05/2006-10-05.n3</text:p>
          </table:table-cell>
          <table:table-cell office:value-type="float" office:value="2659" calcext:value-type="float">
            <text:p>26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float" office:value="24.7513596667852" calcext:value-type="float">
            <text:p>24.7513596667852</text:p>
          </table:table-cell>
          <table:table-cell office:value-type="float" office:value="31" calcext:value-type="float">
            <text:p>31</text:p>
          </table:table-cell>
          <table:table-cell office:value-type="float" office:value="6.24864033321484" calcext:value-type="float">
            <text:p>6.24864033321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4-12/2014-04-12.n3</text:p>
          </table:table-cell>
          <table:table-cell office:value-type="float" office:value="2686" calcext:value-type="float">
            <text:p>2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float" office:value="24.7513596667852" calcext:value-type="float">
            <text:p>24.7513596667852</text:p>
          </table:table-cell>
          <table:table-cell office:value-type="float" office:value="30" calcext:value-type="float">
            <text:p>30</text:p>
          </table:table-cell>
          <table:table-cell office:value-type="float" office:value="5.24864033321484" calcext:value-type="float">
            <text:p>5.24864033321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1-03/2017-01-03.n3</text:p>
          </table:table-cell>
          <table:table-cell office:value-type="float" office:value="2714" calcext:value-type="float">
            <text:p>27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office:value-type="float" office:value="24.7541509384605" calcext:value-type="float">
            <text:p>24.7541509384605</text:p>
          </table:table-cell>
          <table:table-cell office:value-type="float" office:value="31" calcext:value-type="float">
            <text:p>31</text:p>
          </table:table-cell>
          <table:table-cell office:value-type="float" office:value="6.24584906153952" calcext:value-type="float">
            <text:p>6.24584906153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0-19/2006-10-19.n3</text:p>
          </table:table-cell>
          <table:table-cell office:value-type="float" office:value="2718" calcext:value-type="float">
            <text:p>27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24.9272097823309" calcext:value-type="float">
            <text:p>24.9272097823309</text:p>
          </table:table-cell>
          <table:table-cell office:value-type="float" office:value="31" calcext:value-type="float">
            <text:p>31</text:p>
          </table:table-cell>
          <table:table-cell office:value-type="float" office:value="6.07279021766913" calcext:value-type="float">
            <text:p>6.07279021766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0-25/2006-10-25.n3</text:p>
          </table:table-cell>
          <table:table-cell office:value-type="float" office:value="2728" calcext:value-type="float">
            <text:p>27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24.9439574123828" calcext:value-type="float">
            <text:p>24.9439574123828</text:p>
          </table:table-cell>
          <table:table-cell office:value-type="float" office:value="31" calcext:value-type="float">
            <text:p>31</text:p>
          </table:table-cell>
          <table:table-cell office:value-type="float" office:value="6.05604258761716" calcext:value-type="float">
            <text:p>6.05604258761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0-23/2006-10-23.n3</text:p>
          </table:table-cell>
          <table:table-cell office:value-type="float" office:value="2728" calcext:value-type="float">
            <text:p>27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 office:value-type="float" office:value="25.0137392042661" calcext:value-type="float">
            <text:p>25.0137392042661</text:p>
          </table:table-cell>
          <table:table-cell office:value-type="float" office:value="25" calcext:value-type="float">
            <text:p>25</text:p>
          </table:table-cell>
          <table:table-cell office:value-type="float" office:value="-0.0137392042660593" calcext:value-type="float">
            <text:p>-0.013739204266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6-10-30/2006-10-30.n3</text:p>
          </table:table-cell>
          <table:table-cell office:value-type="float" office:value="2732" calcext:value-type="float">
            <text:p>27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25.0249042909674" calcext:value-type="float">
            <text:p>25.0249042909674</text:p>
          </table:table-cell>
          <table:table-cell office:value-type="float" office:value="25" calcext:value-type="float">
            <text:p>25</text:p>
          </table:table-cell>
          <table:table-cell office:value-type="float" office:value="-0.024904290967374" calcext:value-type="float">
            <text:p>-0.024904290967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11/2015-04-11.n3</text:p>
          </table:table-cell>
          <table:table-cell office:value-type="float" office:value="2751" calcext:value-type="float">
            <text:p>27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32" calcext:value-type="float">
            <text:p>2032</text:p>
          </table:table-cell>
          <table:table-cell office:value-type="float" office:value="25.0276955626427" calcext:value-type="float">
            <text:p>25.0276955626427</text:p>
          </table:table-cell>
          <table:table-cell office:value-type="float" office:value="25" calcext:value-type="float">
            <text:p>25</text:p>
          </table:table-cell>
          <table:table-cell office:value-type="float" office:value="-0.0276955626427018" calcext:value-type="float">
            <text:p>-0.027695562642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2-14/2012-02-14.n3</text:p>
          </table:table-cell>
          <table:table-cell office:value-type="float" office:value="2802" calcext:value-type="float">
            <text:p>280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office:value-type="float" office:value="25.1253900712792" calcext:value-type="float">
            <text:p>25.1253900712792</text:p>
          </table:table-cell>
          <table:table-cell office:value-type="float" office:value="25" calcext:value-type="float">
            <text:p>25</text:p>
          </table:table-cell>
          <table:table-cell office:value-type="float" office:value="-0.12539007127921" calcext:value-type="float">
            <text:p>-0.1253900712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28/2014-01-28.n3</text:p>
          </table:table-cell>
          <table:table-cell office:value-type="float" office:value="2813" calcext:value-type="float">
            <text:p>28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5.1337638863052" calcext:value-type="float">
            <text:p>25.1337638863052</text:p>
          </table:table-cell>
          <table:table-cell office:value-type="float" office:value="30" calcext:value-type="float">
            <text:p>30</text:p>
          </table:table-cell>
          <table:table-cell office:value-type="float" office:value="4.8662361136948" calcext:value-type="float">
            <text:p>4.8662361136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5-10/2010-05-10.n3</text:p>
          </table:table-cell>
          <table:table-cell office:value-type="float" office:value="2824" calcext:value-type="float">
            <text:p>28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1" calcext:value-type="float">
            <text:p>2071</text:p>
          </table:table-cell>
          <table:table-cell office:value-type="float" office:value="25.1365551579805" calcext:value-type="float">
            <text:p>25.1365551579805</text:p>
          </table:table-cell>
          <table:table-cell office:value-type="float" office:value="29" calcext:value-type="float">
            <text:p>29</text:p>
          </table:table-cell>
          <table:table-cell office:value-type="float" office:value="3.86344484201948" calcext:value-type="float">
            <text:p>3.86344484201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9-22/2010-09-22.n3</text:p>
          </table:table-cell>
          <table:table-cell office:value-type="float" office:value="2886" calcext:value-type="float">
            <text:p>28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25.1421377013312" calcext:value-type="float">
            <text:p>25.1421377013312</text:p>
          </table:table-cell>
          <table:table-cell office:value-type="float" office:value="32" calcext:value-type="float">
            <text:p>32</text:p>
          </table:table-cell>
          <table:table-cell office:value-type="float" office:value="6.85786229866882" calcext:value-type="float">
            <text:p>6.85786229866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7-04-02/2007-04-02.n3</text:p>
          </table:table-cell>
          <table:table-cell office:value-type="float" office:value="2898" calcext:value-type="float">
            <text:p>28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74" calcext:value-type="float">
            <text:p>2074</text:p>
          </table:table-cell>
          <table:table-cell office:value-type="float" office:value="25.1449289730065" calcext:value-type="float">
            <text:p>25.1449289730065</text:p>
          </table:table-cell>
          <table:table-cell office:value-type="float" office:value="34" calcext:value-type="float">
            <text:p>34</text:p>
          </table:table-cell>
          <table:table-cell office:value-type="float" office:value="8.85507102699349" calcext:value-type="float">
            <text:p>8.85507102699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05/2010-10-05.n3</text:p>
          </table:table-cell>
          <table:table-cell office:value-type="float" office:value="2923" calcext:value-type="float">
            <text:p>29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5.1672591464091" calcext:value-type="float">
            <text:p>25.1672591464091</text:p>
          </table:table-cell>
          <table:table-cell office:value-type="float" office:value="24" calcext:value-type="float">
            <text:p>24</text:p>
          </table:table-cell>
          <table:table-cell office:value-type="float" office:value="-1.16725914640914" calcext:value-type="float">
            <text:p>-1.16725914640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9-01-01/2009-01-01.n3</text:p>
          </table:table-cell>
          <table:table-cell office:value-type="float" office:value="2941" calcext:value-type="float">
            <text:p>294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92" calcext:value-type="float">
            <text:p>2092</text:p>
          </table:table-cell>
          <table:table-cell office:value-type="float" office:value="25.1951718631624" calcext:value-type="float">
            <text:p>25.1951718631624</text:p>
          </table:table-cell>
          <table:table-cell office:value-type="float" office:value="26" calcext:value-type="float">
            <text:p>26</text:p>
          </table:table-cell>
          <table:table-cell office:value-type="float" office:value="0.804828136837571" calcext:value-type="float">
            <text:p>0.804828136837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1-15/2010-11-15.n3</text:p>
          </table:table-cell>
          <table:table-cell office:value-type="float" office:value="2963" calcext:value-type="float">
            <text:p>29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25.2119194932144" calcext:value-type="float">
            <text:p>25.2119194932144</text:p>
          </table:table-cell>
          <table:table-cell office:value-type="float" office:value="32" calcext:value-type="float">
            <text:p>32</text:p>
          </table:table-cell>
          <table:table-cell office:value-type="float" office:value="6.7880805067856" calcext:value-type="float">
            <text:p>6.7880805067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1-16/2019-01-16.n3</text:p>
          </table:table-cell>
          <table:table-cell office:value-type="float" office:value="2974" calcext:value-type="float">
            <text:p>297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25.3263616319029" calcext:value-type="float">
            <text:p>25.3263616319029</text:p>
          </table:table-cell>
          <table:table-cell office:value-type="float" office:value="27" calcext:value-type="float">
            <text:p>27</text:p>
          </table:table-cell>
          <table:table-cell office:value-type="float" office:value="1.67363836809712" calcext:value-type="float">
            <text:p>1.67363836809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10/2011-02-10.n3</text:p>
          </table:table-cell>
          <table:table-cell office:value-type="float" office:value="3082" calcext:value-type="float">
            <text:p>30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25.3375267186042" calcext:value-type="float">
            <text:p>25.3375267186042</text:p>
          </table:table-cell>
          <table:table-cell office:value-type="float" office:value="32" calcext:value-type="float">
            <text:p>32</text:p>
          </table:table-cell>
          <table:table-cell office:value-type="float" office:value="6.66247328139581" calcext:value-type="float">
            <text:p>6.66247328139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2-21/2012-12-21.n3</text:p>
          </table:table-cell>
          <table:table-cell office:value-type="float" office:value="3089" calcext:value-type="float">
            <text:p>30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44" calcext:value-type="float">
            <text:p>2144</text:p>
          </table:table-cell>
          <table:table-cell office:value-type="float" office:value="25.3403179902795" calcext:value-type="float">
            <text:p>25.3403179902795</text:p>
          </table:table-cell>
          <table:table-cell office:value-type="float" office:value="28" calcext:value-type="float">
            <text:p>28</text:p>
          </table:table-cell>
          <table:table-cell office:value-type="float" office:value="2.65968200972048" calcext:value-type="float">
            <text:p>2.6596820097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08-18/2003-08-18.n3</text:p>
          </table:table-cell>
          <table:table-cell office:value-type="float" office:value="3101" calcext:value-type="float">
            <text:p>31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5.3849783370848" calcext:value-type="float">
            <text:p>25.3849783370848</text:p>
          </table:table-cell>
          <table:table-cell office:value-type="float" office:value="22" calcext:value-type="float">
            <text:p>22</text:p>
          </table:table-cell>
          <table:table-cell office:value-type="float" office:value="-3.38497833708479" calcext:value-type="float">
            <text:p>-3.38497833708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03-03-31/2003-03-31.n3</text:p>
          </table:table-cell>
          <table:table-cell office:value-type="float" office:value="3151" calcext:value-type="float">
            <text:p>3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25.5050030191239" calcext:value-type="float">
            <text:p>25.5050030191239</text:p>
          </table:table-cell>
          <table:table-cell office:value-type="float" office:value="30" calcext:value-type="float">
            <text:p>30</text:p>
          </table:table-cell>
          <table:table-cell office:value-type="float" office:value="4.49499698087608" calcext:value-type="float">
            <text:p>4.49499698087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7-14/2016-07-14.n3</text:p>
          </table:table-cell>
          <table:table-cell office:value-type="float" office:value="3187" calcext:value-type="float">
            <text:p>31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21" calcext:value-type="float">
            <text:p>2221</text:p>
          </table:table-cell>
          <table:table-cell office:value-type="float" office:value="25.5552459092798" calcext:value-type="float">
            <text:p>25.5552459092798</text:p>
          </table:table-cell>
          <table:table-cell office:value-type="float" office:value="29" calcext:value-type="float">
            <text:p>29</text:p>
          </table:table-cell>
          <table:table-cell office:value-type="float" office:value="3.44475409072016" calcext:value-type="float">
            <text:p>3.4447540907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12-20/2011-12-20.n3</text:p>
          </table:table-cell>
          <table:table-cell office:value-type="float" office:value="3454" calcext:value-type="float">
            <text:p>345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 office:value-type="float" office:value="25.5608284526305" calcext:value-type="float">
            <text:p>25.5608284526305</text:p>
          </table:table-cell>
          <table:table-cell office:value-type="float" office:value="28" calcext:value-type="float">
            <text:p>28</text:p>
          </table:table-cell>
          <table:table-cell office:value-type="float" office:value="2.4391715473695" calcext:value-type="float">
            <text:p>2.4391715473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8-04/2015-08-04.n3</text:p>
          </table:table-cell>
          <table:table-cell office:value-type="float" office:value="3473" calcext:value-type="float">
            <text:p>34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8" calcext:value-type="float">
            <text:p>2238</text:p>
          </table:table-cell>
          <table:table-cell office:value-type="float" office:value="25.6026975277604" calcext:value-type="float">
            <text:p>25.6026975277604</text:p>
          </table:table-cell>
          <table:table-cell office:value-type="float" office:value="26" calcext:value-type="float">
            <text:p>26</text:p>
          </table:table-cell>
          <table:table-cell office:value-type="float" office:value="0.397302472239573" calcext:value-type="float">
            <text:p>0.397302472239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15/2014-01-15.n3</text:p>
          </table:table-cell>
          <table:table-cell office:value-type="float" office:value="3692" calcext:value-type="float">
            <text:p>369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5.6473578745657" calcext:value-type="float">
            <text:p>25.6473578745657</text:p>
          </table:table-cell>
          <table:table-cell office:value-type="float" office:value="33" calcext:value-type="float">
            <text:p>33</text:p>
          </table:table-cell>
          <table:table-cell office:value-type="float" office:value="7.35264212543431" calcext:value-type="float">
            <text:p>7.35264212543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15/2014-05-15.n3</text:p>
          </table:table-cell>
          <table:table-cell office:value-type="float" office:value="3708" calcext:value-type="float">
            <text:p>37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office:value-type="float" office:value="25.6808531346696" calcext:value-type="float">
            <text:p>25.6808531346696</text:p>
          </table:table-cell>
          <table:table-cell office:value-type="float" office:value="25" calcext:value-type="float">
            <text:p>25</text:p>
          </table:table-cell>
          <table:table-cell office:value-type="float" office:value="-0.680853134669633" calcext:value-type="float">
            <text:p>-0.680853134669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5-19/2015-05-19.n3</text:p>
          </table:table-cell>
          <table:table-cell office:value-type="float" office:value="3891" calcext:value-type="float">
            <text:p>389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25.7534261982282" calcext:value-type="float">
            <text:p>25.7534261982282</text:p>
          </table:table-cell>
          <table:table-cell office:value-type="float" office:value="33" calcext:value-type="float">
            <text:p>33</text:p>
          </table:table-cell>
          <table:table-cell office:value-type="float" office:value="7.24657380177182" calcext:value-type="float">
            <text:p>7.24657380177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0-01/2015-10-01.n3</text:p>
          </table:table-cell>
          <table:table-cell office:value-type="float" office:value="3892" calcext:value-type="float">
            <text:p>38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25.7701738282802" calcext:value-type="float">
            <text:p>25.7701738282802</text:p>
          </table:table-cell>
          <table:table-cell office:value-type="float" office:value="24" calcext:value-type="float">
            <text:p>24</text:p>
          </table:table-cell>
          <table:table-cell office:value-type="float" office:value="-1.77017382828015" calcext:value-type="float">
            <text:p>-1.77017382828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1-12/2016-01-12.n3</text:p>
          </table:table-cell>
          <table:table-cell office:value-type="float" office:value="3893" calcext:value-type="float">
            <text:p>38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5.7869214583321" calcext:value-type="float">
            <text:p>25.7869214583321</text:p>
          </table:table-cell>
          <table:table-cell office:value-type="float" office:value="28" calcext:value-type="float">
            <text:p>28</text:p>
          </table:table-cell>
          <table:table-cell office:value-type="float" office:value="2.21307854166787" calcext:value-type="float">
            <text:p>2.21307854166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2-29/2012-02-29.n3</text:p>
          </table:table-cell>
          <table:table-cell office:value-type="float" office:value="3948" calcext:value-type="float">
            <text:p>39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office:value-type="float" office:value="25.7925040016828" calcext:value-type="float">
            <text:p>25.7925040016828</text:p>
          </table:table-cell>
          <table:table-cell office:value-type="float" office:value="24" calcext:value-type="float">
            <text:p>24</text:p>
          </table:table-cell>
          <table:table-cell office:value-type="float" office:value="-1.79250400168279" calcext:value-type="float">
            <text:p>-1.79250400168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1-13/2015-01-13.n3</text:p>
          </table:table-cell>
          <table:table-cell office:value-type="float" office:value="4207" calcext:value-type="float">
            <text:p>420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office:value-type="float" office:value="25.8818246952933" calcext:value-type="float">
            <text:p>25.8818246952933</text:p>
          </table:table-cell>
          <table:table-cell office:value-type="float" office:value="26" calcext:value-type="float">
            <text:p>26</text:p>
          </table:table-cell>
          <table:table-cell office:value-type="float" office:value="0.118175304706696" calcext:value-type="float">
            <text:p>0.118175304706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9-12/2017-09-12.n3</text:p>
          </table:table-cell>
          <table:table-cell office:value-type="float" office:value="4427" calcext:value-type="float">
            <text:p>442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5" calcext:value-type="float">
            <text:p>2375</text:p>
          </table:table-cell>
          <table:table-cell office:value-type="float" office:value="25.9851017472805" calcext:value-type="float">
            <text:p>25.9851017472805</text:p>
          </table:table-cell>
          <table:table-cell office:value-type="float" office:value="44" calcext:value-type="float">
            <text:p>44</text:p>
          </table:table-cell>
          <table:table-cell office:value-type="float" office:value="18.0148982527195" calcext:value-type="float">
            <text:p>18.0148982527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2-12/2019-02-12.n3</text:p>
          </table:table-cell>
          <table:table-cell office:value-type="float" office:value="4428" calcext:value-type="float">
            <text:p>44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office:value-type="float" office:value="25.9934755623065" calcext:value-type="float">
            <text:p>25.9934755623065</text:p>
          </table:table-cell>
          <table:table-cell office:value-type="float" office:value="31" calcext:value-type="float">
            <text:p>31</text:p>
          </table:table-cell>
          <table:table-cell office:value-type="float" office:value="5.00652443769354" calcext:value-type="float">
            <text:p>5.00652443769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5-15/2018-05-15.n3</text:p>
          </table:table-cell>
          <table:table-cell office:value-type="float" office:value="4462" calcext:value-type="float">
            <text:p>446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26.2502725564367" calcext:value-type="float">
            <text:p>26.2502725564367</text:p>
          </table:table-cell>
          <table:table-cell office:value-type="float" office:value="35" calcext:value-type="float">
            <text:p>35</text:p>
          </table:table-cell>
          <table:table-cell office:value-type="float" office:value="8.7497274435633" calcext:value-type="float">
            <text:p>8.7497274435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10-16/2018-10-16.n3</text:p>
          </table:table-cell>
          <table:table-cell office:value-type="float" office:value="4474" calcext:value-type="float">
            <text:p>447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float" office:value="26.3395932500472" calcext:value-type="float">
            <text:p>26.3395932500472</text:p>
          </table:table-cell>
          <table:table-cell office:value-type="float" office:value="21" calcext:value-type="float">
            <text:p>21</text:p>
          </table:table-cell>
          <table:table-cell office:value-type="float" office:value="-5.33959325004722" calcext:value-type="float">
            <text:p>-5.3395932500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8-18/2020-08-18.n3</text:p>
          </table:table-cell>
          <table:table-cell office:value-type="float" office:value="4519" calcext:value-type="float">
            <text:p>45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26.3423845217225" calcext:value-type="float">
            <text:p>26.3423845217225</text:p>
          </table:table-cell>
          <table:table-cell office:value-type="float" office:value="34" calcext:value-type="float">
            <text:p>34</text:p>
          </table:table-cell>
          <table:table-cell office:value-type="float" office:value="7.65761547827745" calcext:value-type="float">
            <text:p>7.65761547827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3-23/2014-03-23.n3</text:p>
          </table:table-cell>
          <table:table-cell office:value-type="float" office:value="4547" calcext:value-type="float">
            <text:p>45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 office:value-type="float" office:value="26.6326767759567" calcext:value-type="float">
            <text:p>26.6326767759567</text:p>
          </table:table-cell>
          <table:table-cell office:value-type="float" office:value="30" calcext:value-type="float">
            <text:p>30</text:p>
          </table:table-cell>
          <table:table-cell office:value-type="float" office:value="3.36732322404326" calcext:value-type="float">
            <text:p>3.3673232240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6-10/2017-06-10.n3</text:p>
          </table:table-cell>
          <table:table-cell office:value-type="float" office:value="4692" calcext:value-type="float">
            <text:p>46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 office:value-type="float" office:value="26.6717545794113" calcext:value-type="float">
            <text:p>26.6717545794113</text:p>
          </table:table-cell>
          <table:table-cell office:value-type="float" office:value="30" calcext:value-type="float">
            <text:p>30</text:p>
          </table:table-cell>
          <table:table-cell office:value-type="float" office:value="3.32824542058865" calcext:value-type="float">
            <text:p>3.32824542058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6-08/2010-06-08.n3</text:p>
          </table:table-cell>
          <table:table-cell office:value-type="float" office:value="4814" calcext:value-type="float">
            <text:p>48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.7275800129179" calcext:value-type="float">
            <text:p>26.7275800129179</text:p>
          </table:table-cell>
          <table:table-cell office:value-type="float" office:value="27" calcext:value-type="float">
            <text:p>27</text:p>
          </table:table-cell>
          <table:table-cell office:value-type="float" office:value="0.272419987082078" calcext:value-type="float">
            <text:p>0.272419987082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6-30/2012-06-30.n3</text:p>
          </table:table-cell>
          <table:table-cell office:value-type="float" office:value="4847" calcext:value-type="float">
            <text:p>48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26.7778229030738" calcext:value-type="float">
            <text:p>26.7778229030738</text:p>
          </table:table-cell>
          <table:table-cell office:value-type="float" office:value="20" calcext:value-type="float">
            <text:p>20</text:p>
          </table:table-cell>
          <table:table-cell office:value-type="float" office:value="-6.77782290307384" calcext:value-type="float">
            <text:p>-6.77782290307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8-04/2017-08-04.n3</text:p>
          </table:table-cell>
          <table:table-cell office:value-type="float" office:value="4953" calcext:value-type="float">
            <text:p>49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office:value-type="float" office:value="26.8531872383077" calcext:value-type="float">
            <text:p>26.8531872383077</text:p>
          </table:table-cell>
          <table:table-cell office:value-type="float" office:value="24" calcext:value-type="float">
            <text:p>24</text:p>
          </table:table-cell>
          <table:table-cell office:value-type="float" office:value="-2.85318723830772" calcext:value-type="float">
            <text:p>-2.85318723830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07-31/2010-07-31.n3</text:p>
          </table:table-cell>
          <table:table-cell office:value-type="float" office:value="4967" calcext:value-type="float">
            <text:p>49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26.9313428452169" calcext:value-type="float">
            <text:p>26.9313428452169</text:p>
          </table:table-cell>
          <table:table-cell office:value-type="float" office:value="31" calcext:value-type="float">
            <text:p>31</text:p>
          </table:table-cell>
          <table:table-cell office:value-type="float" office:value="4.06865715478308" calcext:value-type="float">
            <text:p>4.06865715478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0-10-11/2010-10-11.n3</text:p>
          </table:table-cell>
          <table:table-cell office:value-type="float" office:value="4971" calcext:value-type="float">
            <text:p>49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office:value-type="float" office:value="26.9425079319182" calcext:value-type="float">
            <text:p>26.9425079319182</text:p>
          </table:table-cell>
          <table:table-cell office:value-type="float" office:value="21" calcext:value-type="float">
            <text:p>21</text:p>
          </table:table-cell>
          <table:table-cell office:value-type="float" office:value="-5.94250793191824" calcext:value-type="float">
            <text:p>-5.94250793191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8-06/2017-08-06.n3</text:p>
          </table:table-cell>
          <table:table-cell office:value-type="float" office:value="4978" calcext:value-type="float">
            <text:p>49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28" calcext:value-type="float">
            <text:p>2728</text:p>
          </table:table-cell>
          <table:table-cell office:value-type="float" office:value="26.9704206486715" calcext:value-type="float">
            <text:p>26.9704206486715</text:p>
          </table:table-cell>
          <table:table-cell office:value-type="float" office:value="21" calcext:value-type="float">
            <text:p>21</text:p>
          </table:table-cell>
          <table:table-cell office:value-type="float" office:value="-5.97042064867152" calcext:value-type="float">
            <text:p>-5.9704206486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2-16/2011-02-16.n3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28" calcext:value-type="float">
            <text:p>2728</text:p>
          </table:table-cell>
          <table:table-cell office:value-type="float" office:value="26.9704206486715" calcext:value-type="float">
            <text:p>26.9704206486715</text:p>
          </table:table-cell>
          <table:table-cell office:value-type="float" office:value="21" calcext:value-type="float">
            <text:p>21</text:p>
          </table:table-cell>
          <table:table-cell office:value-type="float" office:value="-5.97042064867152" calcext:value-type="float">
            <text:p>-5.9704206486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7-29/2011-07-29.n3</text:p>
          </table:table-cell>
          <table:table-cell office:value-type="float" office:value="5638" calcext:value-type="float">
            <text:p>56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32" calcext:value-type="float">
            <text:p>2732</text:p>
          </table:table-cell>
          <table:table-cell office:value-type="float" office:value="26.9815857353728" calcext:value-type="float">
            <text:p>26.9815857353728</text:p>
          </table:table-cell>
          <table:table-cell office:value-type="float" office:value="20" calcext:value-type="float">
            <text:p>20</text:p>
          </table:table-cell>
          <table:table-cell office:value-type="float" office:value="-6.98158573537284" calcext:value-type="float">
            <text:p>-6.98158573537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10-29/2012-10-29.n3</text:p>
          </table:table-cell>
          <table:table-cell office:value-type="float" office:value="6919" calcext:value-type="float">
            <text:p>69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.0346198972041" calcext:value-type="float">
            <text:p>27.0346198972041</text:p>
          </table:table-cell>
          <table:table-cell office:value-type="float" office:value="30" calcext:value-type="float">
            <text:p>30</text:p>
          </table:table-cell>
          <table:table-cell office:value-type="float" office:value="2.96538010279592" calcext:value-type="float">
            <text:p>2.965380102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3-29/2018-03-29.n3</text:p>
          </table:table-cell>
          <table:table-cell office:value-type="float" office:value="7112" calcext:value-type="float">
            <text:p>71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02" calcext:value-type="float">
            <text:p>2802</text:p>
          </table:table-cell>
          <table:table-cell office:value-type="float" office:value="27.1769747526459" calcext:value-type="float">
            <text:p>27.1769747526459</text:p>
          </table:table-cell>
          <table:table-cell office:value-type="float" office:value="38" calcext:value-type="float">
            <text:p>38</text:p>
          </table:table-cell>
          <table:table-cell office:value-type="float" office:value="10.8230252473541" calcext:value-type="float">
            <text:p>10.8230252473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1-02-12/2021-02-12.n3</text:p>
          </table:table-cell>
          <table:table-cell office:value-type="float" office:value="7511" calcext:value-type="float">
            <text:p>75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13" calcext:value-type="float">
            <text:p>2813</text:p>
          </table:table-cell>
          <table:table-cell office:value-type="float" office:value="27.2076787410745" calcext:value-type="float">
            <text:p>27.2076787410745</text:p>
          </table:table-cell>
          <table:table-cell office:value-type="float" office:value="38" calcext:value-type="float">
            <text:p>38</text:p>
          </table:table-cell>
          <table:table-cell office:value-type="float" office:value="10.7923212589255" calcext:value-type="float">
            <text:p>10.7923212589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5-27/2018-05-27.n3</text:p>
          </table:table-cell>
          <table:table-cell office:value-type="float" office:value="7767" calcext:value-type="float">
            <text:p>77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24" calcext:value-type="float">
            <text:p>2824</text:p>
          </table:table-cell>
          <table:table-cell office:value-type="float" office:value="27.2383827295031" calcext:value-type="float">
            <text:p>27.2383827295031</text:p>
          </table:table-cell>
          <table:table-cell office:value-type="float" office:value="21" calcext:value-type="float">
            <text:p>21</text:p>
          </table:table-cell>
          <table:table-cell office:value-type="float" office:value="-6.23838272950309" calcext:value-type="float">
            <text:p>-6.23838272950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1-02/2015-11-02.n3</text:p>
          </table:table-cell>
          <table:table-cell office:value-type="float" office:value="7929" calcext:value-type="float">
            <text:p>79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86" calcext:value-type="float">
            <text:p>2886</text:p>
          </table:table-cell>
          <table:table-cell office:value-type="float" office:value="27.4114415733735" calcext:value-type="float">
            <text:p>27.4114415733735</text:p>
          </table:table-cell>
          <table:table-cell office:value-type="float" office:value="22" calcext:value-type="float">
            <text:p>22</text:p>
          </table:table-cell>
          <table:table-cell office:value-type="float" office:value="-5.41144157337347" calcext:value-type="float">
            <text:p>-5.41144157337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2-05-29/2012-05-29.n3</text:p>
          </table:table-cell>
          <table:table-cell office:value-type="float" office:value="7942" calcext:value-type="float">
            <text:p>79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98" calcext:value-type="float">
            <text:p>2898</text:p>
          </table:table-cell>
          <table:table-cell office:value-type="float" office:value="27.4449368334774" calcext:value-type="float">
            <text:p>27.4449368334774</text:p>
          </table:table-cell>
          <table:table-cell office:value-type="float" office:value="21" calcext:value-type="float">
            <text:p>21</text:p>
          </table:table-cell>
          <table:table-cell office:value-type="float" office:value="-6.44493683347741" calcext:value-type="float">
            <text:p>-6.44493683347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12/2014-07-12.n3</text:p>
          </table:table-cell>
          <table:table-cell office:value-type="float" office:value="8901" calcext:value-type="float">
            <text:p>89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23" calcext:value-type="float">
            <text:p>2923</text:p>
          </table:table-cell>
          <table:table-cell office:value-type="float" office:value="27.5147186253606" calcext:value-type="float">
            <text:p>27.5147186253606</text:p>
          </table:table-cell>
          <table:table-cell office:value-type="float" office:value="22" calcext:value-type="float">
            <text:p>22</text:p>
          </table:table-cell>
          <table:table-cell office:value-type="float" office:value="-5.51471862536063" calcext:value-type="float">
            <text:p>-5.51471862536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17/2013-12-17.n3</text:p>
          </table:table-cell>
          <table:table-cell office:value-type="float" office:value="8915" calcext:value-type="float">
            <text:p>891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 office:value-type="float" office:value="27.5649615155165" calcext:value-type="float">
            <text:p>27.5649615155165</text:p>
          </table:table-cell>
          <table:table-cell office:value-type="float" office:value="39" calcext:value-type="float">
            <text:p>39</text:p>
          </table:table-cell>
          <table:table-cell office:value-type="float" office:value="11.4350384844834" calcext:value-type="float">
            <text:p>11.4350384844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8-31/2018-08-31.n3</text:p>
          </table:table-cell>
          <table:table-cell office:value-type="float" office:value="9752" calcext:value-type="float">
            <text:p>975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63" calcext:value-type="float">
            <text:p>2963</text:p>
          </table:table-cell>
          <table:table-cell office:value-type="float" office:value="27.6263694923738" calcext:value-type="float">
            <text:p>27.6263694923738</text:p>
          </table:table-cell>
          <table:table-cell office:value-type="float" office:value="24" calcext:value-type="float">
            <text:p>24</text:p>
          </table:table-cell>
          <table:table-cell office:value-type="float" office:value="-3.62636949237378" calcext:value-type="float">
            <text:p>-3.62636949237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7-05/2015-07-05.n3</text:p>
          </table:table-cell>
          <table:table-cell office:value-type="float" office:value="11422" calcext:value-type="float">
            <text:p>114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74" calcext:value-type="float">
            <text:p>2974</text:p>
          </table:table-cell>
          <table:table-cell office:value-type="float" office:value="27.6570734808024" calcext:value-type="float">
            <text:p>27.6570734808024</text:p>
          </table:table-cell>
          <table:table-cell office:value-type="float" office:value="32" calcext:value-type="float">
            <text:p>32</text:p>
          </table:table-cell>
          <table:table-cell office:value-type="float" office:value="4.3429265191976" calcext:value-type="float">
            <text:p>4.3429265191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21/2015-04-21.n3</text:p>
          </table:table-cell>
          <table:table-cell office:value-type="float" office:value="13701" calcext:value-type="float">
            <text:p>137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82" calcext:value-type="float">
            <text:p>3082</text:p>
          </table:table-cell>
          <table:table-cell office:value-type="float" office:value="27.9585308217379" calcext:value-type="float">
            <text:p>27.9585308217379</text:p>
          </table:table-cell>
          <table:table-cell office:value-type="float" office:value="25" calcext:value-type="float">
            <text:p>25</text:p>
          </table:table-cell>
          <table:table-cell office:value-type="float" office:value="-2.95853082173791" calcext:value-type="float">
            <text:p>-2.95853082173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18/2014-05-18.n3</text:p>
          </table:table-cell>
          <table:table-cell office:value-type="float" office:value="14162" calcext:value-type="float">
            <text:p>1416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89" calcext:value-type="float">
            <text:p>3089</text:p>
          </table:table-cell>
          <table:table-cell office:value-type="float" office:value="27.9780697234652" calcext:value-type="float">
            <text:p>27.9780697234652</text:p>
          </table:table-cell>
          <table:table-cell office:value-type="float" office:value="26" calcext:value-type="float">
            <text:p>26</text:p>
          </table:table-cell>
          <table:table-cell office:value-type="float" office:value="-1.97806972346521" calcext:value-type="float">
            <text:p>-1.97806972346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6-14/2014-06-14.n3</text:p>
          </table:table-cell>
          <table:table-cell office:value-type="float" office:value="14200" calcext:value-type="float">
            <text:p>1420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28.0115649835691" calcext:value-type="float">
            <text:p>28.0115649835691</text:p>
          </table:table-cell>
          <table:table-cell office:value-type="float" office:value="32" calcext:value-type="float">
            <text:p>32</text:p>
          </table:table-cell>
          <table:table-cell office:value-type="float" office:value="3.98843501643085" calcext:value-type="float">
            <text:p>3.98843501643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5-28/2014-05-28.n3</text:p>
          </table:table-cell>
          <table:table-cell office:value-type="float" office:value="14200" calcext:value-type="float">
            <text:p>142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1" calcext:value-type="float">
            <text:p>3151</text:p>
          </table:table-cell>
          <table:table-cell office:value-type="float" office:value="28.1511285673356" calcext:value-type="float">
            <text:p>28.1511285673356</text:p>
          </table:table-cell>
          <table:table-cell office:value-type="float" office:value="26" calcext:value-type="float">
            <text:p>26</text:p>
          </table:table-cell>
          <table:table-cell office:value-type="float" office:value="-2.15112856733559" calcext:value-type="float">
            <text:p>-2.1511285673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9-27/2016-09-27.n3</text:p>
          </table:table-cell>
          <table:table-cell office:value-type="float" office:value="14580" calcext:value-type="float">
            <text:p>1458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7" calcext:value-type="float">
            <text:p>3187</text:p>
          </table:table-cell>
          <table:table-cell office:value-type="float" office:value="28.2516143476474" calcext:value-type="float">
            <text:p>28.2516143476474</text:p>
          </table:table-cell>
          <table:table-cell office:value-type="float" office:value="22" calcext:value-type="float">
            <text:p>22</text:p>
          </table:table-cell>
          <table:table-cell office:value-type="float" office:value="-6.25161434764743" calcext:value-type="float">
            <text:p>-6.25161434764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7-03-08/2017-03-08.n3</text:p>
          </table:table-cell>
          <table:table-cell office:value-type="float" office:value="17609" calcext:value-type="float">
            <text:p>176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4" calcext:value-type="float">
            <text:p>3454</text:p>
          </table:table-cell>
          <table:table-cell office:value-type="float" office:value="28.9968838849602" calcext:value-type="float">
            <text:p>28.9968838849602</text:p>
          </table:table-cell>
          <table:table-cell office:value-type="float" office:value="32" calcext:value-type="float">
            <text:p>32</text:p>
          </table:table-cell>
          <table:table-cell office:value-type="float" office:value="3.00311611503979" calcext:value-type="float">
            <text:p>3.00311611503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8-09-30/2018-09-30.n3</text:p>
          </table:table-cell>
          <table:table-cell office:value-type="float" office:value="17730" calcext:value-type="float">
            <text:p>177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3" calcext:value-type="float">
            <text:p>3473</text:p>
          </table:table-cell>
          <table:table-cell office:value-type="float" office:value="29.0499180467915" calcext:value-type="float">
            <text:p>29.0499180467915</text:p>
          </table:table-cell>
          <table:table-cell office:value-type="float" office:value="33" calcext:value-type="float">
            <text:p>33</text:p>
          </table:table-cell>
          <table:table-cell office:value-type="float" office:value="3.95008195320855" calcext:value-type="float">
            <text:p>3.95008195320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1-11/2014-01-11.n3</text:p>
          </table:table-cell>
          <table:table-cell office:value-type="float" office:value="17851" calcext:value-type="float">
            <text:p>1785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2" calcext:value-type="float">
            <text:p>3692</text:p>
          </table:table-cell>
          <table:table-cell office:value-type="float" office:value="29.6612065436885" calcext:value-type="float">
            <text:p>29.6612065436885</text:p>
          </table:table-cell>
          <table:table-cell office:value-type="float" office:value="33" calcext:value-type="float">
            <text:p>33</text:p>
          </table:table-cell>
          <table:table-cell office:value-type="float" office:value="3.33879345631155" calcext:value-type="float">
            <text:p>3.3387934563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12-04/2013-12-04.n3</text:p>
          </table:table-cell>
          <table:table-cell office:value-type="float" office:value="19810" calcext:value-type="float">
            <text:p>198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8" calcext:value-type="float">
            <text:p>3708</text:p>
          </table:table-cell>
          <table:table-cell office:value-type="float" office:value="29.7058668904937" calcext:value-type="float">
            <text:p>29.7058668904937</text:p>
          </table:table-cell>
          <table:table-cell office:value-type="float" office:value="34" calcext:value-type="float">
            <text:p>34</text:p>
          </table:table-cell>
          <table:table-cell office:value-type="float" office:value="4.29413310950628" calcext:value-type="float">
            <text:p>4.29413310950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6-13/2016-06-13.n3</text:p>
          </table:table-cell>
          <table:table-cell office:value-type="float" office:value="21434" calcext:value-type="float">
            <text:p>2143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1" calcext:value-type="float">
            <text:p>3891</text:p>
          </table:table-cell>
          <table:table-cell office:value-type="float" office:value="30.2166696070789" calcext:value-type="float">
            <text:p>30.2166696070789</text:p>
          </table:table-cell>
          <table:table-cell office:value-type="float" office:value="34" calcext:value-type="float">
            <text:p>34</text:p>
          </table:table-cell>
          <table:table-cell office:value-type="float" office:value="3.78333039292112" calcext:value-type="float">
            <text:p>3.78333039292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1-01-18/2011-01-18.n3</text:p>
          </table:table-cell>
          <table:table-cell office:value-type="float" office:value="23780" calcext:value-type="float">
            <text:p>237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2" calcext:value-type="float">
            <text:p>3892</text:p>
          </table:table-cell>
          <table:table-cell office:value-type="float" office:value="30.2194608787542" calcext:value-type="float">
            <text:p>30.2194608787542</text:p>
          </table:table-cell>
          <table:table-cell office:value-type="float" office:value="32" calcext:value-type="float">
            <text:p>32</text:p>
          </table:table-cell>
          <table:table-cell office:value-type="float" office:value="1.78053912124579" calcext:value-type="float">
            <text:p>1.78053912124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20-06-06/2020-06-06.n3</text:p>
          </table:table-cell>
          <table:table-cell office:value-type="float" office:value="27917" calcext:value-type="float">
            <text:p>2791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3" calcext:value-type="float">
            <text:p>3893</text:p>
          </table:table-cell>
          <table:table-cell office:value-type="float" office:value="30.2222521504295" calcext:value-type="float">
            <text:p>30.2222521504295</text:p>
          </table:table-cell>
          <table:table-cell office:value-type="float" office:value="33" calcext:value-type="float">
            <text:p>33</text:p>
          </table:table-cell>
          <table:table-cell office:value-type="float" office:value="2.77774784957046" calcext:value-type="float">
            <text:p>2.77774784957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6-05-21/2016-05-21.n3</text:p>
          </table:table-cell>
          <table:table-cell office:value-type="float" office:value="30793" calcext:value-type="float">
            <text:p>3079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8" calcext:value-type="float">
            <text:p>3948</text:p>
          </table:table-cell>
          <table:table-cell office:value-type="float" office:value="30.3757720925726" calcext:value-type="float">
            <text:p>30.3757720925726</text:p>
          </table:table-cell>
          <table:table-cell office:value-type="float" office:value="26" calcext:value-type="float">
            <text:p>26</text:p>
          </table:table-cell>
          <table:table-cell office:value-type="float" office:value="-4.37577209257262" calcext:value-type="float">
            <text:p>-4.37577209257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12-11/2015-12-11.n3</text:p>
          </table:table-cell>
          <table:table-cell office:value-type="float" office:value="36381" calcext:value-type="float">
            <text:p>3638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07" calcext:value-type="float">
            <text:p>4207</text:p>
          </table:table-cell>
          <table:table-cell office:value-type="float" office:value="31.0987114564828" calcext:value-type="float">
            <text:p>31.0987114564828</text:p>
          </table:table-cell>
          <table:table-cell office:value-type="float" office:value="34" calcext:value-type="float">
            <text:p>34</text:p>
          </table:table-cell>
          <table:table-cell office:value-type="float" office:value="2.90128854351723" calcext:value-type="float">
            <text:p>2.90128854351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4-07-15/2014-07-15.n3</text:p>
          </table:table-cell>
          <table:table-cell office:value-type="float" office:value="50001" calcext:value-type="float">
            <text:p>5000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27" calcext:value-type="float">
            <text:p>4427</text:p>
          </table:table-cell>
          <table:table-cell office:value-type="float" office:value="31.7127912250551" calcext:value-type="float">
            <text:p>31.7127912250551</text:p>
          </table:table-cell>
          <table:table-cell office:value-type="float" office:value="33" calcext:value-type="float">
            <text:p>33</text:p>
          </table:table-cell>
          <table:table-cell office:value-type="float" office:value="1.2872087749449" calcext:value-type="float">
            <text:p>1.2872087749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5-04-13/2015-04-13.n3</text:p>
          </table:table-cell>
          <table:table-cell office:value-type="float" office:value="56441" calcext:value-type="float">
            <text:p>5644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office:value-type="float" office:value="31.7155824967304" calcext:value-type="float">
            <text:p>31.7155824967304</text:p>
          </table:table-cell>
          <table:table-cell office:value-type="float" office:value="34" calcext:value-type="float">
            <text:p>34</text:p>
          </table:table-cell>
          <table:table-cell office:value-type="float" office:value="2.28441750326957" calcext:value-type="float">
            <text:p>2.28441750326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9-08-06/2019-08-06.n3</text:p>
          </table:table-cell>
          <table:table-cell office:value-type="float" office:value="63222" calcext:value-type="float">
            <text:p>63222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62" calcext:value-type="float">
            <text:p>4462</text:p>
          </table:table-cell>
          <table:table-cell office:value-type="float" office:value="31.8104857336916" calcext:value-type="float">
            <text:p>31.8104857336916</text:p>
          </table:table-cell>
          <table:table-cell office:value-type="float" office:value="34" calcext:value-type="float">
            <text:p>34</text:p>
          </table:table-cell>
          <table:table-cell office:value-type="float" office:value="2.18951426630839" calcext:value-type="float">
            <text:p>2.18951426630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tologies/2013-07-13/2013-07-13.n3</text:p>
          </table:table-cell>
          <table:table-cell office:value-type="float" office:value="103098" calcext:value-type="float">
            <text:p>10309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74" calcext:value-type="float">
            <text:p>4474</text:p>
          </table:table-cell>
          <table:table-cell office:value-type="float" office:value="31.8439809937955" calcext:value-type="float">
            <text:p>31.8439809937955</text:p>
          </table:table-cell>
          <table:table-cell office:value-type="float" office:value="33" calcext:value-type="float">
            <text:p>33</text:p>
          </table:table-cell>
          <table:table-cell office:value-type="float" office:value="1.15601900620445" calcext:value-type="float">
            <text:p>1.156019006204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19" calcext:value-type="float">
            <text:p>4519</text:p>
          </table:table-cell>
          <table:table-cell office:value-type="float" office:value="31.9695882191853" calcext:value-type="float">
            <text:p>31.9695882191853</text:p>
          </table:table-cell>
          <table:table-cell office:value-type="float" office:value="33" calcext:value-type="float">
            <text:p>33</text:p>
          </table:table-cell>
          <table:table-cell office:value-type="float" office:value="1.03041178081466" calcext:value-type="float">
            <text:p>1.0304117808146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47" calcext:value-type="float">
            <text:p>4547</text:p>
          </table:table-cell>
          <table:table-cell office:value-type="float" office:value="32.0477438260945" calcext:value-type="float">
            <text:p>32.0477438260945</text:p>
          </table:table-cell>
          <table:table-cell office:value-type="float" office:value="33" calcext:value-type="float">
            <text:p>33</text:p>
          </table:table-cell>
          <table:table-cell office:value-type="float" office:value="0.952256173905454" calcext:value-type="float">
            <text:p>0.95225617390545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92" calcext:value-type="float">
            <text:p>4692</text:p>
          </table:table-cell>
          <table:table-cell office:value-type="float" office:value="32.4524782190172" calcext:value-type="float">
            <text:p>32.4524782190172</text:p>
          </table:table-cell>
          <table:table-cell office:value-type="float" office:value="23" calcext:value-type="float">
            <text:p>23</text:p>
          </table:table-cell>
          <table:table-cell office:value-type="float" office:value="-9.45247821901722" calcext:value-type="float">
            <text:p>-9.4524782190172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14" calcext:value-type="float">
            <text:p>4814</text:p>
          </table:table-cell>
          <table:table-cell office:value-type="float" office:value="32.7930133634073" calcext:value-type="float">
            <text:p>32.7930133634073</text:p>
          </table:table-cell>
          <table:table-cell office:value-type="float" office:value="37" calcext:value-type="float">
            <text:p>37</text:p>
          </table:table-cell>
          <table:table-cell office:value-type="float" office:value="4.20698663659267" calcext:value-type="float">
            <text:p>4.206986636592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47" calcext:value-type="float">
            <text:p>4847</text:p>
          </table:table-cell>
          <table:table-cell office:value-type="float" office:value="32.8851253286932" calcext:value-type="float">
            <text:p>32.8851253286932</text:p>
          </table:table-cell>
          <table:table-cell office:value-type="float" office:value="36" calcext:value-type="float">
            <text:p>36</text:p>
          </table:table-cell>
          <table:table-cell office:value-type="float" office:value="3.11487467130682" calcext:value-type="float">
            <text:p>3.114874671306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53" calcext:value-type="float">
            <text:p>4953</text:p>
          </table:table-cell>
          <table:table-cell office:value-type="float" office:value="33.181000126278" calcext:value-type="float">
            <text:p>33.181000126278</text:p>
          </table:table-cell>
          <table:table-cell office:value-type="float" office:value="24" calcext:value-type="float">
            <text:p>24</text:p>
          </table:table-cell>
          <table:table-cell office:value-type="float" office:value="-9.18100012627803" calcext:value-type="float">
            <text:p>-9.1810001262780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67" calcext:value-type="float">
            <text:p>4967</text:p>
          </table:table-cell>
          <table:table-cell office:value-type="float" office:value="33.2200779297326" calcext:value-type="float">
            <text:p>33.2200779297326</text:p>
          </table:table-cell>
          <table:table-cell office:value-type="float" office:value="34" calcext:value-type="float">
            <text:p>34</text:p>
          </table:table-cell>
          <table:table-cell office:value-type="float" office:value="0.779922070267368" calcext:value-type="float">
            <text:p>0.7799220702673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71" calcext:value-type="float">
            <text:p>4971</text:p>
          </table:table-cell>
          <table:table-cell office:value-type="float" office:value="33.231243016434" calcext:value-type="float">
            <text:p>33.231243016434</text:p>
          </table:table-cell>
          <table:table-cell office:value-type="float" office:value="34" calcext:value-type="float">
            <text:p>34</text:p>
          </table:table-cell>
          <table:table-cell office:value-type="float" office:value="0.76875698356605" calcext:value-type="float">
            <text:p>0.768756983566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78" calcext:value-type="float">
            <text:p>4978</text:p>
          </table:table-cell>
          <table:table-cell office:value-type="float" office:value="33.2507819181613" calcext:value-type="float">
            <text:p>33.2507819181613</text:p>
          </table:table-cell>
          <table:table-cell office:value-type="float" office:value="23" calcext:value-type="float">
            <text:p>23</text:p>
          </table:table-cell>
          <table:table-cell office:value-type="float" office:value="-10.2507819181613" calcext:value-type="float">
            <text:p>-10.250781918161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375" calcext:value-type="float">
            <text:p>5375</text:p>
          </table:table-cell>
          <table:table-cell office:value-type="float" office:value="34.3589167732668" calcext:value-type="float">
            <text:p>34.3589167732668</text:p>
          </table:table-cell>
          <table:table-cell office:value-type="float" office:value="40" calcext:value-type="float">
            <text:p>40</text:p>
          </table:table-cell>
          <table:table-cell office:value-type="float" office:value="5.64108322673323" calcext:value-type="float">
            <text:p>5.6410832267332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38" calcext:value-type="float">
            <text:p>5638</text:p>
          </table:table-cell>
          <table:table-cell office:value-type="float" office:value="35.0930212238782" calcext:value-type="float">
            <text:p>35.0930212238782</text:p>
          </table:table-cell>
          <table:table-cell office:value-type="float" office:value="36" calcext:value-type="float">
            <text:p>36</text:p>
          </table:table-cell>
          <table:table-cell office:value-type="float" office:value="0.906978776121768" calcext:value-type="float">
            <text:p>0.9069787761217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19" calcext:value-type="float">
            <text:p>6919</text:p>
          </table:table-cell>
          <table:table-cell office:value-type="float" office:value="38.6686402399744" calcext:value-type="float">
            <text:p>38.6686402399744</text:p>
          </table:table-cell>
          <table:table-cell office:value-type="float" office:value="23" calcext:value-type="float">
            <text:p>23</text:p>
          </table:table-cell>
          <table:table-cell office:value-type="float" office:value="-15.6686402399744" calcext:value-type="float">
            <text:p>-15.668640239974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12" calcext:value-type="float">
            <text:p>7112</text:p>
          </table:table-cell>
          <table:table-cell office:value-type="float" office:value="39.2073556733128" calcext:value-type="float">
            <text:p>39.2073556733128</text:p>
          </table:table-cell>
          <table:table-cell office:value-type="float" office:value="34" calcext:value-type="float">
            <text:p>34</text:p>
          </table:table-cell>
          <table:table-cell office:value-type="float" office:value="-5.20735567331283" calcext:value-type="float">
            <text:p>-5.207355673312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11" calcext:value-type="float">
            <text:p>7511</text:p>
          </table:table-cell>
          <table:table-cell office:value-type="float" office:value="40.321073071769" calcext:value-type="float">
            <text:p>40.321073071769</text:p>
          </table:table-cell>
          <table:table-cell office:value-type="float" office:value="42" calcext:value-type="float">
            <text:p>42</text:p>
          </table:table-cell>
          <table:table-cell office:value-type="float" office:value="1.67892692823099" calcext:value-type="float">
            <text:p>1.6789269282309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767" calcext:value-type="float">
            <text:p>7767</text:p>
          </table:table-cell>
          <table:table-cell office:value-type="float" office:value="41.0356386206532" calcext:value-type="float">
            <text:p>41.0356386206532</text:p>
          </table:table-cell>
          <table:table-cell office:value-type="float" office:value="28" calcext:value-type="float">
            <text:p>28</text:p>
          </table:table-cell>
          <table:table-cell office:value-type="float" office:value="-13.0356386206532" calcext:value-type="float">
            <text:p>-13.035638620653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929" calcext:value-type="float">
            <text:p>7929</text:p>
          </table:table-cell>
          <table:table-cell office:value-type="float" office:value="41.4878246320564" calcext:value-type="float">
            <text:p>41.4878246320564</text:p>
          </table:table-cell>
          <table:table-cell office:value-type="float" office:value="19" calcext:value-type="float">
            <text:p>19</text:p>
          </table:table-cell>
          <table:table-cell office:value-type="float" office:value="-22.4878246320564" calcext:value-type="float">
            <text:p>-22.48782463205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942" calcext:value-type="float">
            <text:p>7942</text:p>
          </table:table-cell>
          <table:table-cell office:value-type="float" office:value="41.5241111638357" calcext:value-type="float">
            <text:p>41.5241111638357</text:p>
          </table:table-cell>
          <table:table-cell office:value-type="float" office:value="25" calcext:value-type="float">
            <text:p>25</text:p>
          </table:table-cell>
          <table:table-cell office:value-type="float" office:value="-16.5241111638357" calcext:value-type="float">
            <text:p>-16.524111163835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901" calcext:value-type="float">
            <text:p>8901</text:p>
          </table:table-cell>
          <table:table-cell office:value-type="float" office:value="44.200940700476" calcext:value-type="float">
            <text:p>44.200940700476</text:p>
          </table:table-cell>
          <table:table-cell office:value-type="float" office:value="49" calcext:value-type="float">
            <text:p>49</text:p>
          </table:table-cell>
          <table:table-cell office:value-type="float" office:value="4.799059299524" calcext:value-type="float">
            <text:p>4.7990592995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915" calcext:value-type="float">
            <text:p>8915</text:p>
          </table:table-cell>
          <table:table-cell office:value-type="float" office:value="44.2400185039306" calcext:value-type="float">
            <text:p>44.2400185039306</text:p>
          </table:table-cell>
          <table:table-cell office:value-type="float" office:value="47" calcext:value-type="float">
            <text:p>47</text:p>
          </table:table-cell>
          <table:table-cell office:value-type="float" office:value="2.7599814960694" calcext:value-type="float">
            <text:p>2.759981496069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752" calcext:value-type="float">
            <text:p>9752</text:p>
          </table:table-cell>
          <table:table-cell office:value-type="float" office:value="46.5763128961808" calcext:value-type="float">
            <text:p>46.5763128961808</text:p>
          </table:table-cell>
          <table:table-cell office:value-type="float" office:value="32" calcext:value-type="float">
            <text:p>32</text:p>
          </table:table-cell>
          <table:table-cell office:value-type="float" office:value="-14.5763128961808" calcext:value-type="float">
            <text:p>-14.576312896180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1422" calcext:value-type="float">
            <text:p>11422</text:p>
          </table:table-cell>
          <table:table-cell office:value-type="float" office:value="51.2377365939798" calcext:value-type="float">
            <text:p>51.2377365939798</text:p>
          </table:table-cell>
          <table:table-cell office:value-type="float" office:value="29" calcext:value-type="float">
            <text:p>29</text:p>
          </table:table-cell>
          <table:table-cell office:value-type="float" office:value="-22.2377365939798" calcext:value-type="float">
            <text:p>-22.237736593979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3701" calcext:value-type="float">
            <text:p>13701</text:p>
          </table:table-cell>
          <table:table-cell office:value-type="float" office:value="57.5990447420541" calcext:value-type="float">
            <text:p>57.5990447420541</text:p>
          </table:table-cell>
          <table:table-cell office:value-type="float" office:value="80" calcext:value-type="float">
            <text:p>80</text:p>
          </table:table-cell>
          <table:table-cell office:value-type="float" office:value="22.4009552579459" calcext:value-type="float">
            <text:p>22.400955257945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162" calcext:value-type="float">
            <text:p>14162</text:p>
          </table:table-cell>
          <table:table-cell office:value-type="float" office:value="58.8858209843806" calcext:value-type="float">
            <text:p>58.8858209843806</text:p>
          </table:table-cell>
          <table:table-cell office:value-type="float" office:value="81" calcext:value-type="float">
            <text:p>81</text:p>
          </table:table-cell>
          <table:table-cell office:value-type="float" office:value="22.1141790156194" calcext:value-type="float">
            <text:p>22.114179015619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200" calcext:value-type="float">
            <text:p>14200</text:p>
          </table:table-cell>
          <table:table-cell office:value-type="float" office:value="58.9918893080431" calcext:value-type="float">
            <text:p>58.9918893080431</text:p>
          </table:table-cell>
          <table:table-cell office:value-type="float" office:value="76" calcext:value-type="float">
            <text:p>76</text:p>
          </table:table-cell>
          <table:table-cell office:value-type="float" office:value="17.0081106919569" calcext:value-type="float">
            <text:p>17.008110691956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200" calcext:value-type="float">
            <text:p>14200</text:p>
          </table:table-cell>
          <table:table-cell office:value-type="float" office:value="58.9918893080431" calcext:value-type="float">
            <text:p>58.9918893080431</text:p>
          </table:table-cell>
          <table:table-cell office:value-type="float" office:value="77" calcext:value-type="float">
            <text:p>77</text:p>
          </table:table-cell>
          <table:table-cell office:value-type="float" office:value="18.0081106919569" calcext:value-type="float">
            <text:p>18.008110691956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580" calcext:value-type="float">
            <text:p>14580</text:p>
          </table:table-cell>
          <table:table-cell office:value-type="float" office:value="60.0525725446681" calcext:value-type="float">
            <text:p>60.0525725446681</text:p>
          </table:table-cell>
          <table:table-cell office:value-type="float" office:value="87" calcext:value-type="float">
            <text:p>87</text:p>
          </table:table-cell>
          <table:table-cell office:value-type="float" office:value="26.9474274553319" calcext:value-type="float">
            <text:p>26.94742745533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609" calcext:value-type="float">
            <text:p>17609</text:p>
          </table:table-cell>
          <table:table-cell office:value-type="float" office:value="68.5073344492389" calcext:value-type="float">
            <text:p>68.5073344492389</text:p>
          </table:table-cell>
          <table:table-cell office:value-type="float" office:value="32" calcext:value-type="float">
            <text:p>32</text:p>
          </table:table-cell>
          <table:table-cell office:value-type="float" office:value="-36.5073344492389" calcext:value-type="float">
            <text:p>-36.50733444923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730" calcext:value-type="float">
            <text:p>17730</text:p>
          </table:table-cell>
          <table:table-cell office:value-type="float" office:value="68.8450783219537" calcext:value-type="float">
            <text:p>68.8450783219537</text:p>
          </table:table-cell>
          <table:table-cell office:value-type="float" office:value="37" calcext:value-type="float">
            <text:p>37</text:p>
          </table:table-cell>
          <table:table-cell office:value-type="float" office:value="-31.8450783219537" calcext:value-type="float">
            <text:p>-31.84507832195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851" calcext:value-type="float">
            <text:p>17851</text:p>
          </table:table-cell>
          <table:table-cell office:value-type="float" office:value="69.1828221946685" calcext:value-type="float">
            <text:p>69.1828221946685</text:p>
          </table:table-cell>
          <table:table-cell office:value-type="float" office:value="78" calcext:value-type="float">
            <text:p>78</text:p>
          </table:table-cell>
          <table:table-cell office:value-type="float" office:value="8.81717780533154" calcext:value-type="float">
            <text:p>8.8171778053315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9810" calcext:value-type="float">
            <text:p>19810</text:p>
          </table:table-cell>
          <table:table-cell office:value-type="float" office:value="74.6509234066375" calcext:value-type="float">
            <text:p>74.6509234066375</text:p>
          </table:table-cell>
          <table:table-cell office:value-type="float" office:value="79" calcext:value-type="float">
            <text:p>79</text:p>
          </table:table-cell>
          <table:table-cell office:value-type="float" office:value="4.3490765933625" calcext:value-type="float">
            <text:p>4.34907659336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1434" calcext:value-type="float">
            <text:p>21434</text:p>
          </table:table-cell>
          <table:table-cell office:value-type="float" office:value="79.1839486073714" calcext:value-type="float">
            <text:p>79.1839486073714</text:p>
          </table:table-cell>
          <table:table-cell office:value-type="float" office:value="73" calcext:value-type="float">
            <text:p>73</text:p>
          </table:table-cell>
          <table:table-cell office:value-type="float" office:value="-6.18394860737142" calcext:value-type="float">
            <text:p>-6.18394860737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3780" calcext:value-type="float">
            <text:p>23780</text:p>
          </table:table-cell>
          <table:table-cell office:value-type="float" office:value="85.7322719576927" calcext:value-type="float">
            <text:p>85.7322719576927</text:p>
          </table:table-cell>
          <table:table-cell office:value-type="float" office:value="29" calcext:value-type="float">
            <text:p>29</text:p>
          </table:table-cell>
          <table:table-cell office:value-type="float" office:value="-56.7322719576927" calcext:value-type="float">
            <text:p>-56.73227195769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7917" calcext:value-type="float">
            <text:p>27917</text:p>
          </table:table-cell>
          <table:table-cell office:value-type="float" office:value="97.2797628785278" calcext:value-type="float">
            <text:p>97.2797628785278</text:p>
          </table:table-cell>
          <table:table-cell office:value-type="float" office:value="66" calcext:value-type="float">
            <text:p>66</text:p>
          </table:table-cell>
          <table:table-cell office:value-type="float" office:value="-31.2797628785278" calcext:value-type="float">
            <text:p>-31.27976287852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793" calcext:value-type="float">
            <text:p>30793</text:p>
          </table:table-cell>
          <table:table-cell office:value-type="float" office:value="105.307460216773" calcext:value-type="float">
            <text:p>105.307460216773</text:p>
          </table:table-cell>
          <table:table-cell office:value-type="float" office:value="116" calcext:value-type="float">
            <text:p>116</text:p>
          </table:table-cell>
          <table:table-cell office:value-type="float" office:value="10.6925397832267" calcext:value-type="float">
            <text:p>10.69253978322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6381" calcext:value-type="float">
            <text:p>36381</text:p>
          </table:table-cell>
          <table:table-cell office:value-type="float" office:value="120.905086338511" calcext:value-type="float">
            <text:p>120.905086338511</text:p>
          </table:table-cell>
          <table:table-cell office:value-type="float" office:value="105" calcext:value-type="float">
            <text:p>105</text:p>
          </table:table-cell>
          <table:table-cell office:value-type="float" office:value="-15.9050863385105" calcext:value-type="float">
            <text:p>-15.90508633851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001" calcext:value-type="float">
            <text:p>50001</text:p>
          </table:table-cell>
          <table:table-cell office:value-type="float" office:value="158.922206556488" calcext:value-type="float">
            <text:p>158.922206556488</text:p>
          </table:table-cell>
          <table:table-cell office:value-type="float" office:value="119" calcext:value-type="float">
            <text:p>119</text:p>
          </table:table-cell>
          <table:table-cell office:value-type="float" office:value="-39.9222065564883" calcext:value-type="float">
            <text:p>-39.92220655648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441" calcext:value-type="float">
            <text:p>56441</text:p>
          </table:table-cell>
          <table:table-cell office:value-type="float" office:value="176.897996145606" calcext:value-type="float">
            <text:p>176.897996145606</text:p>
          </table:table-cell>
          <table:table-cell office:value-type="float" office:value="219" calcext:value-type="float">
            <text:p>219</text:p>
          </table:table-cell>
          <table:table-cell office:value-type="float" office:value="42.1020038543945" calcext:value-type="float">
            <text:p>42.10200385439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3222" calcext:value-type="float">
            <text:p>63222</text:p>
          </table:table-cell>
          <table:table-cell office:value-type="float" office:value="195.82560937601" calcext:value-type="float">
            <text:p>195.82560937601</text:p>
          </table:table-cell>
          <table:table-cell office:value-type="float" office:value="218" calcext:value-type="float">
            <text:p>218</text:p>
          </table:table-cell>
          <table:table-cell office:value-type="float" office:value="22.1743906239901" calcext:value-type="float">
            <text:p>22.174390623990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3098" calcext:value-type="float">
            <text:p>103098</text:p>
          </table:table-cell>
          <table:table-cell office:value-type="float" office:value="307.13035870142" calcext:value-type="float">
            <text:p>307.13035870142</text:p>
          </table:table-cell>
          <table:table-cell office:value-type="float" office:value="314" calcext:value-type="float">
            <text:p>314</text:p>
          </table:table-cell>
          <table:table-cell office:value-type="float" office:value="6.86964129858023" calcext:value-type="float">
            <text:p>6.8696412985802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a.A1:Data.D80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48:27.354553157</meta:creation-date>
    <meta:generator>LibreOffice/7.1.5.2$Linux_X86_64 LibreOffice_project/10$Build-2</meta:generator>
    <dc:date>2021-09-13T15:37:32.077570667</dc:date>
    <meta:editing-duration>PT2H7M44S</meta:editing-duration>
    <meta:editing-cycles>1</meta:editing-cycles>
    <meta:document-statistic meta:table-count="1" meta:cell-count="6466" meta:object-count="0"/>
  </office:meta>
</office:document-meta>
</file>